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8.41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8.789cm"/>
    </style:style>
    <style:style style:name="co6" style:family="table-column">
      <style:table-column-properties fo:break-before="auto" style:column-width="2.812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2.917cm"/>
    </style:style>
    <style:style style:name="co10" style:family="table-column">
      <style:table-column-properties fo:break-before="auto" style:column-width="2.614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border="none"/>
    </style:style>
    <style:style style:name="ce5" style:family="table-cell" style:parent-style-name="Default" style:data-style-name="N109"/>
    <style:style style:name="ce6" style:family="table-cell" style:parent-style-name="Default" style:data-style-name="N108">
      <style:text-properties fo:color="#ff0000"/>
    </style:style>
    <style:style style:name="ce7" style:family="table-cell" style:parent-style-name="Default" style:data-style-name="N115"/>
    <style:style style:name="ce8" style:family="table-cell" style:parent-style-name="Default" style:data-style-name="N111"/>
    <style:style style:name="ce9" style:family="table-cell" style:parent-style-name="Default" style:data-style-name="N110"/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cc99"/>
      <style:text-properties style:use-window-font-color="true"/>
    </style:style>
    <style:style style:name="ce15" style:family="table-cell" style:parent-style-name="Default">
      <style:table-cell-properties fo:background-color="#ffcc99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robo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Estudio del fenomeno de derrape en fase de aceleracion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1(kg)</text:p>
          </table:table-cell>
          <table:table-cell office:value-type="float" office:value="9">
            <text:p>9,000</text:p>
          </table:table-cell>
          <table:table-cell office:value-type="string">
            <text:p>Peso robot sobre el eje motriz</text:p>
          </table:table-cell>
          <table:table-cell table:number-columns-repeated="2"/>
        </table:table-row>
        <table:table-row table:style-name="ro1">
          <table:table-cell office:value-type="string">
            <text:p>P2(kg)</text:p>
          </table:table-cell>
          <table:table-cell office:value-type="float" office:value="9.9">
            <text:p>9,900</text:p>
          </table:table-cell>
          <table:table-cell office:value-type="string">
            <text:p>Peso de cubo al límite de agarre</text:p>
          </table:table-cell>
          <table:table-cell table:number-columns-repeated="2"/>
        </table:table-row>
        <table:table-row table:style-name="ro1">
          <table:table-cell office:value-type="string">
            <text:p>Ka</text:p>
          </table:table-cell>
          <table:table-cell table:formula="of:=[.B6]/[.B5]" office:value-type="float" office:value="1.1">
            <text:p>1,100</text:p>
          </table:table-cell>
          <table:table-cell office:value-type="string">
            <text:p>Coeficiente de aderenci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(m/s2)</text:p>
          </table:table-cell>
          <table:table-cell office:value-type="float" office:value="9.8">
            <text:p>9,800</text:p>
          </table:table-cell>
          <table:table-cell office:value-type="string">
            <text:p>Constante de gravedad</text:p>
          </table:table-cell>
          <table:table-cell table:number-columns-repeated="2"/>
        </table:table-row>
        <table:table-row table:style-name="ro1">
          <table:table-cell office:value-type="string">
            <text:p>d1(m)</text:p>
          </table:table-cell>
          <table:table-cell table:style-name="ce5" office:value-type="float" office:value="0.0925">
            <text:p>0,0925</text:p>
          </table:table-cell>
          <table:table-cell office:value-type="string">
            <text:p>Distancia del eje motriz al centro de masas</text:p>
          </table:table-cell>
          <table:table-cell table:number-columns-repeated="2"/>
        </table:table-row>
        <table:table-row table:style-name="ro1">
          <table:table-cell office:value-type="string">
            <text:p>d2(m)</text:p>
          </table:table-cell>
          <table:table-cell table:style-name="ce5" table:formula="of:=[.B12]-[.B10]" office:value-type="float" office:value="0.1505">
            <text:p>0,1505</text:p>
          </table:table-cell>
          <table:table-cell office:value-type="string">
            <text:p>Distancia del centro de masas al eje de apoyo</text:p>
          </table:table-cell>
          <table:table-cell table:number-columns-repeated="2"/>
        </table:table-row>
        <table:table-row table:style-name="ro1">
          <table:table-cell office:value-type="string">
            <text:p>d(m)</text:p>
          </table:table-cell>
          <table:table-cell table:style-name="ce5" office:value-type="float" office:value="0.243">
            <text:p>0,2430</text:p>
          </table:table-cell>
          <table:table-cell office:value-type="string">
            <text:p>Distancia entre eje motriz y eje de apoyo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table:style-name="ce5" office:value-type="float" office:value="0.141">
            <text:p>0,1410</text:p>
          </table:table-cell>
          <table:table-cell office:value-type="string">
            <text:p>Altura del centro de masas</text:p>
          </table:table-cell>
          <table:table-cell table:number-columns-repeated="2"/>
        </table:table-row>
        <table:table-row table:style-name="ro1">
          <table:table-cell office:value-type="string">
            <text:p>d3</text:p>
          </table:table-cell>
          <table:table-cell table:style-name="ce5" office:value-type="float" office:value="15">
            <text:p>15,0000</text:p>
          </table:table-cell>
          <table:table-cell office:value-type="string">
            <text:p>Distancia al centro de masas desde la cara derecha del robo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Para un robot asimetrico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Aceleracion:</text:p>
          </table:table-cell>
          <table:table-cell table:number-columns-repeated="4"/>
        </table:table-row>
        <table:table-row table:style-name="ro1">
          <table:table-cell office:value-type="string">
            <text:p>a_max1(g)</text:p>
          </table:table-cell>
          <table:table-cell table:formula="of:=[.B7]*[.B11]/([.B12]-([.B7]*[.B13]))" office:value-type="float" office:value="1.88339021615472">
            <text:p>1,883</text:p>
          </table:table-cell>
          <table:table-cell office:value-type="string">
            <text:p>Aceleracion máxima para no derrapar</text:p>
          </table:table-cell>
          <table:table-cell table:number-columns-repeated="2"/>
        </table:table-row>
        <table:table-row table:style-name="ro1">
          <table:table-cell office:value-type="string">
            <text:p>a_max2(g)</text:p>
          </table:table-cell>
          <table:table-cell table:formula="of:=[.B10]/[.B13]" office:value-type="float" office:value="0.656028368794326">
            <text:p>0,656</text:p>
          </table:table-cell>
          <table:table-cell office:value-type="string">
            <text:p>Aceleracion máxima para no hacer caballito</text:p>
          </table:table-cell>
          <table:table-cell table:number-columns-repeated="2"/>
        </table:table-row>
        <table:table-row table:style-name="ro1">
          <table:table-cell office:value-type="string">
            <text:p>a_max(m/s2)</text:p>
          </table:table-cell>
          <table:table-cell table:formula="of:=MIN([.B19];[.B20])*[.B9]" office:value-type="float" office:value="6.4290780141844">
            <text:p>6,429</text:p>
          </table:table-cell>
          <table:table-cell office:value-type="string">
            <text:p>Aceleracion máxima en acelerac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Frenado:</text:p>
          </table:table-cell>
          <table:table-cell table:number-columns-repeated="4"/>
        </table:table-row>
        <table:table-row table:style-name="ro1">
          <table:table-cell office:value-type="string">
            <text:p>a_max1(g)</text:p>
          </table:table-cell>
          <table:table-cell table:formula="of:=[.B7]*[.B11]/([.B12]+([.B7]*[.B13]))" office:value-type="float" office:value="0.415850288872143">
            <text:p>0,416</text:p>
          </table:table-cell>
          <table:table-cell office:value-type="string">
            <text:p>Aceleracion máxima para no derrapar</text:p>
          </table:table-cell>
          <table:table-cell table:number-columns-repeated="2"/>
        </table:table-row>
        <table:table-row table:style-name="ro1">
          <table:table-cell office:value-type="string">
            <text:p>a_max2(g)</text:p>
          </table:table-cell>
          <table:table-cell table:formula="of:=[.B11]/[.B13]" office:value-type="float" office:value="1.06737588652482">
            <text:p>1,067</text:p>
          </table:table-cell>
          <table:table-cell office:value-type="string">
            <text:p>Aceleracion máxima para no hacer caballito</text:p>
          </table:table-cell>
          <table:table-cell table:number-columns-repeated="2"/>
        </table:table-row>
        <table:table-row table:style-name="ro1">
          <table:table-cell office:value-type="string">
            <text:p>a_max(m/s2)</text:p>
          </table:table-cell>
          <table:table-cell table:formula="of:=MIN([.B24];[.B25])*[.B9]" office:value-type="float" office:value="4.075332830947">
            <text:p>4,075</text:p>
          </table:table-cell>
          <table:table-cell office:value-type="string">
            <text:p>Aceleracion máxima en frenad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<text:span text:style-name="T1">Nota:</text:span> aceleraciones con dirección de avance hacia el punto de apoyo, con direción de avanze contraria las aceleraciones de se intercambian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Eleccion del perfil de velocid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_max(m/s2)</text:p>
          </table:table-cell>
          <table:table-cell table:formula="of:=MIN([.B21];[.B26])" office:value-type="float" office:value="4.075332830947">
            <text:p>4,075</text:p>
          </table:table-cell>
          <table:table-cell office:value-type="string">
            <text:p>Aceleracion máxima</text:p>
          </table:table-cell>
          <table:table-cell table:number-columns-repeated="2"/>
        </table:table-row>
        <table:table-row table:style-name="ro1">
          <table:table-cell office:value-type="string">
            <text:p>a(m/s2)</text:p>
          </table:table-cell>
          <table:table-cell table:formula="of:=0.82" office:value-type="float" office:value="0.82">
            <text:p>0,820</text:p>
          </table:table-cell>
          <table:table-cell office:value-type="string">
            <text:p>Aceleracion de seguridad</text:p>
          </table:table-cell>
          <table:table-cell table:number-columns-repeated="2"/>
        </table:table-row>
        <table:table-row table:style-name="ro1">
          <table:table-cell office:value-type="string">
            <text:p>d(m)</text:p>
          </table:table-cell>
          <table:table-cell office:value-type="float" office:value="1">
            <text:p>1,000</text:p>
          </table:table-cell>
          <table:table-cell office:value-type="string">
            <text:p>Desplazamiento</text:p>
          </table:table-cell>
          <table:table-cell table:number-columns-repeated="2"/>
        </table:table-row>
        <table:table-row table:style-name="ro1">
          <table:table-cell office:value-type="string">
            <text:p>v_max(m)</text:p>
          </table:table-cell>
          <table:table-cell office:value-type="float" office:value="0.5">
            <text:p>0,500</text:p>
          </table:table-cell>
          <table:table-cell office:value-type="string">
            <text:p>Velocidad máxim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1, t3(s)</text:p>
          </table:table-cell>
          <table:table-cell table:formula="of:=[.B36]/[.B34]" office:value-type="float" office:value="0.609756097560976">
            <text:p>0,610</text:p>
          </table:table-cell>
          <table:table-cell office:value-type="string">
            <text:p>Duración de la fase de aceleración y frenado</text:p>
          </table:table-cell>
          <table:table-cell table:number-columns-repeated="2"/>
        </table:table-row>
        <table:table-row table:style-name="ro1">
          <table:table-cell office:value-type="string">
            <text:p>d1, d3(m)</text:p>
          </table:table-cell>
          <table:table-cell table:formula="of:=0.5*[.B34]*[.B38]^2" office:value-type="float" office:value="0.152439024390244">
            <text:p>0,152</text:p>
          </table:table-cell>
          <table:table-cell office:value-type="string">
            <text:p>Distancia recorrida en fase de aceleracion y frenado</text:p>
          </table:table-cell>
          <table:table-cell table:number-columns-repeated="2"/>
        </table:table-row>
        <table:table-row table:style-name="ro1">
          <table:table-cell office:value-type="string">
            <text:p>d2(m)</text:p>
          </table:table-cell>
          <table:table-cell table:formula="of:=[.B35]-[.B39]*2" office:value-type="float" office:value="0.695121951219512">
            <text:p>0,695</text:p>
          </table:table-cell>
          <table:table-cell office:value-type="string">
            <text:p>Distancia recorrida en fase de velocidad cte</text:p>
          </table:table-cell>
          <table:table-cell table:number-columns-repeated="2"/>
        </table:table-row>
        <table:table-row table:style-name="ro1">
          <table:table-cell office:value-type="string">
            <text:p>t2(s)</text:p>
          </table:table-cell>
          <table:table-cell table:formula="of:=[.B40]/[.B36]" office:value-type="float" office:value="1.39024390243902">
            <text:p>1,390</text:p>
          </table:table-cell>
          <table:table-cell office:value-type="string">
            <text:p>Duranción de la fase de velocidad cte</text:p>
          </table:table-cell>
          <table:table-cell table:number-columns-repeated="2"/>
        </table:table-row>
        <table:table-row table:style-name="ro1">
          <table:table-cell office:value-type="string">
            <text:p>t(s)</text:p>
          </table:table-cell>
          <table:table-cell table:formula="of:=[.B38]*2+[.B41]" office:value-type="float" office:value="2.60975609756098">
            <text:p>2,610</text:p>
          </table:table-cell>
          <table:table-cell office:value-type="string">
            <text:p>Duración del desplazamiento total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Cambio de sistema de unidades SI/robo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Unidades SI:</text:p>
          </table:table-cell>
          <table:table-cell table:number-columns-repeated="4"/>
        </table:table-row>
        <table:table-row table:style-name="ro1">
          <table:table-cell office:value-type="string">
            <text:p>d(m)</text:p>
          </table:table-cell>
          <table:table-cell office:value-type="float" office:value="1">
            <text:p>1,000</text:p>
          </table:table-cell>
          <table:table-cell office:value-type="string">
            <text:p>Distancia lineal</text:p>
          </table:table-cell>
          <table:table-cell table:number-columns-repeated="2"/>
        </table:table-row>
        <table:table-row table:style-name="ro1">
          <table:table-cell office:value-type="string">
            <text:p>v(m/s)</text:p>
          </table:table-cell>
          <table:table-cell office:value-type="float" office:value="0.6">
            <text:p>0,600</text:p>
          </table:table-cell>
          <table:table-cell office:value-type="string">
            <text:p>Velocidad lineal</text:p>
          </table:table-cell>
          <table:table-cell table:number-columns-repeated="2"/>
        </table:table-row>
        <table:table-row table:style-name="ro1">
          <table:table-cell office:value-type="string">
            <text:p>a(m/s2)</text:p>
          </table:table-cell>
          <table:table-cell office:value-type="float" office:value="0.82">
            <text:p>0,820</text:p>
          </table:table-cell>
          <table:table-cell office:value-type="string">
            <text:p>Aceleracion lineal</text:p>
          </table:table-cell>
          <table:table-cell table:number-columns-repeated="2"/>
        </table:table-row>
        <table:table-row table:style-name="ro1">
          <table:table-cell office:value-type="string">
            <text:p>alpha(grados)</text:p>
          </table:table-cell>
          <table:table-cell office:value-type="float" office:value="360">
            <text:p>360,000</text:p>
          </table:table-cell>
          <table:table-cell office:value-type="string">
            <text:p>Angul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Unidades robot:</text:p>
          </table:table-cell>
          <table:table-cell table:number-columns-repeated="4"/>
        </table:table-row>
        <table:table-row table:style-name="ro1">
          <table:table-cell office:value-type="string">
            <text:p>Ts(s)</text:p>
          </table:table-cell>
          <table:table-cell office:value-type="float" office:value="0.005">
            <text:p>0,005</text:p>
          </table:table-cell>
          <table:table-cell office:value-type="string">
            <text:p>Periodo de muestreo</text:p>
          </table:table-cell>
          <table:table-cell table:number-columns-repeated="2"/>
        </table:table-row>
        <table:table-row table:style-name="ro1">
          <table:table-cell office:value-type="string">
            <text:p>N(pulsos/vuelta)</text:p>
          </table:table-cell>
          <table:table-cell office:value-type="float" office:value="3600">
            <text:p>3600,000</text:p>
          </table:table-cell>
          <table:table-cell office:value-type="string">
            <text:p>Numero de pulsos del encoder</text:p>
          </table:table-cell>
          <table:table-cell table:number-columns-repeated="2"/>
        </table:table-row>
        <table:table-row table:style-name="ro1">
          <table:table-cell office:value-type="string">
            <text:p>Mult_N</text:p>
          </table:table-cell>
          <table:table-cell office:value-type="float" office:value="4">
            <text:p>4,000</text:p>
          </table:table-cell>
          <table:table-cell office:value-type="string">
            <text:p>Factor de multiplicacion de pulsos de encoder</text:p>
          </table:table-cell>
          <table:table-cell table:number-columns-repeated="2"/>
        </table:table-row>
        <table:table-row table:style-name="ro1">
          <table:table-cell office:value-type="string">
            <text:p>D_enc(m)</text:p>
          </table:table-cell>
          <table:table-cell office:value-type="float" office:value="0.055">
            <text:p>0,055</text:p>
          </table:table-cell>
          <table:table-cell office:value-type="string">
            <text:p>Diametro rueda del encoder</text:p>
          </table:table-cell>
          <table:table-cell table:number-columns-repeated="2"/>
        </table:table-row>
        <table:table-row table:style-name="ro1">
          <table:table-cell office:value-type="string">
            <text:p>d_track(m)</text:p>
          </table:table-cell>
          <table:table-cell office:value-type="float" office:value="0.292">
            <text:p>0,292</text:p>
          </table:table-cell>
          <table:table-cell office:value-type="string">
            <text:p>Distancia entre encoders</text:p>
          </table:table-cell>
          <table:table-cell table:number-columns-repeated="2"/>
        </table:table-row>
        <table:table-row table:style-name="ro1">
          <table:table-cell office:value-type="string">
            <text:p>K(pulsos/m)</text:p>
          </table:table-cell>
          <table:table-cell table:formula="of:=[.B55]*[.B56]/(3.1416*[.B57])" office:value-type="float" office:value="83339.1207722759">
            <text:p>83339,121</text:p>
          </table:table-cell>
          <table:table-cell office:value-type="string">
            <text:p>Constante de conversion lineal SI/robot</text:p>
          </table:table-cell>
          <table:table-cell table:number-columns-repeated="2"/>
        </table:table-row>
        <table:table-row table:style-name="ro1">
          <table:table-cell office:value-type="string">
            <text:p>K_mult</text:p>
          </table:table-cell>
          <table:table-cell office:value-type="float" office:value="10">
            <text:p>10,000</text:p>
          </table:table-cell>
          <table:table-cell office:value-type="string">
            <text:p>Factor de multiplicacion de K para poder trabajar con aceleraciones entera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ef_d(pulsos/m)</text:p>
          </table:table-cell>
          <table:table-cell table:formula="of:=[.B59]*[.B60]" office:value-type="float" office:value="833391.207722759">
            <text:p>833391,208</text:p>
          </table:table-cell>
          <table:table-cell office:value-type="string">
            <text:p>Coeficiente de conversion de distancia</text:p>
          </table:table-cell>
          <table:table-cell table:number-columns-repeated="2"/>
        </table:table-row>
        <table:table-row table:style-name="ro1">
          <table:table-cell office:value-type="string">
            <text:p>coef_v((pulsos/Ts)/(m/s))</text:p>
          </table:table-cell>
          <table:table-cell table:formula="of:=[.B59]*[.B60]*[.B54]" office:value-type="float" office:value="4166.95603861379">
            <text:p>4166,956</text:p>
          </table:table-cell>
          <table:table-cell office:value-type="string">
            <text:p>Coeficiente de conversion de velocidad</text:p>
          </table:table-cell>
          <table:table-cell table:number-columns-repeated="2"/>
        </table:table-row>
        <table:table-row table:style-name="ro1">
          <table:table-cell office:value-type="string">
            <text:p>coef_a((pulsos/Ts2)/(m/s2))</text:p>
          </table:table-cell>
          <table:table-cell table:formula="of:=[.B59]*[.B60]*[.B54]^2" office:value-type="float" office:value="20.834780193069">
            <text:p>20,835</text:p>
          </table:table-cell>
          <table:table-cell office:value-type="string">
            <text:p>Coeficiente de conversión de aceleracio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ef_alpha(pulsos/grado)</text:p>
          </table:table-cell>
          <table:table-cell table:formula="of:=3.1416*[.B58]*[.B62]/36" office:value-type="float" office:value="21236.3636363636">
            <text:p>21236,364</text:p>
          </table:table-cell>
          <table:table-cell office:value-type="string">
            <text:p>Coeficiente de conversion de angul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_rob(pulsos)</text:p>
          </table:table-cell>
          <table:table-cell table:style-name="ce6" table:formula="of:=[.B62]*[.B48]" office:value-type="float" office:value="833391.207722759">
            <text:p>833391,208</text:p>
          </table:table-cell>
          <table:table-cell office:value-type="string">
            <text:p>Distancia lineal</text:p>
          </table:table-cell>
          <table:table-cell table:number-columns-repeated="2"/>
        </table:table-row>
        <table:table-row table:style-name="ro1">
          <table:table-cell office:value-type="string">
            <text:p>v_rob(pulsos/Ts)</text:p>
          </table:table-cell>
          <table:table-cell table:style-name="ce6" table:formula="of:=[.B63]*[.B49]" office:value-type="float" office:value="2500.17362316828">
            <text:p>2500,174</text:p>
          </table:table-cell>
          <table:table-cell office:value-type="string">
            <text:p>Velocidad lineal</text:p>
          </table:table-cell>
          <table:table-cell table:number-columns-repeated="2"/>
        </table:table-row>
        <table:table-row table:style-name="ro1">
          <table:table-cell office:value-type="string">
            <text:p>a_rob(d(pulsos/Ts))</text:p>
          </table:table-cell>
          <table:table-cell table:style-name="ce6" table:formula="of:=[.B64]*[.B50]" office:value-type="float" office:value="17.0845197583166">
            <text:p>17,085</text:p>
          </table:table-cell>
          <table:table-cell office:value-type="string">
            <text:p>Aceleracion lineal</text:p>
          </table:table-cell>
          <table:table-cell/>
          <table:table-cell table:formula="of:=17/[.B64]" office:value-type="float" office:value="0.815943333333333">
            <text:p>0,82</text:p>
          </table:table-cell>
        </table:table-row>
        <table:table-row table:style-name="ro1">
          <table:table-cell office:value-type="string">
            <text:p>alpha_rob(pulsos)</text:p>
          </table:table-cell>
          <table:table-cell table:formula="of:=[.B51]*[.B66]" office:value-type="float" office:value="7645090.90909091">
            <text:p>7645090,909</text:p>
          </table:table-cell>
          <table:table-cell office:value-type="string">
            <text:p>Angulo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Calibración de d_track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pha_1(grados)</text:p>
          </table:table-cell>
          <table:table-cell office:value-type="float" office:value="0">
            <text:p>0,000</text:p>
          </table:table-cell>
          <table:table-cell office:value-type="string">
            <text:p>Angulo de partido</text:p>
          </table:table-cell>
          <table:table-cell table:number-columns-repeated="2"/>
        </table:table-row>
        <table:table-row table:style-name="ro1">
          <table:table-cell office:value-type="string">
            <text:p>alpha_2(grados)</text:p>
          </table:table-cell>
          <table:table-cell office:value-type="float" office:value="3600">
            <text:p>3600,000</text:p>
          </table:table-cell>
          <table:table-cell office:value-type="string">
            <text:p>Angulo final teorico</text:p>
          </table:table-cell>
          <table:table-cell table:formula="of:=[.B79]/[.B71]" office:value-type="float" office:value="3600">
            <text:p>36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pha_2(pulsos)</text:p>
          </table:table-cell>
          <table:table-cell table:formula="of:=[.B71]*[.B77]" office:value-type="float" office:value="27522327272.7273">
            <text:p>27522327272,727</text:p>
          </table:table-cell>
          <table:table-cell office:value-type="string">
            <text:p>Angulo final teorico</text:p>
          </table:table-cell>
          <table:table-cell table:number-columns-repeated="2"/>
        </table:table-row>
        <table:table-row table:style-name="ro1">
          <table:table-cell office:value-type="string">
            <text:p>alpha_3(grados)</text:p>
          </table:table-cell>
          <table:table-cell office:value-type="float" office:value="30">
            <text:p>30,000</text:p>
          </table:table-cell>
          <table:table-cell office:value-type="string">
            <text:p>Alngulo final medido</text:p>
          </table:table-cell>
          <table:table-cell table:number-columns-repeated="2"/>
        </table:table-row>
        <table:table-row table:style-name="ro1">
          <table:table-cell office:value-type="string">
            <text:p>d_track_virtual(m)</text:p>
          </table:table-cell>
          <table:table-cell table:style-name="ce7" table:formula="of:=[.B58]*[.C87]" office:value-type="float" office:value="0.291027518399104">
            <text:p>0,291027518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</text:p>
          </table:table-cell>
          <table:table-cell table:style-name="Default" office:value-type="float" office:value="48.5">
            <text:p>48,5</text:p>
          </table:table-cell>
          <table:table-cell table:number-columns-repeated="3"/>
        </table:table-row>
        <table:table-row table:style-name="ro1">
          <table:table-cell table:style-name="ce3" office:value-type="string">
            <text:p>b</text:p>
          </table:table-cell>
          <table:table-cell table:style-name="Default" office:value-type="float" office:value="10.4">
            <text:p>10,4</text:p>
          </table:table-cell>
          <table:table-cell table:formula="of:=[.B79]/(3600+[.B87])" office:value-type="float" office:value="7619629.57263108">
            <text:p>7619629,57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</text:p>
          </table:table-cell>
          <table:table-cell table:style-name="Default" office:value-type="float" office:value="49.9">
            <text:p>49,9</text:p>
          </table:table-cell>
          <table:table-cell table:number-columns-repeated="3"/>
        </table:table-row>
        <table:table-row table:style-name="ro1">
          <table:table-cell office:value-type="string">
            <text:p>alpha(grados)</text:p>
          </table:table-cell>
          <table:table-cell table:formula="of:=ACOS([.B83]/[.B85])*360/(2*3.1416)" office:value-type="float" office:value="13.6041373427766">
            <text:p>13,604</text:p>
          </table:table-cell>
          <table:table-cell table:number-columns-repeated="3"/>
        </table:table-row>
        <table:table-row table:style-name="ro1">
          <table:table-cell/>
          <table:table-cell table:formula="of:=ASIN([.B84]/[.B85])*360/(2*3.1416)" office:value-type="float" office:value="12.0295626423366">
            <text:p>12,030</text:p>
          </table:table-cell>
          <table:table-cell table:style-name="ce7" table:formula="of:=[.C84]/[.B71]" office:value-type="float" office:value="0.996669583558575">
            <text:p>0,9966695836</text:p>
          </table:table-cell>
          <table:table-cell table:number-columns-repeated="2"/>
        </table:table-row>
        <table:table-row table:style-name="ro1">
          <table:table-cell/>
          <table:table-cell table:formula="of:=ATAN([.B84]/[.B83])*360/(2*3.1416)" office:value-type="float" office:value="12.1027963309059">
            <text:p>12,10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68]/2.515" office:value-type="float" office:value="331368.273448413">
            <text:p>331368,273</text:p>
          </table:table-cell>
          <table:table-cell/>
          <table:table-cell table:style-name="ce9" table:formula="of:=1000/[.B62]" office:value-type="float" office:value="0.00119991666666667">
            <text:p>0,00120</text:p>
          </table:table-cell>
          <table:table-cell/>
        </table:table-row>
        <table:table-row table:style-name="ro1">
          <table:table-cell/>
          <table:table-cell table:style-name="ce8" table:formula="of:=(1-([.B90]/[.B62]))" office:value-type="float" office:value="0.602385685884692">
            <text:p>0,602386</text:p>
          </table:table-cell>
          <table:table-cell table:number-columns-repeated="3"/>
        </table:table-row>
        <table:table-row table:style-name="ro1">
          <table:table-cell/>
          <table:table-cell table:style-name="ce9"/>
          <table:table-cell table:number-columns-repeated="3"/>
        </table:table-row>
        <table:table-row table:style-name="ro1">
          <table:table-cell/>
          <table:table-cell table:formula="of:=[.B62]*[.B91]" office:value-type="float" office:value="502022.934274346">
            <text:p>502022,934</text:p>
          </table:table-cell>
          <table:table-cell table:number-columns-repeated="3"/>
        </table:table-row>
        <table:table-row table:style-name="ro1" table:number-rows-repeated="6544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eacon" table:style-name="ta1" table:print="false"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N(p)</text:p>
          </table:table-cell>
          <table:table-cell office:value-type="float" office:value="16">
            <text:p>16</text:p>
          </table:table-cell>
          <table:table-cell office:value-type="string">
            <text:p>Pulsos por vuelta de encoder</text:p>
          </table:table-cell>
        </table:table-row>
        <table:table-row table:style-name="ro1">
          <table:table-cell office:value-type="string">
            <text:p>Mult</text:p>
          </table:table-cell>
          <table:table-cell office:value-type="float" office:value="4">
            <text:p>4</text:p>
          </table:table-cell>
          <table:table-cell office:value-type="string">
            <text:p>Factor de multiplicación de pulsos de encoder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float" office:value="10">
            <text:p>10</text:p>
          </table:table-cell>
          <table:table-cell office:value-type="string">
            <text:p>Reductora mecanica</text:p>
          </table:table-cell>
        </table:table-row>
        <table:table-row table:style-name="ro1">
          <table:table-cell office:value-type="string">
            <text:p>Nb(p/rev)</text:p>
          </table:table-cell>
          <table:table-cell table:formula="of:=[.B4]*[.B5]*[.B6]" office:value-type="float" office:value="640">
            <text:p>640</text:p>
          </table:table-cell>
          <table:table-cell office:value-type="string">
            <text:p>Pulsos por vuelta de baliz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1(deg/p)</text:p>
          </table:table-cell>
          <table:table-cell table:formula="of:=360/[.B7]" office:value-type="float" office:value="0.5625">
            <text:p>0,56</text:p>
          </table:table-cell>
          <table:table-cell office:value-type="string">
            <text:p>Resolucion de medida de angulo con encoder</text:p>
          </table:table-cell>
        </table:table-row>
        <table:table-row table:style-name="ro1">
          <table:table-cell office:value-type="string">
            <text:p>G1(p/deg)</text:p>
          </table:table-cell>
          <table:table-cell table:formula="of:=1/[.B9]" office:value-type="float" office:value="1.77777777777778">
            <text:p>1,7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s</text:p>
          </table:table-cell>
          <table:table-cell table:style-name="ce3" office:value-type="float" office:value="0.005">
            <text:p>0,005</text:p>
          </table:table-cell>
          <table:table-cell office:value-type="string">
            <text:p>Periodo muestreo cs velocidad</text:p>
          </table:table-cell>
        </table:table-row>
        <table:table-row table:style-name="ro1">
          <table:table-cell office:value-type="string">
            <text:p>coef_vel</text:p>
          </table:table-cell>
          <table:table-cell table:formula="of:=[.B7]*[.B12]" office:value-type="float" office:value="3.2">
            <text:p>3,2</text:p>
          </table:table-cell>
          <table:table-cell office:value-type="string">
            <text:p>Coeficiente de conversion entre rev/s y p/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el(rev/s)</text:p>
          </table:table-cell>
          <table:table-cell office:value-type="float" office:value="10">
            <text:p>10</text:p>
          </table:table-cell>
          <table:table-cell office:value-type="string">
            <text:p>Velocidad angular de la baliza en SI</text:p>
          </table:table-cell>
        </table:table-row>
        <table:table-row table:style-name="ro1">
          <table:table-cell office:value-type="string">
            <text:p>vel(p/Ts)</text:p>
          </table:table-cell>
          <table:table-cell table:formula="of:=[.B15]*[.B13]" office:value-type="float" office:value="32">
            <text:p>32</text:p>
          </table:table-cell>
          <table:table-cell office:value-type="string">
            <text:p>Velocidad angular de la baliza en unidades de baliza</text:p>
          </table:table-cell>
        </table:table-row>
      </table:table>
      <table:table table:name="Export_Matlab" table:style-name="ta1" table:print="false">
        <table:table-column table:style-name="co4" table:number-columns-repeated="3" table:default-cell-style-name="Default"/>
        <table:table-row table:style-name="ro1">
          <table:table-cell office:value-type="float" office:value="36">
            <text:p>36</text:p>
          </table:table-cell>
          <table:table-cell office:value-type="float" office:value="1640">
            <text:p>164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60">
            <text:p>216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50">
            <text:p>25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00">
            <text:p>28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80">
            <text:p>29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90">
            <text:p>309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190">
            <text:p>319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230">
            <text:p>32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70">
            <text:p>32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300">
            <text:p>33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10">
            <text:p>33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30">
            <text:p>33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350">
            <text:p>33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50">
            <text:p>33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60">
            <text:p>336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80">
            <text:p>33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380">
            <text:p>33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360">
            <text:p>336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350">
            <text:p>33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350">
            <text:p>33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40">
            <text:p>334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330">
            <text:p>33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30">
            <text:p>33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310">
            <text:p>33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320">
            <text:p>332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300">
            <text:p>33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300">
            <text:p>33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290">
            <text:p>329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280">
            <text:p>32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270">
            <text:p>32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70">
            <text:p>32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0">
            <text:p>32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250">
            <text:p>32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240">
            <text:p>324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220">
            <text:p>322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30">
            <text:p>32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30">
            <text:p>32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00">
            <text:p>32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20">
            <text:p>322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210">
            <text:p>32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80">
            <text:p>31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170">
            <text:p>31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120">
            <text:p>312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50">
            <text:p>30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10">
            <text:p>30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940">
            <text:p>294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860">
            <text:p>286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780">
            <text:p>27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10">
            <text:p>27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640">
            <text:p>264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50">
            <text:p>25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80">
            <text:p>24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10">
            <text:p>24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360">
            <text:p>236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70">
            <text:p>22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200">
            <text:p>22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130">
            <text:p>21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050">
            <text:p>205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70">
            <text:p>197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910">
            <text:p>19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0">
            <text:p>18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10">
            <text:p>17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10">
            <text:p>16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30">
            <text:p>15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30">
            <text:p>14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310">
            <text:p>131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230">
            <text:p>12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100">
            <text:p>11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0">
            <text:p>93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80">
            <text:p>78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60">
            <text:p>760</text:p>
          </table:table-cell>
          <table:table-cell office:value-type="string">
            <text:p>;</text:p>
          </table:table-cell>
        </table:table-row>
      </table:table>
      <table:table table:name="beacon_calb2" table:style-name="ta1" table:print="false"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Despuses de ajustar el angulo del keyence.</text:p>
          </table:table-cell>
          <table:table-cell table:number-columns-repeated="5"/>
        </table:table-row>
        <table:table-row table:style-name="ro1">
          <table:table-cell office:value-type="string">
            <text:p>d(cm)</text:p>
          </table:table-cell>
          <table:table-cell office:value-type="string">
            <text:p>size(counts)/1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7">
            <text:p>417</text:p>
          </table:table-cell>
          <table:table-cell office:value-type="string">
            <text:p>;</text:p>
          </table:table-cell>
          <table:table-cell office:value-type="string">
            <text:p>period</text:p>
          </table:table-cell>
          <table:table-cell office:value-type="float" office:value="92500">
            <text:p>92500</text:p>
          </table:table-cell>
          <table:table-cell>
            <draw:frame table:end-cell-address="beacon_calb2.O31" table:end-x="1.297cm" table:end-y="0.043cm" draw:z-index="0" draw:style-name="gr1" svg:width="19.987cm" svg:height="12.57cm" svg:x="1.633cm" svg:y="0.217cm">
              <draw:object draw:notify-on-update-of-ranges="beacon_calb2.A3:beacon_calb2.A35 beacon_calb2.B3:beacon_calb2.B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0">
            <text:p>41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3">
            <text:p>40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6">
            <text:p>396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2">
            <text:p>392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7">
            <text:p>387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0">
            <text:p>38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1">
            <text:p>371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3">
            <text:p>36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53">
            <text:p>35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42">
            <text:p>342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30">
            <text:p>33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8">
            <text:p>318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05">
            <text:p>305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93">
            <text:p>29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80">
            <text:p>28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5">
            <text:p>265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3">
            <text:p>25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2">
            <text:p>242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30">
            <text:p>23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6">
            <text:p>206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97">
            <text:p>197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6">
            <text:p>186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5">
            <text:p>175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8">
            <text:p>138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3">
            <text:p>12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03">
            <text:p>103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7">
            <text:p>87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0">
            <text:p>70</text:p>
          </table:table-cell>
          <table:table-cell office:value-type="string">
            <text:p>;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5">
            <text:p>65</text:p>
          </table:table-cell>
          <table:table-cell office:value-type="string">
            <text:p>;</text:p>
          </table:table-cell>
          <table:table-cell table:number-columns-repeated="3"/>
        </table:table-row>
      </table:table>
      <table:table table:name="beacon_calb3" table:style-name="ta1" table:print="false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1018" table:default-cell-style-name="Default"/>
        <table:table-row table:style-name="ro1">
          <table:table-cell office:value-type="string">
            <text:p>Con la baliza en las posicione fijas del campo.</text:p>
          </table:table-cell>
          <table:table-cell table:number-columns-repeated="1023"/>
        </table:table-row>
        <table:table-row table:style-name="ro1">
          <table:table-cell office:value-type="string">
            <text:p>period(counts)</text:p>
          </table:table-cell>
          <table:table-cell office:value-type="float" office:value="92500">
            <text:p>92500</text:p>
          </table:table-cell>
          <table:table-cell table:number-columns-repeated="1022"/>
        </table:table-row>
        <table:table-row table:style-name="ro1">
          <table:table-cell office:value-type="string">
            <text:p>T_timer(us)</text:p>
          </table:table-cell>
          <table:table-cell table:style-name="ce12" office:value-type="float" office:value="1.6">
            <text:p>1,6</text:p>
          </table:table-cell>
          <table:table-cell table:number-columns-repeated="1022"/>
        </table:table-row>
        <table:table-row table:style-name="ro1">
          <table:table-cell office:value-type="string">
            <text:p>v(rev/s)</text:p>
          </table:table-cell>
          <table:table-cell table:style-name="ce12" table:formula="of:=1/([.B2]*[.B3]*0.000001)" office:value-type="float" office:value="6.75675675675676">
            <text:p>6,76</text:p>
          </table:table-cell>
          <table:table-cell table:number-columns-repeated="1022"/>
        </table:table-row>
        <table:table-row table:style-name="ro1">
          <table:table-cell office:value-type="string">
            <text:p>beta (rad)</text:p>
          </table:table-cell>
          <table:table-cell office:value-type="float" office:value="0.15">
            <text:p>0,15</text:p>
          </table:table-cell>
          <table:table-cell table:number-columns-repeated="1022"/>
        </table:table-row>
        <table:table-row table:style-name="ro1">
          <table:table-cell office:value-type="string">
            <text:p>tamaño_baliza</text:p>
          </table:table-cell>
          <table:table-cell table:style-name="ce12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1">
          <table:table-cell table:style-name="ce11" office:value-type="string">
            <text:p>d(cm)</text:p>
          </table:table-cell>
          <table:table-cell table:style-name="ce13" office:value-type="string">
            <text:p>size(counts)</text:p>
          </table:table-cell>
          <table:table-cell table:style-name="ce13"/>
          <table:table-cell table:style-name="ce13" office:value-type="string">
            <text:p>time(us)</text:p>
          </table:table-cell>
          <table:table-cell table:style-name="ce13" office:value-type="string">
            <text:p>angulo</text:p>
          </table:table-cell>
          <table:table-cell table:style-name="ce13" office:value-type="string">
            <text:p>tamaño_pulso</text:p>
          </table:table-cell>
          <table:table-cell table:style-name="ce13" office:value-type="string">
            <text:p>tamaño_spot</text:p>
          </table:table-cell>
          <table:table-cell table:style-name="ce13" office:value-type="string">
            <text:p>beta(rad)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incremento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incremento</text:p>
          </table:table-cell>
          <table:table-cell table:style-name="ce13" office:value-type="string">
            <text:p>error</text:p>
          </table:table-cell>
          <table:table-cell table:style-name="ce13"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150">
            <text:p>10150</text:p>
          </table:table-cell>
          <table:table-cell office:value-type="string">
            <text:p>;</text:p>
          </table:table-cell>
          <table:table-cell table:formula="of:=[.B9]*[.$B$3]" office:value-type="float" office:value="16240">
            <text:p>16240</text:p>
          </table:table-cell>
          <table:table-cell table:formula="of:=[.B9]*360/[.$B$2]" office:value-type="float" office:value="39.5027027027027">
            <text:p>39,50</text:p>
          </table:table-cell>
          <table:table-cell table:formula="of:=2*3.1416*[.A9]*[.D9]*0.000001*[.$B$4]" office:value-type="float" office:value="10.3418075675676">
            <text:p>10,34</text:p>
          </table:table-cell>
          <table:table-cell table:formula="of:=[.F9]-[.$B$6]" office:value-type="float" office:value="5.34180756756757">
            <text:p>5,34</text:p>
          </table:table-cell>
          <table:table-cell table:formula="of:=2*ATAN((([.F10]/2)-([.F9]/2))/([.A10]-[.A9]))" office:value-type="float" office:value="0.1700842656612">
            <text:p>0,17</text:p>
          </table:table-cell>
          <table:table-cell table:style-name="ce14" table:formula="of:=(([.F9]-[.$B$6])/2)/TAN([.$B$5]/2)" office:value-type="float" office:value="35.5452528027112">
            <text:p>35,55</text:p>
          </table:table-cell>
          <table:table-cell table:style-name="ce14" table:formula="of:=[.I10]-[.I9]" office:value-type="float" office:value="5.67252273700539">
            <text:p>5,67</text:p>
          </table:table-cell>
          <table:table-cell table:style-name="ce14" table:formula="of:=[.A9]-[.I9]" office:value-type="float" office:value="-20.5452528027112">
            <text:p>-20,55</text:p>
          </table:table-cell>
          <table:table-cell table:formula="of:=(([.F9]-[.$C$6])/2)/TAN([.$B$5]/2)" office:value-type="float" office:value="-64.2671768471002">
            <text:p>-64,27</text:p>
          </table:table-cell>
          <table:table-cell table:formula="of:=[.L10]-[.L9]" office:value-type="float" office:value="5.67252273700539">
            <text:p>5,67</text:p>
          </table:table-cell>
          <table:table-cell table:formula="of:=[.A9]-[.L9]" office:value-type="float" office:value="79.2671768471002">
            <text:p>79,27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240">
            <text:p>8240</text:p>
          </table:table-cell>
          <table:table-cell office:value-type="string">
            <text:p>;</text:p>
          </table:table-cell>
          <table:table-cell table:formula="of:=[.B10]*[.$B$3]" office:value-type="float" office:value="13184">
            <text:p>13184</text:p>
          </table:table-cell>
          <table:table-cell table:formula="of:=[.B10]*360/[.$B$2]" office:value-type="float" office:value="32.0691891891892">
            <text:p>32,07</text:p>
          </table:table-cell>
          <table:table-cell table:formula="of:=2*3.1416*[.A10]*[.D10]*0.000001*[.$B$4]" office:value-type="float" office:value="11.194284972973">
            <text:p>11,19</text:p>
          </table:table-cell>
          <table:table-cell table:formula="of:=[.F10]-[.$B$6]" office:value-type="float" office:value="6.19428497297297">
            <text:p>6,19</text:p>
          </table:table-cell>
          <table:table-cell table:formula="of:=2*ATAN((([.F11]/2)-([.F10]/2))/([.A11]-[.A10]))" office:value-type="float" office:value="0.209127326438926">
            <text:p>0,21</text:p>
          </table:table-cell>
          <table:table-cell table:style-name="ce14" table:formula="of:=(([.F10]-[.$B$6])/2)/TAN([.$B$5]/2)" office:value-type="float" office:value="41.2177755397166">
            <text:p>41,22</text:p>
          </table:table-cell>
          <table:table-cell table:style-name="ce14" table:formula="of:=[.I11]-[.I10]" office:value-type="float" office:value="6.98330488340503">
            <text:p>6,98</text:p>
          </table:table-cell>
          <table:table-cell table:style-name="ce14" table:formula="of:=[.A10]-[.I10]" office:value-type="float" office:value="-21.2177755397166">
            <text:p>-21,22</text:p>
          </table:table-cell>
          <table:table-cell table:formula="of:=(([.F10]-[.$C$6])/2)/TAN([.$B$5]/2)" office:value-type="float" office:value="-58.5946541100948">
            <text:p>-58,59</text:p>
          </table:table-cell>
          <table:table-cell table:formula="of:=[.L11]-[.L10]" office:value-type="float" office:value="6.98330488340503">
            <text:p>6,98</text:p>
          </table:table-cell>
          <table:table-cell table:formula="of:=[.A10]-[.L10]" office:value-type="float" office:value="78.5946541100948">
            <text:p>78,59</text:p>
          </table:table-cell>
          <table:table-cell/>
          <table:table-cell>
            <draw:frame table:end-cell-address="beacon_calb3.V28" table:end-x="0.367cm" table:end-y="0.386cm" draw:z-index="2" draw:style-name="gr1" svg:width="13.067cm" svg:height="8.239cm" svg:x="0.849cm" svg:y="0.34cm">
              <draw:object draw:notify-on-update-of-ranges="beacon_calb3.A9:beacon_calb3.A63 beacon_calb3.A9:beacon_calb3.A63 beacon_calb3.I9:beacon_calb3.I63 beacon_calb3.A9:beacon_calb3.A63 beacon_calb3.A9:beacon_calb3.A6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10">
            <text:p>7210</text:p>
          </table:table-cell>
          <table:table-cell office:value-type="string">
            <text:p>;</text:p>
          </table:table-cell>
          <table:table-cell table:formula="of:=[.B11]*[.$B$3]" office:value-type="float" office:value="11536">
            <text:p>11536</text:p>
          </table:table-cell>
          <table:table-cell table:formula="of:=[.B11]*360/[.$B$2]" office:value-type="float" office:value="28.0605405405405">
            <text:p>28,06</text:p>
          </table:table-cell>
          <table:table-cell table:formula="of:=2*3.1416*[.A11]*[.D11]*0.000001*[.$B$4]" office:value-type="float" office:value="12.2437491891892">
            <text:p>12,24</text:p>
          </table:table-cell>
          <table:table-cell table:formula="of:=[.F11]-[.$B$6]" office:value-type="float" office:value="7.24374918918919">
            <text:p>7,24</text:p>
          </table:table-cell>
          <table:table-cell table:formula="of:=2*ATAN((([.F12]/2)-([.F11]/2))/([.A12]-[.A11]))" office:value-type="float" office:value="0.284045202649451">
            <text:p>0,28</text:p>
          </table:table-cell>
          <table:table-cell table:style-name="ce14" table:formula="of:=(([.F11]-[.$B$6])/2)/TAN([.$B$5]/2)" office:value-type="float" office:value="48.2010804231216">
            <text:p>48,20</text:p>
          </table:table-cell>
          <table:table-cell table:style-name="ce14" table:formula="of:=[.I12]-[.I11]" office:value-type="float" office:value="9.51447040748713">
            <text:p>9,51</text:p>
          </table:table-cell>
          <table:table-cell table:style-name="ce14" table:formula="of:=[.A11]-[.I11]" office:value-type="float" office:value="-23.2010804231216">
            <text:p>-23,20</text:p>
          </table:table-cell>
          <table:table-cell table:formula="of:=(([.F11]-[.$C$6])/2)/TAN([.$B$5]/2)" office:value-type="float" office:value="-51.6113492266898">
            <text:p>-51,61</text:p>
          </table:table-cell>
          <table:table-cell table:formula="of:=[.L12]-[.L11]" office:value-type="float" office:value="9.51447040748714">
            <text:p>9,51</text:p>
          </table:table-cell>
          <table:table-cell table:formula="of:=[.A11]-[.L11]" office:value-type="float" office:value="76.6113492266898">
            <text:p>76,61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710">
            <text:p>6710</text:p>
          </table:table-cell>
          <table:table-cell office:value-type="string">
            <text:p>;</text:p>
          </table:table-cell>
          <table:table-cell table:formula="of:=[.B12]*[.$B$3]" office:value-type="float" office:value="10736">
            <text:p>10736</text:p>
          </table:table-cell>
          <table:table-cell table:formula="of:=[.B12]*360/[.$B$2]" office:value-type="float" office:value="26.1145945945946">
            <text:p>26,11</text:p>
          </table:table-cell>
          <table:table-cell table:formula="of:=2*3.1416*[.A12]*[.D12]*0.000001*[.$B$4]" office:value-type="float" office:value="13.6736017297297">
            <text:p>13,67</text:p>
          </table:table-cell>
          <table:table-cell table:formula="of:=[.F12]-[.$B$6]" office:value-type="float" office:value="8.67360172972973">
            <text:p>8,67</text:p>
          </table:table-cell>
          <table:table-cell table:formula="of:=2*ATAN((([.F13]/2)-([.F12]/2))/([.A13]-[.A12]))" office:value-type="float" office:value="0.310619277032179">
            <text:p>0,31</text:p>
          </table:table-cell>
          <table:table-cell table:style-name="ce14" table:formula="of:=(([.F12]-[.$B$6])/2)/TAN([.$B$5]/2)" office:value-type="float" office:value="57.7155508306088">
            <text:p>57,72</text:p>
          </table:table-cell>
          <table:table-cell table:style-name="ce14" table:formula="of:=[.I13]-[.I12]" office:value-type="float" office:value="10.4184580946593">
            <text:p>10,42</text:p>
          </table:table-cell>
          <table:table-cell table:style-name="ce14" table:formula="of:=[.A12]-[.I12]" office:value-type="float" office:value="-27.7155508306087">
            <text:p>-27,72</text:p>
          </table:table-cell>
          <table:table-cell table:formula="of:=(([.F12]-[.$C$6])/2)/TAN([.$B$5]/2)" office:value-type="float" office:value="-42.0968788192027">
            <text:p>-42,10</text:p>
          </table:table-cell>
          <table:table-cell table:formula="of:=[.L13]-[.L12]" office:value-type="float" office:value="10.4184580946593">
            <text:p>10,42</text:p>
          </table:table-cell>
          <table:table-cell table:formula="of:=[.A12]-[.L12]" office:value-type="float" office:value="72.0968788192027">
            <text:p>72,10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10">
            <text:p>6410</text:p>
          </table:table-cell>
          <table:table-cell office:value-type="string">
            <text:p>;</text:p>
          </table:table-cell>
          <table:table-cell table:formula="of:=[.B13]*[.$B$3]" office:value-type="float" office:value="10256">
            <text:p>10256</text:p>
          </table:table-cell>
          <table:table-cell table:formula="of:=[.B13]*360/[.$B$2]" office:value-type="float" office:value="24.947027027027">
            <text:p>24,95</text:p>
          </table:table-cell>
          <table:table-cell table:formula="of:=2*3.1416*[.A13]*[.D13]*0.000001*[.$B$4]" office:value-type="float" office:value="15.2393072432432">
            <text:p>15,24</text:p>
          </table:table-cell>
          <table:table-cell table:formula="of:=[.F13]-[.$B$6]" office:value-type="float" office:value="10.2393072432432">
            <text:p>10,24</text:p>
          </table:table-cell>
          <table:table-cell table:formula="of:=2*ATAN((([.F14]/2)-([.F13]/2))/([.A14]-[.A13]))" office:value-type="float" office:value="0.329156129702973">
            <text:p>0,33</text:p>
          </table:table-cell>
          <table:table-cell table:style-name="ce14" table:formula="of:=(([.F13]-[.$B$6])/2)/TAN([.$B$5]/2)" office:value-type="float" office:value="68.1340089252681">
            <text:p>68,13</text:p>
          </table:table-cell>
          <table:table-cell table:style-name="ce14" table:formula="of:=[.I14]-[.I13]" office:value-type="float" office:value="11.0512494756798">
            <text:p>11,05</text:p>
          </table:table-cell>
          <table:table-cell table:style-name="ce14" table:formula="of:=[.A13]-[.I13]" office:value-type="float" office:value="-33.134008925268">
            <text:p>-33,13</text:p>
          </table:table-cell>
          <table:table-cell table:formula="of:=(([.F13]-[.$C$6])/2)/TAN([.$B$5]/2)" office:value-type="float" office:value="-31.6784207245434">
            <text:p>-31,68</text:p>
          </table:table-cell>
          <table:table-cell table:formula="of:=[.L14]-[.L13]" office:value-type="float" office:value="11.0512494756798">
            <text:p>11,05</text:p>
          </table:table-cell>
          <table:table-cell table:formula="of:=[.A13]-[.L13]" office:value-type="float" office:value="66.6784207245434">
            <text:p>66,68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220">
            <text:p>6220</text:p>
          </table:table-cell>
          <table:table-cell office:value-type="string">
            <text:p>;</text:p>
          </table:table-cell>
          <table:table-cell table:formula="of:=[.B14]*[.$B$3]" office:value-type="float" office:value="9952">
            <text:p>9952</text:p>
          </table:table-cell>
          <table:table-cell table:formula="of:=[.B14]*360/[.$B$2]" office:value-type="float" office:value="24.2075675675676">
            <text:p>24,21</text:p>
          </table:table-cell>
          <table:table-cell table:formula="of:=2*3.1416*[.A14]*[.D14]*0.000001*[.$B$4]" office:value-type="float" office:value="16.9001098378378">
            <text:p>16,90</text:p>
          </table:table-cell>
          <table:table-cell table:formula="of:=[.F14]-[.$B$6]" office:value-type="float" office:value="11.9001098378378">
            <text:p>11,90</text:p>
          </table:table-cell>
          <table:table-cell table:formula="of:=2*ATAN((([.F15]/2)-([.F14]/2))/([.A15]-[.A14]))" office:value-type="float" office:value="0.333781567121479">
            <text:p>0,33</text:p>
          </table:table-cell>
          <table:table-cell table:style-name="ce14" table:formula="of:=(([.F14]-[.$B$6])/2)/TAN([.$B$5]/2)" office:value-type="float" office:value="79.1852584009478">
            <text:p>79,19</text:p>
          </table:table-cell>
          <table:table-cell table:style-name="ce14" table:formula="of:=[.I15]-[.I14]" office:value-type="float" office:value="11.209447320935">
            <text:p>11,21</text:p>
          </table:table-cell>
          <table:table-cell table:style-name="ce14" table:formula="of:=[.A14]-[.I14]" office:value-type="float" office:value="-39.1852584009478">
            <text:p>-39,19</text:p>
          </table:table-cell>
          <table:table-cell table:formula="of:=(([.F14]-[.$C$6])/2)/TAN([.$B$5]/2)" office:value-type="float" office:value="-20.6271712488636">
            <text:p>-20,63</text:p>
          </table:table-cell>
          <table:table-cell table:formula="of:=[.L15]-[.L14]" office:value-type="float" office:value="11.209447320935">
            <text:p>11,21</text:p>
          </table:table-cell>
          <table:table-cell table:formula="of:=[.A14]-[.L14]" office:value-type="float" office:value="60.6271712488636">
            <text:p>60,63</text:p>
          </table:table-cell>
          <table:table-cell table:number-columns-repeated="10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080">
            <text:p>6080</text:p>
          </table:table-cell>
          <table:table-cell office:value-type="string">
            <text:p>;</text:p>
          </table:table-cell>
          <table:table-cell table:formula="of:=[.B15]*[.$B$3]" office:value-type="float" office:value="9728">
            <text:p>9728</text:p>
          </table:table-cell>
          <table:table-cell table:formula="of:=[.B15]*360/[.$B$2]" office:value-type="float" office:value="23.6627027027027">
            <text:p>23,66</text:p>
          </table:table-cell>
          <table:table-cell table:formula="of:=2*3.1416*[.A15]*[.D15]*0.000001*[.$B$4]" office:value-type="float" office:value="18.5846867027027">
            <text:p>18,58</text:p>
          </table:table-cell>
          <table:table-cell table:formula="of:=[.F15]-[.$B$6]" office:value-type="float" office:value="13.5846867027027">
            <text:p>13,58</text:p>
          </table:table-cell>
          <table:table-cell table:formula="of:=2*ATAN((([.F16]/2)-([.F15]/2))/([.A16]-[.A15]))" office:value-type="float" office:value="0.328495061586663">
            <text:p>0,33</text:p>
          </table:table-cell>
          <table:table-cell table:style-name="ce14" table:formula="of:=(([.F15]-[.$B$6])/2)/TAN([.$B$5]/2)" office:value-type="float" office:value="90.3947057218828">
            <text:p>90,39</text:p>
          </table:table-cell>
          <table:table-cell table:style-name="ce14" table:formula="of:=[.I16]-[.I15]" office:value-type="float" office:value="11.0286497835005">
            <text:p>11,03</text:p>
          </table:table-cell>
          <table:table-cell table:style-name="ce14" table:formula="of:=[.A15]-[.I15]" office:value-type="float" office:value="-45.3947057218828">
            <text:p>-45,39</text:p>
          </table:table-cell>
          <table:table-cell table:formula="of:=(([.F15]-[.$C$6])/2)/TAN([.$B$5]/2)" office:value-type="float" office:value="-9.41772392792862">
            <text:p>-9,42</text:p>
          </table:table-cell>
          <table:table-cell table:formula="of:=[.L16]-[.L15]" office:value-type="float" office:value="11.0286497835005">
            <text:p>11,03</text:p>
          </table:table-cell>
          <table:table-cell table:formula="of:=[.A15]-[.L15]" office:value-type="float" office:value="54.4177239279286">
            <text:p>54,42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960">
            <text:p>5960</text:p>
          </table:table-cell>
          <table:table-cell office:value-type="string">
            <text:p>;</text:p>
          </table:table-cell>
          <table:table-cell table:formula="of:=[.B16]*[.$B$3]" office:value-type="float" office:value="9536">
            <text:p>9536</text:p>
          </table:table-cell>
          <table:table-cell table:formula="of:=[.B16]*360/[.$B$2]" office:value-type="float" office:value="23.1956756756757">
            <text:p>23,20</text:p>
          </table:table-cell>
          <table:table-cell table:formula="of:=2*3.1416*[.A16]*[.D16]*0.000001*[.$B$4]" office:value-type="float" office:value="20.242092972973">
            <text:p>20,24</text:p>
          </table:table-cell>
          <table:table-cell table:formula="of:=[.F16]-[.$B$6]" office:value-type="float" office:value="15.242092972973">
            <text:p>15,24</text:p>
          </table:table-cell>
          <table:table-cell table:formula="of:=2*ATAN((([.F17]/2)-([.F16]/2))/([.A17]-[.A16]))" office:value-type="float" office:value="0.327172708171393">
            <text:p>0,33</text:p>
          </table:table-cell>
          <table:table-cell table:style-name="ce14" table:formula="of:=(([.F16]-[.$B$6])/2)/TAN([.$B$5]/2)" office:value-type="float" office:value="101.423355505383">
            <text:p>101,42</text:p>
          </table:table-cell>
          <table:table-cell table:style-name="ce14" table:formula="of:=[.I17]-[.I16]" office:value-type="float" office:value="10.9834503991419">
            <text:p>10,98</text:p>
          </table:table-cell>
          <table:table-cell table:style-name="ce14" table:formula="of:=[.A16]-[.I16]" office:value-type="float" office:value="-51.4233555053833">
            <text:p>-51,42</text:p>
          </table:table-cell>
          <table:table-cell table:formula="of:=(([.F16]-[.$C$6])/2)/TAN([.$B$5]/2)" office:value-type="float" office:value="1.61092585557188">
            <text:p>1,61</text:p>
          </table:table-cell>
          <table:table-cell table:formula="of:=[.L17]-[.L16]" office:value-type="float" office:value="10.9834503991419">
            <text:p>10,98</text:p>
          </table:table-cell>
          <table:table-cell table:formula="of:=[.A16]-[.L16]" office:value-type="float" office:value="48.3890741444281">
            <text:p>48,39</text:p>
          </table:table-cell>
          <table:table-cell table:number-columns-repeated="10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860">
            <text:p>5860</text:p>
          </table:table-cell>
          <table:table-cell office:value-type="string">
            <text:p>;</text:p>
          </table:table-cell>
          <table:table-cell table:formula="of:=[.B17]*[.$B$3]" office:value-type="float" office:value="9376">
            <text:p>9376</text:p>
          </table:table-cell>
          <table:table-cell table:formula="of:=[.B17]*360/[.$B$2]" office:value-type="float" office:value="22.8064864864865">
            <text:p>22,81</text:p>
          </table:table-cell>
          <table:table-cell table:formula="of:=2*3.1416*[.A17]*[.D17]*0.000001*[.$B$4]" office:value-type="float" office:value="21.8927065945946">
            <text:p>21,89</text:p>
          </table:table-cell>
          <table:table-cell table:formula="of:=[.F17]-[.$B$6]" office:value-type="float" office:value="16.8927065945946">
            <text:p>16,89</text:p>
          </table:table-cell>
          <table:table-cell table:formula="of:=2*ATAN((([.F18]/2)-([.F17]/2))/([.A18]-[.A17]))" office:value-type="float" office:value="0.321880418221646">
            <text:p>0,32</text:p>
          </table:table-cell>
          <table:table-cell table:style-name="ce14" table:formula="of:=(([.F17]-[.$B$6])/2)/TAN([.$B$5]/2)" office:value-type="float" office:value="112.406805904525">
            <text:p>112,41</text:p>
          </table:table-cell>
          <table:table-cell table:style-name="ce14" table:formula="of:=[.I18]-[.I17]" office:value-type="float" office:value="10.8026528617075">
            <text:p>10,80</text:p>
          </table:table-cell>
          <table:table-cell table:style-name="ce14" table:formula="of:=[.A17]-[.I17]" office:value-type="float" office:value="-57.4068059045252">
            <text:p>-57,41</text:p>
          </table:table-cell>
          <table:table-cell table:formula="of:=(([.F17]-[.$C$6])/2)/TAN([.$B$5]/2)" office:value-type="float" office:value="12.5943762547138">
            <text:p>12,59</text:p>
          </table:table-cell>
          <table:table-cell table:formula="of:=[.L18]-[.L17]" office:value-type="float" office:value="10.8026528617075">
            <text:p>10,80</text:p>
          </table:table-cell>
          <table:table-cell table:formula="of:=[.A17]-[.L17]" office:value-type="float" office:value="42.4056237452862">
            <text:p>42,41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770">
            <text:p>5770</text:p>
          </table:table-cell>
          <table:table-cell office:value-type="string">
            <text:p>;</text:p>
          </table:table-cell>
          <table:table-cell table:formula="of:=[.B18]*[.$B$3]" office:value-type="float" office:value="9232">
            <text:p>9232</text:p>
          </table:table-cell>
          <table:table-cell table:formula="of:=[.B18]*360/[.$B$2]" office:value-type="float" office:value="22.4562162162162">
            <text:p>22,46</text:p>
          </table:table-cell>
          <table:table-cell table:formula="of:=2*3.1416*[.A18]*[.D18]*0.000001*[.$B$4]" office:value-type="float" office:value="23.5161496216216">
            <text:p>23,52</text:p>
          </table:table-cell>
          <table:table-cell table:formula="of:=[.F18]-[.$B$6]" office:value-type="float" office:value="18.5161496216216">
            <text:p>18,52</text:p>
          </table:table-cell>
          <table:table-cell table:formula="of:=2*ATAN((([.F19]/2)-([.F18]/2))/([.A19]-[.A18]))" office:value-type="float" office:value="0.301330431918003">
            <text:p>0,30</text:p>
          </table:table-cell>
          <table:table-cell table:style-name="ce14" table:formula="of:=(([.F18]-[.$B$6])/2)/TAN([.$B$5]/2)" office:value-type="float" office:value="123.209458766233">
            <text:p>123,21</text:p>
          </table:table-cell>
          <table:table-cell table:style-name="ce14" table:formula="of:=[.I19]-[.I18]" office:value-type="float" office:value="10.102062404149">
            <text:p>10,10</text:p>
          </table:table-cell>
          <table:table-cell table:style-name="ce14" table:formula="of:=[.A18]-[.I18]" office:value-type="float" office:value="-63.2094587662327">
            <text:p>-63,21</text:p>
          </table:table-cell>
          <table:table-cell table:formula="of:=(([.F18]-[.$C$6])/2)/TAN([.$B$5]/2)" office:value-type="float" office:value="23.3970291164213">
            <text:p>23,40</text:p>
          </table:table-cell>
          <table:table-cell table:formula="of:=[.L19]-[.L18]" office:value-type="float" office:value="10.102062404149">
            <text:p>10,10</text:p>
          </table:table-cell>
          <table:table-cell table:formula="of:=[.A18]-[.L18]" office:value-type="float" office:value="36.6029708835787">
            <text:p>36,60</text:p>
          </table:table-cell>
          <table:table-cell table:number-columns-repeated="10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670">
            <text:p>5670</text:p>
          </table:table-cell>
          <table:table-cell office:value-type="string">
            <text:p>;</text:p>
          </table:table-cell>
          <table:table-cell table:formula="of:=[.B19]*[.$B$3]" office:value-type="float" office:value="9072">
            <text:p>9072</text:p>
          </table:table-cell>
          <table:table-cell table:formula="of:=[.B19]*360/[.$B$2]" office:value-type="float" office:value="22.067027027027">
            <text:p>22,07</text:p>
          </table:table-cell>
          <table:table-cell table:formula="of:=2*3.1416*[.A19]*[.D19]*0.000001*[.$B$4]" office:value-type="float" office:value="25.0343065945946">
            <text:p>25,03</text:p>
          </table:table-cell>
          <table:table-cell table:formula="of:=[.F19]-[.$B$6]" office:value-type="float" office:value="20.0343065945946">
            <text:p>20,03</text:p>
          </table:table-cell>
          <table:table-cell table:formula="of:=2*ATAN((([.F20]/2)-([.F19]/2))/([.A20]-[.A19]))" office:value-type="float" office:value="0.288037991329346">
            <text:p>0,29</text:p>
          </table:table-cell>
          <table:table-cell table:style-name="ce14" table:formula="of:=(([.F19]-[.$B$6])/2)/TAN([.$B$5]/2)" office:value-type="float" office:value="133.311521170382">
            <text:p>133,31</text:p>
          </table:table-cell>
          <table:table-cell table:style-name="ce14" table:formula="of:=[.I20]-[.I19]" office:value-type="float" office:value="9.65006856056294">
            <text:p>9,65</text:p>
          </table:table-cell>
          <table:table-cell table:style-name="ce14" table:formula="of:=[.A19]-[.I19]" office:value-type="float" office:value="-68.3115211703817">
            <text:p>-68,31</text:p>
          </table:table-cell>
          <table:table-cell table:formula="of:=(([.F19]-[.$C$6])/2)/TAN([.$B$5]/2)" office:value-type="float" office:value="33.4990915205703">
            <text:p>33,50</text:p>
          </table:table-cell>
          <table:table-cell table:formula="of:=[.L20]-[.L19]" office:value-type="float" office:value="9.65006856056294">
            <text:p>9,65</text:p>
          </table:table-cell>
          <table:table-cell table:formula="of:=[.A19]-[.L19]" office:value-type="float" office:value="31.5009084794297">
            <text:p>31,50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70">
            <text:p>5570</text:p>
          </table:table-cell>
          <table:table-cell office:value-type="string">
            <text:p>;</text:p>
          </table:table-cell>
          <table:table-cell table:formula="of:=[.B20]*[.$B$3]" office:value-type="float" office:value="8912">
            <text:p>8912</text:p>
          </table:table-cell>
          <table:table-cell table:formula="of:=[.B20]*360/[.$B$2]" office:value-type="float" office:value="21.6778378378378">
            <text:p>21,68</text:p>
          </table:table-cell>
          <table:table-cell table:formula="of:=2*3.1416*[.A20]*[.D20]*0.000001*[.$B$4]" office:value-type="float" office:value="26.4845370810811">
            <text:p>26,48</text:p>
          </table:table-cell>
          <table:table-cell table:formula="of:=[.F20]-[.$B$6]" office:value-type="float" office:value="21.4845370810811">
            <text:p>21,48</text:p>
          </table:table-cell>
          <table:table-cell table:formula="of:=2*ATAN((([.F21]/2)-([.F20]/2))/([.A21]-[.A20]))" office:value-type="float" office:value="0.284710826627216">
            <text:p>0,28</text:p>
          </table:table-cell>
          <table:table-cell table:style-name="ce14" table:formula="of:=(([.F20]-[.$B$6])/2)/TAN([.$B$5]/2)" office:value-type="float" office:value="142.961589730945">
            <text:p>142,96</text:p>
          </table:table-cell>
          <table:table-cell table:style-name="ce14" table:formula="of:=[.I21]-[.I20]" office:value-type="float" office:value="9.53707009966641">
            <text:p>9,54</text:p>
          </table:table-cell>
          <table:table-cell table:style-name="ce14" table:formula="of:=[.A20]-[.I20]" office:value-type="float" office:value="-72.9615897309447">
            <text:p>-72,96</text:p>
          </table:table-cell>
          <table:table-cell table:formula="of:=(([.F20]-[.$C$6])/2)/TAN([.$B$5]/2)" office:value-type="float" office:value="43.1491600811333">
            <text:p>43,15</text:p>
          </table:table-cell>
          <table:table-cell table:formula="of:=[.L21]-[.L20]" office:value-type="float" office:value="9.53707009966643">
            <text:p>9,54</text:p>
          </table:table-cell>
          <table:table-cell table:formula="of:=[.A20]-[.L20]" office:value-type="float" office:value="26.8508399188667">
            <text:p>26,85</text:p>
          </table:table-cell>
          <table:table-cell table:number-columns-repeated="10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480">
            <text:p>5480</text:p>
          </table:table-cell>
          <table:table-cell office:value-type="string">
            <text:p>;</text:p>
          </table:table-cell>
          <table:table-cell table:formula="of:=[.B21]*[.$B$3]" office:value-type="float" office:value="8768">
            <text:p>8768</text:p>
          </table:table-cell>
          <table:table-cell table:formula="of:=[.B21]*360/[.$B$2]" office:value-type="float" office:value="21.3275675675676">
            <text:p>21,33</text:p>
          </table:table-cell>
          <table:table-cell table:formula="of:=2*3.1416*[.A21]*[.D21]*0.000001*[.$B$4]" office:value-type="float" office:value="27.9177859459459">
            <text:p>27,92</text:p>
          </table:table-cell>
          <table:table-cell table:formula="of:=[.F21]-[.$B$6]" office:value-type="float" office:value="22.9177859459459">
            <text:p>22,92</text:p>
          </table:table-cell>
          <table:table-cell table:formula="of:=2*ATAN((([.F22]/2)-([.F21]/2))/([.A22]-[.A21]))" office:value-type="float" office:value="0.251354748810112">
            <text:p>0,25</text:p>
          </table:table-cell>
          <table:table-cell table:style-name="ce14" table:formula="of:=(([.F21]-[.$B$6])/2)/TAN([.$B$5]/2)" office:value-type="float" office:value="152.498659830611">
            <text:p>152,50</text:p>
          </table:table-cell>
          <table:table-cell table:style-name="ce14" table:formula="of:=[.I22]-[.I21]" office:value-type="float" office:value="8.40708549070121">
            <text:p>8,41</text:p>
          </table:table-cell>
          <table:table-cell table:style-name="ce14" table:formula="of:=[.A21]-[.I21]" office:value-type="float" office:value="-77.4986598306111">
            <text:p>-77,50</text:p>
          </table:table-cell>
          <table:table-cell table:formula="of:=(([.F21]-[.$C$6])/2)/TAN([.$B$5]/2)" office:value-type="float" office:value="52.6862301807997">
            <text:p>52,69</text:p>
          </table:table-cell>
          <table:table-cell table:formula="of:=[.L22]-[.L21]" office:value-type="float" office:value="8.40708549070119">
            <text:p>8,41</text:p>
          </table:table-cell>
          <table:table-cell table:formula="of:=[.A21]-[.L21]" office:value-type="float" office:value="22.3137698192003">
            <text:p>22,31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370">
            <text:p>5370</text:p>
          </table:table-cell>
          <table:table-cell office:value-type="string">
            <text:p>;</text:p>
          </table:table-cell>
          <table:table-cell table:formula="of:=[.B22]*[.$B$3]" office:value-type="float" office:value="8592">
            <text:p>8592</text:p>
          </table:table-cell>
          <table:table-cell table:formula="of:=[.B22]*360/[.$B$2]" office:value-type="float" office:value="20.8994594594595">
            <text:p>20,90</text:p>
          </table:table-cell>
          <table:table-cell table:formula="of:=2*3.1416*[.A22]*[.D22]*0.000001*[.$B$4]" office:value-type="float" office:value="29.1812185945946">
            <text:p>29,18</text:p>
          </table:table-cell>
          <table:table-cell table:formula="of:=[.F22]-[.$B$6]" office:value-type="float" office:value="24.1812185945946">
            <text:p>24,18</text:p>
          </table:table-cell>
          <table:table-cell table:formula="of:=2*ATAN((([.F23]/2)-([.F22]/2))/([.A23]-[.A22]))" office:value-type="float" office:value="0.248011083916272">
            <text:p>0,25</text:p>
          </table:table-cell>
          <table:table-cell table:style-name="ce14" table:formula="of:=(([.F22]-[.$B$6])/2)/TAN([.$B$5]/2)" office:value-type="float" office:value="160.905745321312">
            <text:p>160,91</text:p>
          </table:table-cell>
          <table:table-cell table:style-name="ce14" table:formula="of:=[.I23]-[.I22]" office:value-type="float" office:value="8.2940870298047">
            <text:p>8,29</text:p>
          </table:table-cell>
          <table:table-cell table:style-name="ce14" table:formula="of:=[.A22]-[.I22]" office:value-type="float" office:value="-80.9057453213123">
            <text:p>-80,91</text:p>
          </table:table-cell>
          <table:table-cell table:formula="of:=(([.F22]-[.$C$6])/2)/TAN([.$B$5]/2)" office:value-type="float" office:value="61.0933156715009">
            <text:p>61,09</text:p>
          </table:table-cell>
          <table:table-cell table:formula="of:=[.L23]-[.L22]" office:value-type="float" office:value="8.29408702980471">
            <text:p>8,29</text:p>
          </table:table-cell>
          <table:table-cell table:formula="of:=[.A22]-[.L22]" office:value-type="float" office:value="18.9066843284991">
            <text:p>18,91</text:p>
          </table:table-cell>
          <table:table-cell table:number-columns-repeated="10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270">
            <text:p>5270</text:p>
          </table:table-cell>
          <table:table-cell office:value-type="string">
            <text:p>;</text:p>
          </table:table-cell>
          <table:table-cell table:formula="of:=[.B23]*[.$B$3]" office:value-type="float" office:value="8432">
            <text:p>8432</text:p>
          </table:table-cell>
          <table:table-cell table:formula="of:=[.B23]*360/[.$B$2]" office:value-type="float" office:value="20.5102702702703">
            <text:p>20,51</text:p>
          </table:table-cell>
          <table:table-cell table:formula="of:=2*3.1416*[.A23]*[.D23]*0.000001*[.$B$4]" office:value-type="float" office:value="30.4276696216216">
            <text:p>30,43</text:p>
          </table:table-cell>
          <table:table-cell table:formula="of:=[.F23]-[.$B$6]" office:value-type="float" office:value="25.4276696216216">
            <text:p>25,43</text:p>
          </table:table-cell>
          <table:table-cell table:formula="of:=2*ATAN((([.F24]/2)-([.F23]/2))/([.A24]-[.A23]))" office:value-type="float" office:value="0.24667322660526">
            <text:p>0,25</text:p>
          </table:table-cell>
          <table:table-cell table:style-name="ce14" table:formula="of:=(([.F23]-[.$B$6])/2)/TAN([.$B$5]/2)" office:value-type="float" office:value="169.199832351117">
            <text:p>169,20</text:p>
          </table:table-cell>
          <table:table-cell table:style-name="ce14" table:formula="of:=[.I24]-[.I23]" office:value-type="float" office:value="8.24888764544608">
            <text:p>8,25</text:p>
          </table:table-cell>
          <table:table-cell table:style-name="ce14" table:formula="of:=[.A23]-[.I23]" office:value-type="float" office:value="-84.199832351117">
            <text:p>-84,20</text:p>
          </table:table-cell>
          <table:table-cell table:formula="of:=(([.F23]-[.$C$6])/2)/TAN([.$B$5]/2)" office:value-type="float" office:value="69.3874027013056">
            <text:p>69,39</text:p>
          </table:table-cell>
          <table:table-cell table:formula="of:=[.L24]-[.L23]" office:value-type="float" office:value="8.24888764544608">
            <text:p>8,25</text:p>
          </table:table-cell>
          <table:table-cell table:formula="of:=[.A23]-[.L23]" office:value-type="float" office:value="15.6125972986944">
            <text:p>15,61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180">
            <text:p>5180</text:p>
          </table:table-cell>
          <table:table-cell office:value-type="string">
            <text:p>;</text:p>
          </table:table-cell>
          <table:table-cell table:formula="of:=[.B24]*[.$B$3]" office:value-type="float" office:value="8288">
            <text:p>8288</text:p>
          </table:table-cell>
          <table:table-cell table:formula="of:=[.B24]*360/[.$B$2]" office:value-type="float" office:value="20.16">
            <text:p>20,16</text:p>
          </table:table-cell>
          <table:table-cell table:formula="of:=2*3.1416*[.A24]*[.D24]*0.000001*[.$B$4]" office:value-type="float" office:value="31.667328">
            <text:p>31,67</text:p>
          </table:table-cell>
          <table:table-cell table:formula="of:=[.F24]-[.$B$6]" office:value-type="float" office:value="26.667328">
            <text:p>26,67</text:p>
          </table:table-cell>
          <table:table-cell table:formula="of:=2*ATAN((([.F25]/2)-([.F24]/2))/([.A25]-[.A24]))" office:value-type="float" office:value="0.221884045401216">
            <text:p>0,22</text:p>
          </table:table-cell>
          <table:table-cell table:style-name="ce14" table:formula="of:=(([.F24]-[.$B$6])/2)/TAN([.$B$5]/2)" office:value-type="float" office:value="177.448719996563">
            <text:p>177,45</text:p>
          </table:table-cell>
          <table:table-cell table:style-name="ce14" table:formula="of:=[.I25]-[.I24]" office:value-type="float" office:value="7.41269903481185">
            <text:p>7,41</text:p>
          </table:table-cell>
          <table:table-cell table:style-name="ce14" table:formula="of:=[.A24]-[.I24]" office:value-type="float" office:value="-87.4487199965631">
            <text:p>-87,45</text:p>
          </table:table-cell>
          <table:table-cell table:formula="of:=(([.F24]-[.$C$6])/2)/TAN([.$B$5]/2)" office:value-type="float" office:value="77.6362903467517">
            <text:p>77,64</text:p>
          </table:table-cell>
          <table:table-cell table:formula="of:=[.L25]-[.L24]" office:value-type="float" office:value="7.41269903481184">
            <text:p>7,41</text:p>
          </table:table-cell>
          <table:table-cell table:formula="of:=[.A24]-[.L24]" office:value-type="float" office:value="12.3637096532483">
            <text:p>12,36</text:p>
          </table:table-cell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080">
            <text:p>5080</text:p>
          </table:table-cell>
          <table:table-cell office:value-type="string">
            <text:p>;</text:p>
          </table:table-cell>
          <table:table-cell table:formula="of:=[.B25]*[.$B$3]" office:value-type="float" office:value="8128">
            <text:p>8128</text:p>
          </table:table-cell>
          <table:table-cell table:formula="of:=[.B25]*360/[.$B$2]" office:value-type="float" office:value="19.7708108108108">
            <text:p>19,77</text:p>
          </table:table-cell>
          <table:table-cell table:formula="of:=2*3.1416*[.A25]*[.D25]*0.000001*[.$B$4]" office:value-type="float" office:value="32.7813223783784">
            <text:p>32,78</text:p>
          </table:table-cell>
          <table:table-cell table:formula="of:=[.F25]-[.$B$6]" office:value-type="float" office:value="27.7813223783784">
            <text:p>27,78</text:p>
          </table:table-cell>
          <table:table-cell table:formula="of:=2*ATAN((([.F26]/2)-([.F25]/2))/([.A26]-[.A25]))" office:value-type="float" office:value="0.221884045401214">
            <text:p>0,22</text:p>
          </table:table-cell>
          <table:table-cell table:style-name="ce14" table:formula="of:=(([.F25]-[.$B$6])/2)/TAN([.$B$5]/2)" office:value-type="float" office:value="184.861419031375">
            <text:p>184,86</text:p>
          </table:table-cell>
          <table:table-cell table:style-name="ce14" table:formula="of:=[.I26]-[.I25]" office:value-type="float" office:value="7.41269903481177">
            <text:p>7,41</text:p>
          </table:table-cell>
          <table:table-cell table:style-name="ce14" table:formula="of:=[.A25]-[.I25]" office:value-type="float" office:value="-89.8614190313749">
            <text:p>-89,86</text:p>
          </table:table-cell>
          <table:table-cell table:formula="of:=(([.F25]-[.$C$6])/2)/TAN([.$B$5]/2)" office:value-type="float" office:value="85.0489893815635">
            <text:p>85,05</text:p>
          </table:table-cell>
          <table:table-cell table:formula="of:=[.L26]-[.L25]" office:value-type="float" office:value="7.41269903481178">
            <text:p>7,41</text:p>
          </table:table-cell>
          <table:table-cell table:formula="of:=[.A25]-[.L25]" office:value-type="float" office:value="9.9510106184365">
            <text:p>9,95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990">
            <text:p>4990</text:p>
          </table:table-cell>
          <table:table-cell office:value-type="string">
            <text:p>;</text:p>
          </table:table-cell>
          <table:table-cell table:formula="of:=[.B26]*[.$B$3]" office:value-type="float" office:value="7984">
            <text:p>7984</text:p>
          </table:table-cell>
          <table:table-cell table:formula="of:=[.B26]*360/[.$B$2]" office:value-type="float" office:value="19.4205405405405">
            <text:p>19,42</text:p>
          </table:table-cell>
          <table:table-cell table:formula="of:=2*3.1416*[.A26]*[.D26]*0.000001*[.$B$4]" office:value-type="float" office:value="33.8953167567568">
            <text:p>33,90</text:p>
          </table:table-cell>
          <table:table-cell table:formula="of:=[.F26]-[.$B$6]" office:value-type="float" office:value="28.8953167567568">
            <text:p>28,90</text:p>
          </table:table-cell>
          <table:table-cell table:formula="of:=2*ATAN((([.F27]/2)-([.F26]/2))/([.A27]-[.A26]))" office:value-type="float" office:value="0.209799167837507">
            <text:p>0,21</text:p>
          </table:table-cell>
          <table:table-cell table:style-name="ce14" table:formula="of:=(([.F26]-[.$B$6])/2)/TAN([.$B$5]/2)" office:value-type="float" office:value="192.274118066187">
            <text:p>192,27</text:p>
          </table:table-cell>
          <table:table-cell table:style-name="ce14" table:formula="of:=[.I27]-[.I26]" office:value-type="float" office:value="7.00590457558437">
            <text:p>7,01</text:p>
          </table:table-cell>
          <table:table-cell table:style-name="ce14" table:formula="of:=[.A26]-[.I26]" office:value-type="float" office:value="-92.2741180661867">
            <text:p>-92,27</text:p>
          </table:table-cell>
          <table:table-cell table:formula="of:=(([.F26]-[.$C$6])/2)/TAN([.$B$5]/2)" office:value-type="float" office:value="92.4616884163753">
            <text:p>92,46</text:p>
          </table:table-cell>
          <table:table-cell table:formula="of:=[.L27]-[.L26]" office:value-type="float" office:value="7.00590457558435">
            <text:p>7,01</text:p>
          </table:table-cell>
          <table:table-cell table:formula="of:=[.A26]-[.L26]" office:value-type="float" office:value="7.53831158362472">
            <text:p>7,54</text:p>
          </table:table-cell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900">
            <text:p>4900</text:p>
          </table:table-cell>
          <table:table-cell office:value-type="string">
            <text:p>;</text:p>
          </table:table-cell>
          <table:table-cell table:formula="of:=[.B27]*[.$B$3]" office:value-type="float" office:value="7840">
            <text:p>7840</text:p>
          </table:table-cell>
          <table:table-cell table:formula="of:=[.B27]*360/[.$B$2]" office:value-type="float" office:value="19.0702702702703">
            <text:p>19,07</text:p>
          </table:table-cell>
          <table:table-cell table:formula="of:=2*3.1416*[.A27]*[.D27]*0.000001*[.$B$4]" office:value-type="float" office:value="34.9481772972973">
            <text:p>34,95</text:p>
          </table:table-cell>
          <table:table-cell table:formula="of:=[.F27]-[.$B$6]" office:value-type="float" office:value="29.9481772972973">
            <text:p>29,95</text:p>
          </table:table-cell>
          <table:table-cell table:formula="of:=2*ATAN((([.F28]/2)-([.F27]/2))/([.A28]-[.A27]))" office:value-type="float" office:value="0.197698894447782">
            <text:p>0,20</text:p>
          </table:table-cell>
          <table:table-cell table:style-name="ce14" table:formula="of:=(([.F27]-[.$B$6])/2)/TAN([.$B$5]/2)" office:value-type="float" office:value="199.280022641771">
            <text:p>199,28</text:p>
          </table:table-cell>
          <table:table-cell table:style-name="ce14" table:formula="of:=[.I28]-[.I27]" office:value-type="float" office:value="6.59911011635688">
            <text:p>6,60</text:p>
          </table:table-cell>
          <table:table-cell table:style-name="ce14" table:formula="of:=[.A27]-[.I27]" office:value-type="float" office:value="-94.280022641771">
            <text:p>-94,28</text:p>
          </table:table-cell>
          <table:table-cell table:formula="of:=(([.F27]-[.$C$6])/2)/TAN([.$B$5]/2)" office:value-type="float" office:value="99.4675929919596">
            <text:p>99,47</text:p>
          </table:table-cell>
          <table:table-cell table:formula="of:=[.L28]-[.L27]" office:value-type="float" office:value="6.5991101163569">
            <text:p>6,60</text:p>
          </table:table-cell>
          <table:table-cell table:formula="of:=[.A27]-[.L27]" office:value-type="float" office:value="5.53240700804037">
            <text:p>5,53</text:p>
          </table:table-cell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810">
            <text:p>4810</text:p>
          </table:table-cell>
          <table:table-cell office:value-type="string">
            <text:p>;</text:p>
          </table:table-cell>
          <table:table-cell table:formula="of:=[.B28]*[.$B$3]" office:value-type="float" office:value="7696">
            <text:p>7696</text:p>
          </table:table-cell>
          <table:table-cell table:formula="of:=[.B28]*360/[.$B$2]" office:value-type="float" office:value="18.72">
            <text:p>18,72</text:p>
          </table:table-cell>
          <table:table-cell table:formula="of:=2*3.1416*[.A28]*[.D28]*0.000001*[.$B$4]" office:value-type="float" office:value="35.939904">
            <text:p>35,94</text:p>
          </table:table-cell>
          <table:table-cell table:formula="of:=[.F28]-[.$B$6]" office:value-type="float" office:value="30.939904">
            <text:p>30,94</text:p>
          </table:table-cell>
          <table:table-cell table:formula="of:=2*ATAN((([.F29]/2)-([.F28]/2))/([.A29]-[.A28]))" office:value-type="float" office:value="0.201061576544888">
            <text:p>0,20</text:p>
          </table:table-cell>
          <table:table-cell table:formula="of:=(([.F28]-[.$B$6])/2)/TAN([.$B$5]/2)" office:value-type="float" office:value="205.879132758128">
            <text:p>205,88</text:p>
          </table:table-cell>
          <table:table-cell table:formula="of:=[.I29]-[.I28]" office:value-type="float" office:value="6.71210857725333">
            <text:p>6,71</text:p>
          </table:table-cell>
          <table:table-cell table:formula="of:=[.A28]-[.I28]" office:value-type="float" office:value="-95.8791327581279">
            <text:p>-95,88</text:p>
          </table:table-cell>
          <table:table-cell table:formula="of:=(([.F28]-[.$C$6])/2)/TAN([.$B$5]/2)" office:value-type="float" office:value="106.066703108317">
            <text:p>106,07</text:p>
          </table:table-cell>
          <table:table-cell table:style-name="ce15" table:formula="of:=[.L29]-[.L28]" office:value-type="float" office:value="6.71210857725333">
            <text:p>6,71</text:p>
          </table:table-cell>
          <table:table-cell table:formula="of:=[.A28]-[.L28]" office:value-type="float" office:value="3.93329689168347">
            <text:p>3,93</text:p>
          </table:table-cell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730">
            <text:p>4730</text:p>
          </table:table-cell>
          <table:table-cell office:value-type="string">
            <text:p>;</text:p>
          </table:table-cell>
          <table:table-cell table:formula="of:=[.B29]*[.$B$3]" office:value-type="float" office:value="7568">
            <text:p>7568</text:p>
          </table:table-cell>
          <table:table-cell table:formula="of:=[.B29]*360/[.$B$2]" office:value-type="float" office:value="18.4086486486486">
            <text:p>18,41</text:p>
          </table:table-cell>
          <table:table-cell table:formula="of:=2*3.1416*[.A29]*[.D29]*0.000001*[.$B$4]" office:value-type="float" office:value="36.9486123243243">
            <text:p>36,95</text:p>
          </table:table-cell>
          <table:table-cell table:formula="of:=[.F29]-[.$B$6]" office:value-type="float" office:value="31.9486123243243">
            <text:p>31,95</text:p>
          </table:table-cell>
          <table:table-cell table:formula="of:=2*ATAN((([.F30]/2)-([.F29]/2))/([.A30]-[.A29]))" office:value-type="float" office:value="0.174129747289377">
            <text:p>0,17</text:p>
          </table:table-cell>
          <table:table-cell table:formula="of:=(([.F29]-[.$B$6])/2)/TAN([.$B$5]/2)" office:value-type="float" office:value="212.591241335381">
            <text:p>212,59</text:p>
          </table:table-cell>
          <table:table-cell table:formula="of:=[.I30]-[.I29]" office:value-type="float" office:value="5.8081208900812">
            <text:p>5,81</text:p>
          </table:table-cell>
          <table:table-cell table:formula="of:=[.A29]-[.I29]" office:value-type="float" office:value="-97.5912413353813">
            <text:p>-97,59</text:p>
          </table:table-cell>
          <table:table-cell table:formula="of:=(([.F29]-[.$C$6])/2)/TAN([.$B$5]/2)" office:value-type="float" office:value="112.77881168557">
            <text:p>112,78</text:p>
          </table:table-cell>
          <table:table-cell table:style-name="ce15" table:formula="of:=[.L30]-[.L29]" office:value-type="float" office:value="5.80812089008118">
            <text:p>5,81</text:p>
          </table:table-cell>
          <table:table-cell table:formula="of:=[.A29]-[.L29]" office:value-type="float" office:value="2.22118831443014">
            <text:p>2,22</text:p>
          </table:table-cell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40">
            <text:p>4640</text:p>
          </table:table-cell>
          <table:table-cell office:value-type="string">
            <text:p>;</text:p>
          </table:table-cell>
          <table:table-cell table:formula="of:=[.B30]*[.$B$3]" office:value-type="float" office:value="7424">
            <text:p>7424</text:p>
          </table:table-cell>
          <table:table-cell table:formula="of:=[.B30]*360/[.$B$2]" office:value-type="float" office:value="18.0583783783784">
            <text:p>18,06</text:p>
          </table:table-cell>
          <table:table-cell table:formula="of:=2*3.1416*[.A30]*[.D30]*0.000001*[.$B$4]" office:value-type="float" office:value="37.8214676756757">
            <text:p>37,82</text:p>
          </table:table-cell>
          <table:table-cell table:formula="of:=[.F30]-[.$B$6]" office:value-type="float" office:value="32.8214676756757">
            <text:p>32,82</text:p>
          </table:table-cell>
          <table:table-cell table:formula="of:=2*ATAN((([.F31]/2)-([.F30]/2))/([.A31]-[.A30]))" office:value-type="float" office:value="0.195680745552822">
            <text:p>0,20</text:p>
          </table:table-cell>
          <table:table-cell table:formula="of:=(([.F30]-[.$B$6])/2)/TAN([.$B$5]/2)" office:value-type="float" office:value="218.399362225462">
            <text:p>218,40</text:p>
          </table:table-cell>
          <table:table-cell table:formula="of:=[.I31]-[.I30]" office:value-type="float" office:value="6.53131103981895">
            <text:p>6,53</text:p>
          </table:table-cell>
          <table:table-cell table:formula="of:=[.A30]-[.I30]" office:value-type="float" office:value="-98.3993622254625">
            <text:p>-98,40</text:p>
          </table:table-cell>
          <table:table-cell table:formula="of:=(([.F30]-[.$C$6])/2)/TAN([.$B$5]/2)" office:value-type="float" office:value="118.586932575651">
            <text:p>118,59</text:p>
          </table:table-cell>
          <table:table-cell table:style-name="ce15" table:formula="of:=[.L31]-[.L30]" office:value-type="float" office:value="6.53131103981896">
            <text:p>6,53</text:p>
          </table:table-cell>
          <table:table-cell table:formula="of:=[.A30]-[.L30]" office:value-type="float" office:value="1.41306742434895">
            <text:p>1,41</text:p>
          </table:table-cell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570">
            <text:p>4570</text:p>
          </table:table-cell>
          <table:table-cell office:value-type="string">
            <text:p>;</text:p>
          </table:table-cell>
          <table:table-cell table:formula="of:=[.B31]*[.$B$3]" office:value-type="float" office:value="7312">
            <text:p>7312</text:p>
          </table:table-cell>
          <table:table-cell table:formula="of:=[.B31]*360/[.$B$2]" office:value-type="float" office:value="17.7859459459459">
            <text:p>17,79</text:p>
          </table:table-cell>
          <table:table-cell table:formula="of:=2*3.1416*[.A31]*[.D31]*0.000001*[.$B$4]" office:value-type="float" office:value="38.8030054054054">
            <text:p>38,80</text:p>
          </table:table-cell>
          <table:table-cell table:formula="of:=[.F31]-[.$B$6]" office:value-type="float" office:value="33.8030054054054">
            <text:p>33,80</text:p>
          </table:table-cell>
          <table:table-cell table:formula="of:=2*ATAN((([.F32]/2)-([.F31]/2))/([.A32]-[.A31]))" office:value-type="float" office:value="0.151187422812563">
            <text:p>0,15</text:p>
          </table:table-cell>
          <table:table-cell table:formula="of:=(([.F31]-[.$B$6])/2)/TAN([.$B$5]/2)" office:value-type="float" office:value="224.930673265281">
            <text:p>224,93</text:p>
          </table:table-cell>
          <table:table-cell table:formula="of:=[.I32]-[.I31]" office:value-type="float" office:value="5.03973135598491">
            <text:p>5,04</text:p>
          </table:table-cell>
          <table:table-cell table:formula="of:=[.A31]-[.I31]" office:value-type="float" office:value="-99.9306732652814">
            <text:p>-99,93</text:p>
          </table:table-cell>
          <table:table-cell table:formula="of:=(([.F31]-[.$C$6])/2)/TAN([.$B$5]/2)" office:value-type="float" office:value="125.11824361547">
            <text:p>125,12</text:p>
          </table:table-cell>
          <table:table-cell table:style-name="ce15" table:formula="of:=[.L32]-[.L31]" office:value-type="float" office:value="5.0397313559849">
            <text:p>5,04</text:p>
          </table:table-cell>
          <table:table-cell table:formula="of:=[.A31]-[.L31]" office:value-type="float" office:value="-0.118243615470007">
            <text:p>-0,12</text:p>
          </table:table-cell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480">
            <text:p>4480</text:p>
          </table:table-cell>
          <table:table-cell office:value-type="string">
            <text:p>;</text:p>
          </table:table-cell>
          <table:table-cell table:formula="of:=[.B32]*[.$B$3]" office:value-type="float" office:value="7168">
            <text:p>7168</text:p>
          </table:table-cell>
          <table:table-cell table:formula="of:=[.B32]*360/[.$B$2]" office:value-type="float" office:value="17.4356756756757">
            <text:p>17,44</text:p>
          </table:table-cell>
          <table:table-cell table:formula="of:=2*3.1416*[.A32]*[.D32]*0.000001*[.$B$4]" office:value-type="float" office:value="39.5603857297297">
            <text:p>39,56</text:p>
          </table:table-cell>
          <table:table-cell table:formula="of:=[.F32]-[.$B$6]" office:value-type="float" office:value="34.5603857297297">
            <text:p>34,56</text:p>
          </table:table-cell>
          <table:table-cell table:formula="of:=2*ATAN((([.F33]/2)-([.F32]/2))/([.A33]-[.A32]))" office:value-type="float" office:value="0.157264521133429">
            <text:p>0,16</text:p>
          </table:table-cell>
          <table:table-cell table:formula="of:=(([.F32]-[.$B$6])/2)/TAN([.$B$5]/2)" office:value-type="float" office:value="229.970404621266">
            <text:p>229,97</text:p>
          </table:table-cell>
          <table:table-cell table:formula="of:=[.I33]-[.I32]" office:value-type="float" office:value="5.24312858559856">
            <text:p>5,24</text:p>
          </table:table-cell>
          <table:table-cell table:formula="of:=[.A32]-[.I32]" office:value-type="float" office:value="-99.9704046212663">
            <text:p>-99,97</text:p>
          </table:table-cell>
          <table:table-cell table:formula="of:=(([.F32]-[.$C$6])/2)/TAN([.$B$5]/2)" office:value-type="float" office:value="130.157974971455">
            <text:p>130,16</text:p>
          </table:table-cell>
          <table:table-cell table:style-name="ce15" table:formula="of:=[.L33]-[.L32]" office:value-type="float" office:value="5.24312858559856">
            <text:p>5,24</text:p>
          </table:table-cell>
          <table:table-cell table:formula="of:=[.A32]-[.L32]" office:value-type="float" office:value="-0.157974971454905">
            <text:p>-0,16</text:p>
          </table:table-cell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400">
            <text:p>4400</text:p>
          </table:table-cell>
          <table:table-cell office:value-type="string">
            <text:p>;</text:p>
          </table:table-cell>
          <table:table-cell table:formula="of:=[.B33]*[.$B$3]" office:value-type="float" office:value="7040">
            <text:p>7040</text:p>
          </table:table-cell>
          <table:table-cell table:formula="of:=[.B33]*360/[.$B$2]" office:value-type="float" office:value="17.1243243243243">
            <text:p>17,12</text:p>
          </table:table-cell>
          <table:table-cell table:formula="of:=2*3.1416*[.A33]*[.D33]*0.000001*[.$B$4]" office:value-type="float" office:value="40.348332972973">
            <text:p>40,35</text:p>
          </table:table-cell>
          <table:table-cell table:formula="of:=[.F33]-[.$B$6]" office:value-type="float" office:value="35.348332972973">
            <text:p>35,35</text:p>
          </table:table-cell>
          <table:table-cell table:formula="of:=2*ATAN((([.F34]/2)-([.F33]/2))/([.A34]-[.A33]))" office:value-type="float" office:value="0.184237133224483">
            <text:p>0,18</text:p>
          </table:table-cell>
          <table:table-cell table:formula="of:=(([.F33]-[.$B$6])/2)/TAN([.$B$5]/2)" office:value-type="float" office:value="235.213533206865">
            <text:p>235,21</text:p>
          </table:table-cell>
          <table:table-cell table:formula="of:=[.I34]-[.I33]" office:value-type="float" office:value="6.14711627277083">
            <text:p>6,15</text:p>
          </table:table-cell>
          <table:table-cell table:formula="of:=[.A33]-[.I33]" office:value-type="float" office:value="-100.213533206865">
            <text:p>-100,21</text:p>
          </table:table-cell>
          <table:table-cell table:formula="of:=(([.F33]-[.$C$6])/2)/TAN([.$B$5]/2)" office:value-type="float" office:value="135.401103557053">
            <text:p>135,40</text:p>
          </table:table-cell>
          <table:table-cell table:style-name="ce15" table:formula="of:=[.L34]-[.L33]" office:value-type="float" office:value="6.14711627277083">
            <text:p>6,15</text:p>
          </table:table-cell>
          <table:table-cell table:formula="of:=[.A33]-[.L33]" office:value-type="float" office:value="-0.40110355705346">
            <text:p>-0,40</text:p>
          </table:table-cell>
          <table:table-cell table:number-columns-repeated="1010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340">
            <text:p>4340</text:p>
          </table:table-cell>
          <table:table-cell office:value-type="string">
            <text:p>;</text:p>
          </table:table-cell>
          <table:table-cell table:formula="of:=[.B34]*[.$B$3]" office:value-type="float" office:value="6944">
            <text:p>6944</text:p>
          </table:table-cell>
          <table:table-cell table:formula="of:=[.B34]*360/[.$B$2]" office:value-type="float" office:value="16.8908108108108">
            <text:p>16,89</text:p>
          </table:table-cell>
          <table:table-cell table:formula="of:=2*3.1416*[.A34]*[.D34]*0.000001*[.$B$4]" office:value-type="float" office:value="41.2721331891892">
            <text:p>41,27</text:p>
          </table:table-cell>
          <table:table-cell table:formula="of:=[.F34]-[.$B$6]" office:value-type="float" office:value="36.2721331891892">
            <text:p>36,27</text:p>
          </table:table-cell>
          <table:table-cell table:formula="of:=2*ATAN((([.F35]/2)-([.F34]/2))/([.A35]-[.A34]))" office:value-type="float" office:value="0.07807577390355">
            <text:p>0,08</text:p>
          </table:table-cell>
          <table:table-cell table:formula="of:=(([.F34]-[.$B$6])/2)/TAN([.$B$5]/2)" office:value-type="float" office:value="241.360649479636">
            <text:p>241,36</text:p>
          </table:table-cell>
          <table:table-cell table:formula="of:=[.I35]-[.I34]" office:value-type="float" office:value="2.59896460061995">
            <text:p>2,60</text:p>
          </table:table-cell>
          <table:table-cell table:formula="of:=[.A34]-[.I34]" office:value-type="float" office:value="-101.360649479636">
            <text:p>-101,36</text:p>
          </table:table-cell>
          <table:table-cell table:formula="of:=(([.F34]-[.$C$6])/2)/TAN([.$B$5]/2)" office:value-type="float" office:value="141.548219829824">
            <text:p>141,55</text:p>
          </table:table-cell>
          <table:table-cell table:style-name="ce15" table:formula="of:=[.L35]-[.L34]" office:value-type="float" office:value="2.59896460061995">
            <text:p>2,60</text:p>
          </table:table-cell>
          <table:table-cell table:formula="of:=[.A34]-[.L34]" office:value-type="float" office:value="-1.54821982982429">
            <text:p>-1,55</text:p>
          </table:table-cell>
          <table:table-cell table:number-columns-repeated="1010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230">
            <text:p>4230</text:p>
          </table:table-cell>
          <table:table-cell office:value-type="string">
            <text:p>;</text:p>
          </table:table-cell>
          <table:table-cell table:formula="of:=[.B35]*[.$B$3]" office:value-type="float" office:value="6768">
            <text:p>6768</text:p>
          </table:table-cell>
          <table:table-cell table:formula="of:=[.B35]*360/[.$B$2]" office:value-type="float" office:value="16.4627027027027">
            <text:p>16,46</text:p>
          </table:table-cell>
          <table:table-cell table:formula="of:=2*3.1416*[.A35]*[.D35]*0.000001*[.$B$4]" office:value-type="float" office:value="41.6627104864865">
            <text:p>41,66</text:p>
          </table:table-cell>
          <table:table-cell table:formula="of:=[.F35]-[.$B$6]" office:value-type="float" office:value="36.6627104864865">
            <text:p>36,66</text:p>
          </table:table-cell>
          <table:table-cell table:formula="of:=2*ATAN((([.F36]/2)-([.F35]/2))/([.A36]-[.A35]))" office:value-type="float" office:value="0.144431814103656">
            <text:p>0,14</text:p>
          </table:table-cell>
          <table:table-cell table:formula="of:=(([.F35]-[.$B$6])/2)/TAN([.$B$5]/2)" office:value-type="float" office:value="243.959614080256">
            <text:p>243,96</text:p>
          </table:table-cell>
          <table:table-cell table:formula="of:=[.I36]-[.I35]" office:value-type="float" office:value="4.81373443419187">
            <text:p>4,81</text:p>
          </table:table-cell>
          <table:table-cell table:formula="of:=[.A35]-[.I35]" office:value-type="float" office:value="-98.9596140802557">
            <text:p>-98,96</text:p>
          </table:table-cell>
          <table:table-cell table:formula="of:=(([.F35]-[.$C$6])/2)/TAN([.$B$5]/2)" office:value-type="float" office:value="144.147184430444">
            <text:p>144,15</text:p>
          </table:table-cell>
          <table:table-cell table:style-name="ce15" table:formula="of:=[.L36]-[.L35]" office:value-type="float" office:value="4.81373443419187">
            <text:p>4,81</text:p>
          </table:table-cell>
          <table:table-cell table:formula="of:=[.A35]-[.L35]" office:value-type="float" office:value="0.852815569555759">
            <text:p>0,85</text:p>
          </table:table-cell>
          <table:table-cell table:number-columns-repeated="10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160">
            <text:p>4160</text:p>
          </table:table-cell>
          <table:table-cell office:value-type="string">
            <text:p>;</text:p>
          </table:table-cell>
          <table:table-cell table:formula="of:=[.B36]*[.$B$3]" office:value-type="float" office:value="6656">
            <text:p>6656</text:p>
          </table:table-cell>
          <table:table-cell table:formula="of:=[.B36]*360/[.$B$2]" office:value-type="float" office:value="16.1902702702703">
            <text:p>16,19</text:p>
          </table:table-cell>
          <table:table-cell table:formula="of:=2*3.1416*[.A36]*[.D36]*0.000001*[.$B$4]" office:value-type="float" office:value="42.3861275675676">
            <text:p>42,39</text:p>
          </table:table-cell>
          <table:table-cell table:formula="of:=[.F36]-[.$B$6]" office:value-type="float" office:value="37.3861275675676">
            <text:p>37,39</text:p>
          </table:table-cell>
          <table:table-cell table:formula="of:=2*ATAN((([.F37]/2)-([.F36]/2))/([.A37]-[.A36]))" office:value-type="float" office:value="0.0929922155664424">
            <text:p>0,09</text:p>
          </table:table-cell>
          <table:table-cell table:formula="of:=(([.F36]-[.$B$6])/2)/TAN([.$B$5]/2)" office:value-type="float" office:value="248.773348514448">
            <text:p>248,77</text:p>
          </table:table-cell>
          <table:table-cell table:formula="of:=[.I37]-[.I36]" office:value-type="float" office:value="3.09615782856463">
            <text:p>3,10</text:p>
          </table:table-cell>
          <table:table-cell table:formula="of:=[.A36]-[.I36]" office:value-type="float" office:value="-98.7733485144475">
            <text:p>-98,77</text:p>
          </table:table-cell>
          <table:table-cell table:formula="of:=(([.F36]-[.$C$6])/2)/TAN([.$B$5]/2)" office:value-type="float" office:value="148.960918864636">
            <text:p>148,96</text:p>
          </table:table-cell>
          <table:table-cell table:style-name="ce15" table:formula="of:=[.L37]-[.L36]" office:value-type="float" office:value="3.09615782856463">
            <text:p>3,10</text:p>
          </table:table-cell>
          <table:table-cell table:formula="of:=[.A36]-[.L36]" office:value-type="float" office:value="1.03908113536389">
            <text:p>1,04</text:p>
          </table:table-cell>
          <table:table-cell table:number-columns-repeated="101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070">
            <text:p>4070</text:p>
          </table:table-cell>
          <table:table-cell office:value-type="string">
            <text:p>;</text:p>
          </table:table-cell>
          <table:table-cell table:formula="of:=[.B37]*[.$B$3]" office:value-type="float" office:value="6512">
            <text:p>6512</text:p>
          </table:table-cell>
          <table:table-cell table:formula="of:=[.B37]*360/[.$B$2]" office:value-type="float" office:value="15.84">
            <text:p>15,84</text:p>
          </table:table-cell>
          <table:table-cell table:formula="of:=2*3.1416*[.A37]*[.D37]*0.000001*[.$B$4]" office:value-type="float" office:value="42.851424">
            <text:p>42,85</text:p>
          </table:table-cell>
          <table:table-cell table:formula="of:=[.F37]-[.$B$6]" office:value-type="float" office:value="37.851424">
            <text:p>37,85</text:p>
          </table:table-cell>
          <table:table-cell table:formula="of:=2*ATAN((([.F38]/2)-([.F37]/2))/([.A38]-[.A37]))" office:value-type="float" office:value="0.0807885493979472">
            <text:p>0,08</text:p>
          </table:table-cell>
          <table:table-cell table:formula="of:=(([.F37]-[.$B$6])/2)/TAN([.$B$5]/2)" office:value-type="float" office:value="251.869506343012">
            <text:p>251,87</text:p>
          </table:table-cell>
          <table:table-cell table:formula="of:=[.I38]-[.I37]" office:value-type="float" office:value="2.68936336933723">
            <text:p>2,69</text:p>
          </table:table-cell>
          <table:table-cell table:formula="of:=[.A37]-[.I37]" office:value-type="float" office:value="-96.8695063430122">
            <text:p>-96,87</text:p>
          </table:table-cell>
          <table:table-cell table:formula="of:=(([.F37]-[.$C$6])/2)/TAN([.$B$5]/2)" office:value-type="float" office:value="152.057076693201">
            <text:p>152,06</text:p>
          </table:table-cell>
          <table:table-cell table:style-name="ce15" table:formula="of:=[.L38]-[.L37]" office:value-type="float" office:value="2.68936336933723">
            <text:p>2,69</text:p>
          </table:table-cell>
          <table:table-cell table:formula="of:=[.A37]-[.L37]" office:value-type="float" office:value="2.94292330679926">
            <text:p>2,94</text:p>
          </table:table-cell>
          <table:table-cell table:number-columns-repeated="101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980">
            <text:p>3980</text:p>
          </table:table-cell>
          <table:table-cell office:value-type="string">
            <text:p>;</text:p>
          </table:table-cell>
          <table:table-cell table:formula="of:=[.B38]*[.$B$3]" office:value-type="float" office:value="6368">
            <text:p>6368</text:p>
          </table:table-cell>
          <table:table-cell table:formula="of:=[.B38]*360/[.$B$2]" office:value-type="float" office:value="15.4897297297297">
            <text:p>15,49</text:p>
          </table:table-cell>
          <table:table-cell table:formula="of:=2*3.1416*[.A38]*[.D38]*0.000001*[.$B$4]" office:value-type="float" office:value="43.2555865945946">
            <text:p>43,26</text:p>
          </table:table-cell>
          <table:table-cell table:formula="of:=[.F38]-[.$B$6]" office:value-type="float" office:value="38.2555865945946">
            <text:p>38,26</text:p>
          </table:table-cell>
          <table:table-cell table:formula="of:=2*ATAN((([.F39]/2)-([.F38]/2))/([.A39]-[.A38]))" office:value-type="float" office:value="0.113315824109388">
            <text:p>0,11</text:p>
          </table:table-cell>
          <table:table-cell table:formula="of:=(([.F38]-[.$B$6])/2)/TAN([.$B$5]/2)" office:value-type="float" office:value="254.558869712349">
            <text:p>254,56</text:p>
          </table:table-cell>
          <table:table-cell table:formula="of:=[.I39]-[.I38]" office:value-type="float" office:value="3.77414859394386">
            <text:p>3,77</text:p>
          </table:table-cell>
          <table:table-cell table:formula="of:=[.A38]-[.I38]" office:value-type="float" office:value="-94.5588697123494">
            <text:p>-94,56</text:p>
          </table:table-cell>
          <table:table-cell table:formula="of:=(([.F38]-[.$C$6])/2)/TAN([.$B$5]/2)" office:value-type="float" office:value="154.746440062538">
            <text:p>154,75</text:p>
          </table:table-cell>
          <table:table-cell table:style-name="ce15" table:formula="of:=[.L39]-[.L38]" office:value-type="float" office:value="3.77414859394389">
            <text:p>3,77</text:p>
          </table:table-cell>
          <table:table-cell table:formula="of:=[.A38]-[.L38]" office:value-type="float" office:value="5.25355993746203">
            <text:p>5,25</text:p>
          </table:table-cell>
          <table:table-cell table:number-columns-repeated="101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910">
            <text:p>3910</text:p>
          </table:table-cell>
          <table:table-cell office:value-type="string">
            <text:p>;</text:p>
          </table:table-cell>
          <table:table-cell table:formula="of:=[.B39]*[.$B$3]" office:value-type="float" office:value="6256">
            <text:p>6256</text:p>
          </table:table-cell>
          <table:table-cell table:formula="of:=[.B39]*360/[.$B$2]" office:value-type="float" office:value="15.2172972972973">
            <text:p>15,22</text:p>
          </table:table-cell>
          <table:table-cell table:formula="of:=2*3.1416*[.A39]*[.D39]*0.000001*[.$B$4]" office:value-type="float" office:value="43.8227727567568">
            <text:p>43,82</text:p>
          </table:table-cell>
          <table:table-cell table:formula="of:=[.F39]-[.$B$6]" office:value-type="float" office:value="38.8227727567568">
            <text:p>38,82</text:p>
          </table:table-cell>
          <table:table-cell table:formula="of:=2*ATAN((([.F40]/2)-([.F39]/2))/([.A40]-[.A39]))" office:value-type="float" office:value="0.0346390441824241">
            <text:p>0,03</text:p>
          </table:table-cell>
          <table:table-cell table:formula="of:=(([.F39]-[.$B$6])/2)/TAN([.$B$5]/2)" office:value-type="float" office:value="258.333018306293">
            <text:p>258,33</text:p>
          </table:table-cell>
          <table:table-cell table:formula="of:=[.I40]-[.I39]" office:value-type="float" office:value="1.15258430114449">
            <text:p>1,15</text:p>
          </table:table-cell>
          <table:table-cell table:formula="of:=[.A39]-[.I39]" office:value-type="float" office:value="-93.3330183062932">
            <text:p>-93,33</text:p>
          </table:table-cell>
          <table:table-cell table:formula="of:=(([.F39]-[.$C$6])/2)/TAN([.$B$5]/2)" office:value-type="float" office:value="158.520588656482">
            <text:p>158,52</text:p>
          </table:table-cell>
          <table:table-cell table:style-name="ce15" table:formula="of:=[.L40]-[.L39]" office:value-type="float" office:value="1.15258430114446">
            <text:p>1,15</text:p>
          </table:table-cell>
          <table:table-cell table:formula="of:=[.A39]-[.L39]" office:value-type="float" office:value="6.47941134351814">
            <text:p>6,48</text:p>
          </table:table-cell>
          <table:table-cell table:number-columns-repeated="10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810">
            <text:p>3810</text:p>
          </table:table-cell>
          <table:table-cell office:value-type="string">
            <text:p>;</text:p>
          </table:table-cell>
          <table:table-cell table:formula="of:=[.B40]*[.$B$3]" office:value-type="float" office:value="6096">
            <text:p>6096</text:p>
          </table:table-cell>
          <table:table-cell table:formula="of:=[.B40]*360/[.$B$2]" office:value-type="float" office:value="14.8281081081081">
            <text:p>14,83</text:p>
          </table:table-cell>
          <table:table-cell table:formula="of:=2*3.1416*[.A40]*[.D40]*0.000001*[.$B$4]" office:value-type="float" office:value="43.9959852972973">
            <text:p>44,00</text:p>
          </table:table-cell>
          <table:table-cell table:formula="of:=[.F40]-[.$B$6]" office:value-type="float" office:value="38.9959852972973">
            <text:p>39,00</text:p>
          </table:table-cell>
          <table:table-cell table:formula="of:=2*ATAN((([.F41]/2)-([.F40]/2))/([.A41]-[.A40]))" office:value-type="float" office:value="0.0685788611619652">
            <text:p>0,07</text:p>
          </table:table-cell>
          <table:table-cell table:formula="of:=(([.F40]-[.$B$6])/2)/TAN([.$B$5]/2)" office:value-type="float" office:value="259.485602607438">
            <text:p>259,49</text:p>
          </table:table-cell>
          <table:table-cell table:formula="of:=[.I41]-[.I40]" office:value-type="float" office:value="2.28256891010977">
            <text:p>2,28</text:p>
          </table:table-cell>
          <table:table-cell table:formula="of:=[.A40]-[.I40]" office:value-type="float" office:value="-89.4856026074377">
            <text:p>-89,49</text:p>
          </table:table-cell>
          <table:table-cell table:formula="of:=(([.F40]-[.$C$6])/2)/TAN([.$B$5]/2)" office:value-type="float" office:value="159.673172957626">
            <text:p>159,67</text:p>
          </table:table-cell>
          <table:table-cell table:style-name="ce15" table:formula="of:=[.L41]-[.L40]" office:value-type="float" office:value="2.28256891010977">
            <text:p>2,28</text:p>
          </table:table-cell>
          <table:table-cell table:formula="of:=[.A40]-[.L40]" office:value-type="float" office:value="10.3268270423737">
            <text:p>10,33</text:p>
          </table:table-cell>
          <table:table-cell table:number-columns-repeated="101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730">
            <text:p>3730</text:p>
          </table:table-cell>
          <table:table-cell office:value-type="string">
            <text:p>;</text:p>
          </table:table-cell>
          <table:table-cell table:formula="of:=[.B41]*[.$B$3]" office:value-type="float" office:value="5968">
            <text:p>5968</text:p>
          </table:table-cell>
          <table:table-cell table:formula="of:=[.B41]*360/[.$B$2]" office:value-type="float" office:value="14.5167567567568">
            <text:p>14,52</text:p>
          </table:table-cell>
          <table:table-cell table:formula="of:=2*3.1416*[.A41]*[.D41]*0.000001*[.$B$4]" office:value-type="float" office:value="44.3390140540541">
            <text:p>44,34</text:p>
          </table:table-cell>
          <table:table-cell table:formula="of:=[.F41]-[.$B$6]" office:value-type="float" office:value="39.3390140540541">
            <text:p>39,34</text:p>
          </table:table-cell>
          <table:table-cell table:formula="of:=2*ATAN((([.F42]/2)-([.F41]/2))/([.A42]-[.A41]))" office:value-type="float" office:value="0.00883038586315764">
            <text:p>0,01</text:p>
          </table:table-cell>
          <table:table-cell table:formula="of:=(([.F41]-[.$B$6])/2)/TAN([.$B$5]/2)" office:value-type="float" office:value="261.768171517547">
            <text:p>261,77</text:p>
          </table:table-cell>
          <table:table-cell table:formula="of:=[.I42]-[.I41]" office:value-type="float" office:value="0.293795998330893">
            <text:p>0,29</text:p>
          </table:table-cell>
          <table:table-cell table:formula="of:=[.A41]-[.I41]" office:value-type="float" office:value="-86.7681715175475">
            <text:p>-86,77</text:p>
          </table:table-cell>
          <table:table-cell table:formula="of:=(([.F41]-[.$C$6])/2)/TAN([.$B$5]/2)" office:value-type="float" office:value="161.955741867736">
            <text:p>161,96</text:p>
          </table:table-cell>
          <table:table-cell table:style-name="ce15" table:formula="of:=[.L42]-[.L41]" office:value-type="float" office:value="0.293795998330921">
            <text:p>0,29</text:p>
          </table:table-cell>
          <table:table-cell table:formula="of:=[.A41]-[.L41]" office:value-type="float" office:value="13.0442581322639">
            <text:p>13,04</text:p>
          </table:table-cell>
          <table:table-cell table:number-columns-repeated="10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30">
            <text:p>3630</text:p>
          </table:table-cell>
          <table:table-cell office:value-type="string">
            <text:p>;</text:p>
          </table:table-cell>
          <table:table-cell table:formula="of:=[.B42]*[.$B$3]" office:value-type="float" office:value="5808">
            <text:p>5808</text:p>
          </table:table-cell>
          <table:table-cell table:formula="of:=[.B42]*360/[.$B$2]" office:value-type="float" office:value="14.1275675675676">
            <text:p>14,13</text:p>
          </table:table-cell>
          <table:table-cell table:formula="of:=2*3.1416*[.A42]*[.D42]*0.000001*[.$B$4]" office:value-type="float" office:value="44.3831662702703">
            <text:p>44,38</text:p>
          </table:table-cell>
          <table:table-cell table:formula="of:=[.F42]-[.$B$6]" office:value-type="float" office:value="39.3831662702703">
            <text:p>39,38</text:p>
          </table:table-cell>
          <table:table-cell table:formula="of:=2*ATAN((([.F43]/2)-([.F42]/2))/([.A43]-[.A42]))" office:value-type="float" office:value="0.0706141889717837">
            <text:p>0,07</text:p>
          </table:table-cell>
          <table:table-cell table:formula="of:=(([.F42]-[.$B$6])/2)/TAN([.$B$5]/2)" office:value-type="float" office:value="262.061967515878">
            <text:p>262,06</text:p>
          </table:table-cell>
          <table:table-cell table:formula="of:=[.I43]-[.I42]" office:value-type="float" office:value="2.35036798664777">
            <text:p>2,35</text:p>
          </table:table-cell>
          <table:table-cell table:formula="of:=[.A42]-[.I42]" office:value-type="float" office:value="-82.0619675158784">
            <text:p>-82,06</text:p>
          </table:table-cell>
          <table:table-cell table:formula="of:=(([.F42]-[.$C$6])/2)/TAN([.$B$5]/2)" office:value-type="float" office:value="162.249537866067">
            <text:p>162,25</text:p>
          </table:table-cell>
          <table:table-cell table:style-name="ce15" table:formula="of:=[.L43]-[.L42]" office:value-type="float" office:value="2.35036798664774">
            <text:p>2,35</text:p>
          </table:table-cell>
          <table:table-cell table:formula="of:=[.A42]-[.L42]" office:value-type="float" office:value="17.750462133933">
            <text:p>17,75</text:p>
          </table:table-cell>
          <table:table-cell table:number-columns-repeated="1010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560">
            <text:p>3560</text:p>
          </table:table-cell>
          <table:table-cell office:value-type="string">
            <text:p>;</text:p>
          </table:table-cell>
          <table:table-cell table:formula="of:=[.B43]*[.$B$3]" office:value-type="float" office:value="5696">
            <text:p>5696</text:p>
          </table:table-cell>
          <table:table-cell table:formula="of:=[.B43]*360/[.$B$2]" office:value-type="float" office:value="13.8551351351351">
            <text:p>13,86</text:p>
          </table:table-cell>
          <table:table-cell table:formula="of:=2*3.1416*[.A43]*[.D43]*0.000001*[.$B$4]" office:value-type="float" office:value="44.736384">
            <text:p>44,74</text:p>
          </table:table-cell>
          <table:table-cell table:formula="of:=[.F43]-[.$B$6]" office:value-type="float" office:value="39.736384">
            <text:p>39,74</text:p>
          </table:table-cell>
          <table:table-cell table:formula="of:=2*ATAN((([.F44]/2)-([.F43]/2))/([.A44]-[.A43]))" office:value-type="float" office:value="0.0353181012917077">
            <text:p>0,04</text:p>
          </table:table-cell>
          <table:table-cell table:formula="of:=(([.F43]-[.$B$6])/2)/TAN([.$B$5]/2)" office:value-type="float" office:value="264.412335502526">
            <text:p>264,41</text:p>
          </table:table-cell>
          <table:table-cell table:formula="of:=[.I44]-[.I43]" office:value-type="float" office:value="1.17518399332374">
            <text:p>1,18</text:p>
          </table:table-cell>
          <table:table-cell table:formula="of:=[.A43]-[.I43]" office:value-type="float" office:value="-79.4123355025262">
            <text:p>-79,41</text:p>
          </table:table-cell>
          <table:table-cell table:formula="of:=(([.F43]-[.$C$6])/2)/TAN([.$B$5]/2)" office:value-type="float" office:value="164.599905852715">
            <text:p>164,60</text:p>
          </table:table-cell>
          <table:table-cell table:style-name="ce15" table:formula="of:=[.L44]-[.L43]" office:value-type="float" office:value="1.17518399332374">
            <text:p>1,18</text:p>
          </table:table-cell>
          <table:table-cell table:formula="of:=[.A43]-[.L43]" office:value-type="float" office:value="20.4000941472852">
            <text:p>20,40</text:p>
          </table:table-cell>
          <table:table-cell table:number-columns-repeated="1010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480">
            <text:p>3480</text:p>
          </table:table-cell>
          <table:table-cell office:value-type="string">
            <text:p>;</text:p>
          </table:table-cell>
          <table:table-cell table:formula="of:=[.B44]*[.$B$3]" office:value-type="float" office:value="5568">
            <text:p>5568</text:p>
          </table:table-cell>
          <table:table-cell table:formula="of:=[.B44]*360/[.$B$2]" office:value-type="float" office:value="13.5437837837838">
            <text:p>13,54</text:p>
          </table:table-cell>
          <table:table-cell table:formula="of:=2*3.1416*[.A44]*[.D44]*0.000001*[.$B$4]" office:value-type="float" office:value="44.9129928648649">
            <text:p>44,91</text:p>
          </table:table-cell>
          <table:table-cell table:formula="of:=[.F44]-[.$B$6]" office:value-type="float" office:value="39.9129928648649">
            <text:p>39,91</text:p>
          </table:table-cell>
          <table:table-cell table:formula="of:=2*ATAN((([.F45]/2)-([.F44]/2))/([.A45]-[.A44]))" office:value-type="float" office:value="0.103834132756091">
            <text:p>0,10</text:p>
          </table:table-cell>
          <table:table-cell table:formula="of:=(([.F44]-[.$B$6])/2)/TAN([.$B$5]/2)" office:value-type="float" office:value="265.58751949585">
            <text:p>265,59</text:p>
          </table:table-cell>
          <table:table-cell table:formula="of:=[.I45]-[.I44]" office:value-type="float" office:value="3.45775290343357">
            <text:p>3,46</text:p>
          </table:table-cell>
          <table:table-cell table:formula="of:=[.A44]-[.I44]" office:value-type="float" office:value="-75.5875194958499">
            <text:p>-75,59</text:p>
          </table:table-cell>
          <table:table-cell table:formula="of:=(([.F44]-[.$C$6])/2)/TAN([.$B$5]/2)" office:value-type="float" office:value="165.775089846039">
            <text:p>165,78</text:p>
          </table:table-cell>
          <table:table-cell table:style-name="ce15" table:formula="of:=[.L45]-[.L44]" office:value-type="float" office:value="3.4577529034336">
            <text:p>3,46</text:p>
          </table:table-cell>
          <table:table-cell table:formula="of:=[.A44]-[.L44]" office:value-type="float" office:value="24.2249101539615">
            <text:p>24,22</text:p>
          </table:table-cell>
          <table:table-cell table:number-columns-repeated="1010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430">
            <text:p>3430</text:p>
          </table:table-cell>
          <table:table-cell office:value-type="string">
            <text:p>;</text:p>
          </table:table-cell>
          <table:table-cell table:formula="of:=[.B45]*[.$B$3]" office:value-type="float" office:value="5488">
            <text:p>5488</text:p>
          </table:table-cell>
          <table:table-cell table:formula="of:=[.B45]*360/[.$B$2]" office:value-type="float" office:value="13.3491891891892">
            <text:p>13,35</text:p>
          </table:table-cell>
          <table:table-cell table:formula="of:=2*3.1416*[.A45]*[.D45]*0.000001*[.$B$4]" office:value-type="float" office:value="45.4326304864865">
            <text:p>45,43</text:p>
          </table:table-cell>
          <table:table-cell table:formula="of:=[.F45]-[.$B$6]" office:value-type="float" office:value="40.4326304864865">
            <text:p>40,43</text:p>
          </table:table-cell>
          <table:table-cell table:formula="of:=2*ATAN((([.F46]/2)-([.F45]/2))/([.A46]-[.A45]))" office:value-type="float" office:value="0.0699357624180033">
            <text:p>0,07</text:p>
          </table:table-cell>
          <table:table-cell table:formula="of:=(([.F45]-[.$B$6])/2)/TAN([.$B$5]/2)" office:value-type="float" office:value="269.045272399283">
            <text:p>269,05</text:p>
          </table:table-cell>
          <table:table-cell table:formula="of:=[.I46]-[.I45]" office:value-type="float" office:value="2.32776829446834">
            <text:p>2,33</text:p>
          </table:table-cell>
          <table:table-cell table:formula="of:=[.A45]-[.I45]" office:value-type="float" office:value="-74.0452723992835">
            <text:p>-74,05</text:p>
          </table:table-cell>
          <table:table-cell table:formula="of:=(([.F45]-[.$C$6])/2)/TAN([.$B$5]/2)" office:value-type="float" office:value="169.232842749472">
            <text:p>169,23</text:p>
          </table:table-cell>
          <table:table-cell table:style-name="ce15" table:formula="of:=[.L46]-[.L45]" office:value-type="float" office:value="2.32776829446829">
            <text:p>2,33</text:p>
          </table:table-cell>
          <table:table-cell table:formula="of:=[.A45]-[.L45]" office:value-type="float" office:value="25.7671572505279">
            <text:p>25,77</text:p>
          </table:table-cell>
          <table:table-cell table:number-columns-repeated="10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370">
            <text:p>3370</text:p>
          </table:table-cell>
          <table:table-cell office:value-type="string">
            <text:p>;</text:p>
          </table:table-cell>
          <table:table-cell table:formula="of:=[.B46]*[.$B$3]" office:value-type="float" office:value="5392">
            <text:p>5392</text:p>
          </table:table-cell>
          <table:table-cell table:formula="of:=[.B46]*360/[.$B$2]" office:value-type="float" office:value="13.1156756756757">
            <text:p>13,12</text:p>
          </table:table-cell>
          <table:table-cell table:formula="of:=2*3.1416*[.A46]*[.D46]*0.000001*[.$B$4]" office:value-type="float" office:value="45.7824518918919">
            <text:p>45,78</text:p>
          </table:table-cell>
          <table:table-cell table:formula="of:=[.F46]-[.$B$6]" office:value-type="float" office:value="40.7824518918919">
            <text:p>40,78</text:p>
          </table:table-cell>
          <table:table-cell table:formula="of:=2*ATAN((([.F47]/2)-([.F46]/2))/([.A47]-[.A46]))" office:value-type="float" office:value="0.0339599790858979">
            <text:p>0,03</text:p>
          </table:table-cell>
          <table:table-cell table:formula="of:=(([.F46]-[.$B$6])/2)/TAN([.$B$5]/2)" office:value-type="float" office:value="271.373040693752">
            <text:p>271,37</text:p>
          </table:table-cell>
          <table:table-cell table:formula="of:=[.I47]-[.I46]" office:value-type="float" office:value="1.12998460896529">
            <text:p>1,13</text:p>
          </table:table-cell>
          <table:table-cell table:formula="of:=[.A46]-[.I46]" office:value-type="float" office:value="-71.3730406937518">
            <text:p>-71,37</text:p>
          </table:table-cell>
          <table:table-cell table:formula="of:=(([.F46]-[.$C$6])/2)/TAN([.$B$5]/2)" office:value-type="float" office:value="171.56061104394">
            <text:p>171,56</text:p>
          </table:table-cell>
          <table:table-cell table:style-name="ce15" table:formula="of:=[.L47]-[.L46]" office:value-type="float" office:value="1.12998460896529">
            <text:p>1,13</text:p>
          </table:table-cell>
          <table:table-cell table:formula="of:=[.A46]-[.L46]" office:value-type="float" office:value="28.4393889560596">
            <text:p>28,44</text:p>
          </table:table-cell>
          <table:table-cell table:number-columns-repeated="1010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300">
            <text:p>3300</text:p>
          </table:table-cell>
          <table:table-cell office:value-type="string">
            <text:p>;</text:p>
          </table:table-cell>
          <table:table-cell table:formula="of:=[.B47]*[.$B$3]" office:value-type="float" office:value="5280">
            <text:p>5280</text:p>
          </table:table-cell>
          <table:table-cell table:formula="of:=[.B47]*360/[.$B$2]" office:value-type="float" office:value="12.8432432432432">
            <text:p>12,84</text:p>
          </table:table-cell>
          <table:table-cell table:formula="of:=2*3.1416*[.A47]*[.D47]*0.000001*[.$B$4]" office:value-type="float" office:value="45.9522681081081">
            <text:p>45,95</text:p>
          </table:table-cell>
          <table:table-cell table:formula="of:=[.F47]-[.$B$6]" office:value-type="float" office:value="40.9522681081081">
            <text:p>40,95</text:p>
          </table:table-cell>
          <table:table-cell table:formula="of:=2*ATAN((([.F48]/2)-([.F47]/2))/([.A48]-[.A47]))" office:value-type="float" office:value="0.0529702704324853">
            <text:p>0,05</text:p>
          </table:table-cell>
          <table:table-cell table:formula="of:=(([.F47]-[.$B$6])/2)/TAN([.$B$5]/2)" office:value-type="float" office:value="272.503025302717">
            <text:p>272,50</text:p>
          </table:table-cell>
          <table:table-cell table:formula="of:=[.I48]-[.I47]" office:value-type="float" office:value="1.76277598998564">
            <text:p>1,76</text:p>
          </table:table-cell>
          <table:table-cell table:formula="of:=[.A47]-[.I47]" office:value-type="float" office:value="-67.5030253027171">
            <text:p>-67,50</text:p>
          </table:table-cell>
          <table:table-cell table:formula="of:=(([.F47]-[.$C$6])/2)/TAN([.$B$5]/2)" office:value-type="float" office:value="172.690595652906">
            <text:p>172,69</text:p>
          </table:table-cell>
          <table:table-cell table:style-name="ce15" table:formula="of:=[.L48]-[.L47]" office:value-type="float" office:value="1.7627759899857">
            <text:p>1,76</text:p>
          </table:table-cell>
          <table:table-cell table:formula="of:=[.A47]-[.L47]" office:value-type="float" office:value="32.3094043470943">
            <text:p>32,31</text:p>
          </table:table-cell>
          <table:table-cell table:number-columns-repeated="10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240">
            <text:p>3240</text:p>
          </table:table-cell>
          <table:table-cell office:value-type="string">
            <text:p>;</text:p>
          </table:table-cell>
          <table:table-cell table:formula="of:=[.B48]*[.$B$3]" office:value-type="float" office:value="5184">
            <text:p>5184</text:p>
          </table:table-cell>
          <table:table-cell table:formula="of:=[.B48]*360/[.$B$2]" office:value-type="float" office:value="12.6097297297297">
            <text:p>12,61</text:p>
          </table:table-cell>
          <table:table-cell table:formula="of:=2*3.1416*[.A48]*[.D48]*0.000001*[.$B$4]" office:value-type="float" office:value="46.2171814054054">
            <text:p>46,22</text:p>
          </table:table-cell>
          <table:table-cell table:formula="of:=[.F48]-[.$B$6]" office:value-type="float" office:value="41.2171814054054">
            <text:p>41,22</text:p>
          </table:table-cell>
          <table:table-cell table:formula="of:=2*ATAN((([.F49]/2)-([.F48]/2))/([.A49]-[.A48]))" office:value-type="float" office:value="0.0448239745876191">
            <text:p>0,04</text:p>
          </table:table-cell>
          <table:table-cell table:formula="of:=(([.F48]-[.$B$6])/2)/TAN([.$B$5]/2)" office:value-type="float" office:value="274.265801292703">
            <text:p>274,27</text:p>
          </table:table-cell>
          <table:table-cell table:formula="of:=[.I49]-[.I48]" office:value-type="float" office:value="1.49157968383406">
            <text:p>1,49</text:p>
          </table:table-cell>
          <table:table-cell table:formula="of:=[.A48]-[.I48]" office:value-type="float" office:value="-64.2658012927028">
            <text:p>-64,27</text:p>
          </table:table-cell>
          <table:table-cell table:formula="of:=(([.F48]-[.$C$6])/2)/TAN([.$B$5]/2)" office:value-type="float" office:value="174.453371642891">
            <text:p>174,45</text:p>
          </table:table-cell>
          <table:table-cell table:style-name="ce15" table:formula="of:=[.L49]-[.L48]" office:value-type="float" office:value="1.49157968383406">
            <text:p>1,49</text:p>
          </table:table-cell>
          <table:table-cell table:formula="of:=[.A48]-[.L48]" office:value-type="float" office:value="35.5466283571086">
            <text:p>35,55</text:p>
          </table:table-cell>
          <table:table-cell table:number-columns-repeated="1010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80">
            <text:p>3180</text:p>
          </table:table-cell>
          <table:table-cell office:value-type="string">
            <text:p>;</text:p>
          </table:table-cell>
          <table:table-cell table:formula="of:=[.B49]*[.$B$3]" office:value-type="float" office:value="5088">
            <text:p>5088</text:p>
          </table:table-cell>
          <table:table-cell table:formula="of:=[.B49]*360/[.$B$2]" office:value-type="float" office:value="12.3762162162162">
            <text:p>12,38</text:p>
          </table:table-cell>
          <table:table-cell table:formula="of:=2*3.1416*[.A49]*[.D49]*0.000001*[.$B$4]" office:value-type="float" office:value="46.4413388108108">
            <text:p>46,44</text:p>
          </table:table-cell>
          <table:table-cell table:formula="of:=[.F49]-[.$B$6]" office:value-type="float" office:value="41.4413388108108">
            <text:p>41,44</text:p>
          </table:table-cell>
          <table:table-cell table:formula="of:=2*ATAN((([.F50]/2)-([.F49]/2))/([.A50]-[.A49]))" office:value-type="float" office:value="0.0665433912405803">
            <text:p>0,07</text:p>
          </table:table-cell>
          <table:table-cell table:formula="of:=(([.F49]-[.$B$6])/2)/TAN([.$B$5]/2)" office:value-type="float" office:value="275.757380976537">
            <text:p>275,76</text:p>
          </table:table-cell>
          <table:table-cell table:formula="of:=[.I50]-[.I49]" office:value-type="float" office:value="2.21476983357189">
            <text:p>2,21</text:p>
          </table:table-cell>
          <table:table-cell table:formula="of:=[.A49]-[.I49]" office:value-type="float" office:value="-60.7573809765368">
            <text:p>-60,76</text:p>
          </table:table-cell>
          <table:table-cell table:formula="of:=(([.F49]-[.$C$6])/2)/TAN([.$B$5]/2)" office:value-type="float" office:value="175.944951326725">
            <text:p>175,94</text:p>
          </table:table-cell>
          <table:table-cell table:style-name="ce15" table:formula="of:=[.L50]-[.L49]" office:value-type="float" office:value="2.21476983357186">
            <text:p>2,21</text:p>
          </table:table-cell>
          <table:table-cell table:formula="of:=[.A49]-[.L49]" office:value-type="float" office:value="39.0550486732746">
            <text:p>39,06</text:p>
          </table:table-cell>
          <table:table-cell table:number-columns-repeated="101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130">
            <text:p>3130</text:p>
          </table:table-cell>
          <table:table-cell office:value-type="string">
            <text:p>;</text:p>
          </table:table-cell>
          <table:table-cell table:formula="of:=[.B50]*[.$B$3]" office:value-type="float" office:value="5008">
            <text:p>5008</text:p>
          </table:table-cell>
          <table:table-cell table:formula="of:=[.B50]*360/[.$B$2]" office:value-type="float" office:value="12.1816216216216">
            <text:p>12,18</text:p>
          </table:table-cell>
          <table:table-cell table:formula="of:=2*3.1416*[.A50]*[.D50]*0.000001*[.$B$4]" office:value-type="float" office:value="46.7741785945946">
            <text:p>46,77</text:p>
          </table:table-cell>
          <table:table-cell table:formula="of:=[.F50]-[.$B$6]" office:value-type="float" office:value="41.7741785945946">
            <text:p>41,77</text:p>
          </table:table-cell>
          <table:table-cell table:formula="of:=2*ATAN((([.F51]/2)-([.F50]/2))/([.A51]-[.A50]))" office:value-type="float" office:value="0.0597575191077346">
            <text:p>0,06</text:p>
          </table:table-cell>
          <table:table-cell table:formula="of:=(([.F50]-[.$B$6])/2)/TAN([.$B$5]/2)" office:value-type="float" office:value="277.972150810109">
            <text:p>277,97</text:p>
          </table:table-cell>
          <table:table-cell table:formula="of:=[.I51]-[.I50]" office:value-type="float" office:value="1.98877291177877">
            <text:p>1,99</text:p>
          </table:table-cell>
          <table:table-cell table:formula="of:=[.A50]-[.I50]" office:value-type="float" office:value="-57.9721508101087">
            <text:p>-57,97</text:p>
          </table:table-cell>
          <table:table-cell table:formula="of:=(([.F50]-[.$C$6])/2)/TAN([.$B$5]/2)" office:value-type="float" office:value="178.159721160297">
            <text:p>178,16</text:p>
          </table:table-cell>
          <table:table-cell table:style-name="ce15" table:formula="of:=[.L51]-[.L50]" office:value-type="float" office:value="1.98877291177877">
            <text:p>1,99</text:p>
          </table:table-cell>
          <table:table-cell table:formula="of:=[.A50]-[.L50]" office:value-type="float" office:value="41.8402788397027">
            <text:p>41,84</text:p>
          </table:table-cell>
          <table:table-cell table:number-columns-repeated="1010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080">
            <text:p>3080</text:p>
          </table:table-cell>
          <table:table-cell office:value-type="string">
            <text:p>;</text:p>
          </table:table-cell>
          <table:table-cell table:formula="of:=[.B51]*[.$B$3]" office:value-type="float" office:value="4928">
            <text:p>4928</text:p>
          </table:table-cell>
          <table:table-cell table:formula="of:=[.B51]*360/[.$B$2]" office:value-type="float" office:value="11.987027027027">
            <text:p>11,99</text:p>
          </table:table-cell>
          <table:table-cell table:formula="of:=2*3.1416*[.A51]*[.D51]*0.000001*[.$B$4]" office:value-type="float" office:value="47.0730551351351">
            <text:p>47,07</text:p>
          </table:table-cell>
          <table:table-cell table:formula="of:=[.F51]-[.$B$6]" office:value-type="float" office:value="42.0730551351351">
            <text:p>42,07</text:p>
          </table:table-cell>
          <table:table-cell table:formula="of:=2*ATAN((([.F52]/2)-([.F51]/2))/([.A52]-[.A51]))" office:value-type="float" office:value="0.0217356199090106">
            <text:p>0,02</text:p>
          </table:table-cell>
          <table:table-cell table:formula="of:=(([.F51]-[.$B$6])/2)/TAN([.$B$5]/2)" office:value-type="float" office:value="279.960923721887">
            <text:p>279,96</text:p>
          </table:table-cell>
          <table:table-cell table:formula="of:=[.I52]-[.I51]" office:value-type="float" office:value="0.723190149737718">
            <text:p>0,72</text:p>
          </table:table-cell>
          <table:table-cell table:formula="of:=[.A51]-[.I51]" office:value-type="float" office:value="-54.9609237218875">
            <text:p>-54,96</text:p>
          </table:table-cell>
          <table:table-cell table:formula="of:=(([.F51]-[.$C$6])/2)/TAN([.$B$5]/2)" office:value-type="float" office:value="180.148494072076">
            <text:p>180,15</text:p>
          </table:table-cell>
          <table:table-cell table:style-name="ce15" table:formula="of:=[.L52]-[.L51]" office:value-type="float" office:value="0.723190149737718">
            <text:p>0,72</text:p>
          </table:table-cell>
          <table:table-cell table:formula="of:=[.A51]-[.L51]" office:value-type="float" office:value="44.8515059279239">
            <text:p>44,85</text:p>
          </table:table-cell>
          <table:table-cell table:number-columns-repeated="1010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020">
            <text:p>3020</text:p>
          </table:table-cell>
          <table:table-cell office:value-type="string">
            <text:p>;</text:p>
          </table:table-cell>
          <table:table-cell table:formula="of:=[.B52]*[.$B$3]" office:value-type="float" office:value="4832">
            <text:p>4832</text:p>
          </table:table-cell>
          <table:table-cell table:formula="of:=[.B52]*360/[.$B$2]" office:value-type="float" office:value="11.7535135135135">
            <text:p>11,75</text:p>
          </table:table-cell>
          <table:table-cell table:formula="of:=2*3.1416*[.A52]*[.D52]*0.000001*[.$B$4]" office:value-type="float" office:value="47.1817375135135">
            <text:p>47,18</text:p>
          </table:table-cell>
          <table:table-cell table:formula="of:=[.F52]-[.$B$6]" office:value-type="float" office:value="42.1817375135135">
            <text:p>42,18</text:p>
          </table:table-cell>
          <table:table-cell table:formula="of:=2*ATAN((([.F53]/2)-([.F52]/2))/([.A53]-[.A52]))" office:value-type="float" office:value="0.109252841544355">
            <text:p>0,11</text:p>
          </table:table-cell>
          <table:table-cell table:formula="of:=(([.F52]-[.$B$6])/2)/TAN([.$B$5]/2)" office:value-type="float" office:value="280.684113871625">
            <text:p>280,68</text:p>
          </table:table-cell>
          <table:table-cell table:formula="of:=[.I53]-[.I52]" office:value-type="float" office:value="3.63855044086796">
            <text:p>3,64</text:p>
          </table:table-cell>
          <table:table-cell table:formula="of:=[.A52]-[.I52]" office:value-type="float" office:value="-50.6841138716252">
            <text:p>-50,68</text:p>
          </table:table-cell>
          <table:table-cell table:formula="of:=(([.F52]-[.$C$6])/2)/TAN([.$B$5]/2)" office:value-type="float" office:value="180.871684221814">
            <text:p>180,87</text:p>
          </table:table-cell>
          <table:table-cell table:style-name="ce15" table:formula="of:=[.L53]-[.L52]" office:value-type="float" office:value="3.63855044086799">
            <text:p>3,64</text:p>
          </table:table-cell>
          <table:table-cell table:formula="of:=[.A52]-[.L52]" office:value-type="float" office:value="49.1283157781862">
            <text:p>49,13</text:p>
          </table:table-cell>
          <table:table-cell table:number-columns-repeated="1010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990">
            <text:p>2990</text:p>
          </table:table-cell>
          <table:table-cell office:value-type="string">
            <text:p>;</text:p>
          </table:table-cell>
          <table:table-cell table:formula="of:=[.B53]*[.$B$3]" office:value-type="float" office:value="4784">
            <text:p>4784</text:p>
          </table:table-cell>
          <table:table-cell table:formula="of:=[.B53]*360/[.$B$2]" office:value-type="float" office:value="11.6367567567568">
            <text:p>11,64</text:p>
          </table:table-cell>
          <table:table-cell table:formula="of:=2*3.1416*[.A53]*[.D53]*0.000001*[.$B$4]" office:value-type="float" office:value="47.7285457297297">
            <text:p>47,73</text:p>
          </table:table-cell>
          <table:table-cell table:formula="of:=[.F53]-[.$B$6]" office:value-type="float" office:value="42.7285457297297">
            <text:p>42,73</text:p>
          </table:table-cell>
          <table:table-cell table:formula="of:=2*ATAN((([.F54]/2)-([.F53]/2))/([.A54]-[.A53]))" office:value-type="float" office:value="0.0400712642760664">
            <text:p>0,04</text:p>
          </table:table-cell>
          <table:table-cell table:formula="of:=(([.F53]-[.$B$6])/2)/TAN([.$B$5]/2)" office:value-type="float" office:value="284.322664312493">
            <text:p>284,32</text:p>
          </table:table-cell>
          <table:table-cell table:formula="of:=[.I54]-[.I53]" office:value-type="float" office:value="1.33338183857899">
            <text:p>1,33</text:p>
          </table:table-cell>
          <table:table-cell table:formula="of:=[.A53]-[.I53]" office:value-type="float" office:value="-49.3226643124932">
            <text:p>-49,32</text:p>
          </table:table-cell>
          <table:table-cell table:formula="of:=(([.F53]-[.$C$6])/2)/TAN([.$B$5]/2)" office:value-type="float" office:value="184.510234662682">
            <text:p>184,51</text:p>
          </table:table-cell>
          <table:table-cell table:style-name="ce15" table:formula="of:=[.L54]-[.L53]" office:value-type="float" office:value="1.33338183857899">
            <text:p>1,33</text:p>
          </table:table-cell>
          <table:table-cell table:formula="of:=[.A53]-[.L53]" office:value-type="float" office:value="50.4897653373182">
            <text:p>50,49</text:p>
          </table:table-cell>
          <table:table-cell table:number-columns-repeated="101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940">
            <text:p>2940</text:p>
          </table:table-cell>
          <table:table-cell office:value-type="string">
            <text:p>;</text:p>
          </table:table-cell>
          <table:table-cell table:formula="of:=[.B54]*[.$B$3]" office:value-type="float" office:value="4704">
            <text:p>4704</text:p>
          </table:table-cell>
          <table:table-cell table:formula="of:=[.B54]*360/[.$B$2]" office:value-type="float" office:value="11.4421621621622">
            <text:p>11,44</text:p>
          </table:table-cell>
          <table:table-cell table:formula="of:=2*3.1416*[.A54]*[.D54]*0.000001*[.$B$4]" office:value-type="float" office:value="47.9289288648649">
            <text:p>47,93</text:p>
          </table:table-cell>
          <table:table-cell table:formula="of:=[.F54]-[.$B$6]" office:value-type="float" office:value="42.9289288648649">
            <text:p>42,93</text:p>
          </table:table-cell>
          <table:table-cell table:formula="of:=2*ATAN((([.F55]/2)-([.F54]/2))/([.A55]-[.A54]))" office:value-type="float" office:value="0">
            <text:p>0</text:p>
          </table:table-cell>
          <table:table-cell table:formula="of:=(([.F54]-[.$B$6])/2)/TAN([.$B$5]/2)" office:value-type="float" office:value="285.656046151072">
            <text:p>285,66</text:p>
          </table:table-cell>
          <table:table-cell table:formula="of:=[.I55]-[.I54]" office:value-type="float" office:value="0">
            <text:p>0</text:p>
          </table:table-cell>
          <table:table-cell table:formula="of:=[.A54]-[.I54]" office:value-type="float" office:value="-45.6560461510721">
            <text:p>-45,66</text:p>
          </table:table-cell>
          <table:table-cell table:formula="of:=(([.F54]-[.$C$6])/2)/TAN([.$B$5]/2)" office:value-type="float" office:value="185.843616501261">
            <text:p>185,84</text:p>
          </table:table-cell>
          <table:table-cell table:style-name="ce15" table:formula="of:=[.L55]-[.L54]" office:value-type="float" office:value="0">
            <text:p>0</text:p>
          </table:table-cell>
          <table:table-cell table:formula="of:=[.A54]-[.L54]" office:value-type="float" office:value="54.1563834987393">
            <text:p>54,16</text:p>
          </table:table-cell>
          <table:table-cell table:number-columns-repeated="1010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880">
            <text:p>2880</text:p>
          </table:table-cell>
          <table:table-cell office:value-type="string">
            <text:p>;</text:p>
          </table:table-cell>
          <table:table-cell table:formula="of:=[.B55]*[.$B$3]" office:value-type="float" office:value="4608">
            <text:p>4608</text:p>
          </table:table-cell>
          <table:table-cell table:formula="of:=[.B55]*360/[.$B$2]" office:value-type="float" office:value="11.2086486486486">
            <text:p>11,21</text:p>
          </table:table-cell>
          <table:table-cell table:formula="of:=2*3.1416*[.A55]*[.D55]*0.000001*[.$B$4]" office:value-type="float" office:value="47.9289288648649">
            <text:p>47,93</text:p>
          </table:table-cell>
          <table:table-cell table:formula="of:=[.F55]-[.$B$6]" office:value-type="float" office:value="42.9289288648649">
            <text:p>42,93</text:p>
          </table:table-cell>
          <table:table-cell table:formula="of:=2*ATAN((([.F56]/2)-([.F55]/2))/([.A56]-[.A55]))" office:value-type="float" office:value="0.0936700022808009">
            <text:p>0,09</text:p>
          </table:table-cell>
          <table:table-cell table:formula="of:=(([.F55]-[.$B$6])/2)/TAN([.$B$5]/2)" office:value-type="float" office:value="285.656046151072">
            <text:p>285,66</text:p>
          </table:table-cell>
          <table:table-cell table:formula="of:=[.I56]-[.I55]" office:value-type="float" office:value="3.118757520744">
            <text:p>3,12</text:p>
          </table:table-cell>
          <table:table-cell table:formula="of:=[.A55]-[.I55]" office:value-type="float" office:value="-40.6560461510721">
            <text:p>-40,66</text:p>
          </table:table-cell>
          <table:table-cell table:formula="of:=(([.F55]-[.$C$6])/2)/TAN([.$B$5]/2)" office:value-type="float" office:value="185.843616501261">
            <text:p>185,84</text:p>
          </table:table-cell>
          <table:table-cell table:style-name="ce15" table:formula="of:=[.L56]-[.L55]" office:value-type="float" office:value="3.11875752074397">
            <text:p>3,12</text:p>
          </table:table-cell>
          <table:table-cell table:formula="of:=[.A55]-[.L55]" office:value-type="float" office:value="59.1563834987393">
            <text:p>59,16</text:p>
          </table:table-cell>
          <table:table-cell table:number-columns-repeated="10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50">
            <text:p>2850</text:p>
          </table:table-cell>
          <table:table-cell office:value-type="string">
            <text:p>;</text:p>
          </table:table-cell>
          <table:table-cell table:formula="of:=[.B56]*[.$B$3]" office:value-type="float" office:value="4560">
            <text:p>4560</text:p>
          </table:table-cell>
          <table:table-cell table:formula="of:=[.B56]*360/[.$B$2]" office:value-type="float" office:value="11.0918918918919">
            <text:p>11,09</text:p>
          </table:table-cell>
          <table:table-cell table:formula="of:=2*3.1416*[.A56]*[.D56]*0.000001*[.$B$4]" office:value-type="float" office:value="48.3976216216216">
            <text:p>48,40</text:p>
          </table:table-cell>
          <table:table-cell table:formula="of:=[.F56]-[.$B$6]" office:value-type="float" office:value="43.3976216216216">
            <text:p>43,40</text:p>
          </table:table-cell>
          <table:table-cell table:formula="of:=2*ATAN((([.F57]/2)-([.F56]/2))/([.A57]-[.A56]))" office:value-type="float" office:value="0.158614596309108">
            <text:p>0,16</text:p>
          </table:table-cell>
          <table:table-cell table:formula="of:=(([.F56]-[.$B$6])/2)/TAN([.$B$5]/2)" office:value-type="float" office:value="288.774803671816">
            <text:p>288,77</text:p>
          </table:table-cell>
          <table:table-cell table:formula="of:=[.I57]-[.I56]" office:value-type="float" office:value="5.28832796995721">
            <text:p>5,29</text:p>
          </table:table-cell>
          <table:table-cell table:formula="of:=[.A56]-[.I56]" office:value-type="float" office:value="-38.7748036718161">
            <text:p>-38,77</text:p>
          </table:table-cell>
          <table:table-cell table:formula="of:=(([.F56]-[.$C$6])/2)/TAN([.$B$5]/2)" office:value-type="float" office:value="188.962374022005">
            <text:p>188,96</text:p>
          </table:table-cell>
          <table:table-cell table:style-name="ce15" table:formula="of:=[.L57]-[.L56]" office:value-type="float" office:value="5.28832796995721">
            <text:p>5,29</text:p>
          </table:table-cell>
          <table:table-cell table:formula="of:=[.A56]-[.L56]" office:value-type="float" office:value="61.0376259779953">
            <text:p>61,04</text:p>
          </table:table-cell>
          <table:table-cell table:number-columns-repeated="1010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840">
            <text:p>2840</text:p>
          </table:table-cell>
          <table:table-cell office:value-type="string">
            <text:p>;</text:p>
          </table:table-cell>
          <table:table-cell table:formula="of:=[.B57]*[.$B$3]" office:value-type="float" office:value="4544">
            <text:p>4544</text:p>
          </table:table-cell>
          <table:table-cell table:formula="of:=[.B57]*360/[.$B$2]" office:value-type="float" office:value="11.052972972973">
            <text:p>11,05</text:p>
          </table:table-cell>
          <table:table-cell table:formula="of:=2*3.1416*[.A57]*[.D57]*0.000001*[.$B$4]" office:value-type="float" office:value="49.1923615135135">
            <text:p>49,19</text:p>
          </table:table-cell>
          <table:table-cell table:formula="of:=[.F57]-[.$B$6]" office:value-type="float" office:value="44.1923615135135">
            <text:p>44,19</text:p>
          </table:table-cell>
          <table:table-cell table:formula="of:=2*ATAN((([.F58]/2)-([.F57]/2))/([.A58]-[.A57]))" office:value-type="float" office:value="0.0516126692335763">
            <text:p>0,05</text:p>
          </table:table-cell>
          <table:table-cell table:formula="of:=(([.F57]-[.$B$6])/2)/TAN([.$B$5]/2)" office:value-type="float" office:value="294.063131641773">
            <text:p>294,06</text:p>
          </table:table-cell>
          <table:table-cell table:formula="of:=[.I58]-[.I57]" office:value-type="float" office:value="1.71757660562713">
            <text:p>1,72</text:p>
          </table:table-cell>
          <table:table-cell table:formula="of:=[.A57]-[.I57]" office:value-type="float" office:value="-39.0631316417733">
            <text:p>-39,06</text:p>
          </table:table-cell>
          <table:table-cell table:formula="of:=(([.F57]-[.$C$6])/2)/TAN([.$B$5]/2)" office:value-type="float" office:value="194.250701991962">
            <text:p>194,25</text:p>
          </table:table-cell>
          <table:table-cell table:style-name="ce15" table:formula="of:=[.L58]-[.L57]" office:value-type="float" office:value="1.71757660562713">
            <text:p>1,72</text:p>
          </table:table-cell>
          <table:table-cell table:formula="of:=[.A57]-[.L57]" office:value-type="float" office:value="60.7492980080381">
            <text:p>60,75</text:p>
          </table:table-cell>
          <table:table-cell table:number-columns-repeated="10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0">
            <text:p>2800</text:p>
          </table:table-cell>
          <table:table-cell office:value-type="string">
            <text:p>;</text:p>
          </table:table-cell>
          <table:table-cell table:formula="of:=[.B58]*[.$B$3]" office:value-type="float" office:value="4480">
            <text:p>4480</text:p>
          </table:table-cell>
          <table:table-cell table:formula="of:=[.B58]*360/[.$B$2]" office:value-type="float" office:value="10.8972972972973">
            <text:p>10,90</text:p>
          </table:table-cell>
          <table:table-cell table:formula="of:=2*3.1416*[.A58]*[.D58]*0.000001*[.$B$4]" office:value-type="float" office:value="49.4504821621622">
            <text:p>49,45</text:p>
          </table:table-cell>
          <table:table-cell table:formula="of:=[.F58]-[.$B$6]" office:value-type="float" office:value="44.4504821621622">
            <text:p>44,45</text:p>
          </table:table-cell>
          <table:table-cell table:formula="of:=2*ATAN((([.F59]/2)-([.F58]/2))/([.A59]-[.A58]))" office:value-type="float" office:value="0.0821448262420903">
            <text:p>0,08</text:p>
          </table:table-cell>
          <table:table-cell table:formula="of:=(([.F58]-[.$B$6])/2)/TAN([.$B$5]/2)" office:value-type="float" office:value="295.7807082474">
            <text:p>295,78</text:p>
          </table:table-cell>
          <table:table-cell table:formula="of:=[.I59]-[.I58]" office:value-type="float" office:value="2.73456275369585">
            <text:p>2,73</text:p>
          </table:table-cell>
          <table:table-cell table:formula="of:=[.A58]-[.I58]" office:value-type="float" office:value="-35.7807082474005">
            <text:p>-35,78</text:p>
          </table:table-cell>
          <table:table-cell table:formula="of:=(([.F58]-[.$C$6])/2)/TAN([.$B$5]/2)" office:value-type="float" office:value="195.968278597589">
            <text:p>195,97</text:p>
          </table:table-cell>
          <table:table-cell table:style-name="ce15" table:formula="of:=[.L59]-[.L58]" office:value-type="float" office:value="2.73456275369583">
            <text:p>2,73</text:p>
          </table:table-cell>
          <table:table-cell table:formula="of:=[.A58]-[.L58]" office:value-type="float" office:value="64.0317214024109">
            <text:p>64,03</text:p>
          </table:table-cell>
          <table:table-cell table:number-columns-repeated="1010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70">
            <text:p>2770</text:p>
          </table:table-cell>
          <table:table-cell office:value-type="string">
            <text:p>;</text:p>
          </table:table-cell>
          <table:table-cell table:formula="of:=[.B59]*[.$B$3]" office:value-type="float" office:value="4432">
            <text:p>4432</text:p>
          </table:table-cell>
          <table:table-cell table:formula="of:=[.B59]*360/[.$B$2]" office:value-type="float" office:value="10.7805405405405">
            <text:p>10,78</text:p>
          </table:table-cell>
          <table:table-cell table:formula="of:=2*3.1416*[.A59]*[.D59]*0.000001*[.$B$4]" office:value-type="float" office:value="49.8614374054054">
            <text:p>49,86</text:p>
          </table:table-cell>
          <table:table-cell table:formula="of:=[.F59]-[.$B$6]" office:value-type="float" office:value="44.8614374054054">
            <text:p>44,86</text:p>
          </table:table-cell>
          <table:table-cell table:formula="of:=2*ATAN((([.F60]/2)-([.F59]/2))/([.A60]-[.A59]))" office:value-type="float" office:value="0.114669945251706">
            <text:p>0,11</text:p>
          </table:table-cell>
          <table:table-cell table:formula="of:=(([.F59]-[.$B$6])/2)/TAN([.$B$5]/2)" office:value-type="float" office:value="298.515271001096">
            <text:p>298,52</text:p>
          </table:table-cell>
          <table:table-cell table:formula="of:=[.I60]-[.I59]" office:value-type="float" office:value="3.8193479783024">
            <text:p>3,82</text:p>
          </table:table-cell>
          <table:table-cell table:formula="of:=[.A59]-[.I59]" office:value-type="float" office:value="-33.5152710010963">
            <text:p>-33,52</text:p>
          </table:table-cell>
          <table:table-cell table:formula="of:=(([.F59]-[.$C$6])/2)/TAN([.$B$5]/2)" office:value-type="float" office:value="198.702841351285">
            <text:p>198,70</text:p>
          </table:table-cell>
          <table:table-cell table:style-name="ce15" table:formula="of:=[.L60]-[.L59]" office:value-type="float" office:value="3.81934797830243">
            <text:p>3,82</text:p>
          </table:table-cell>
          <table:table-cell table:formula="of:=[.A59]-[.L59]" office:value-type="float" office:value="66.2971586487151">
            <text:p>66,30</text:p>
          </table:table-cell>
          <table:table-cell table:number-columns-repeated="101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50">
            <text:p>2750</text:p>
          </table:table-cell>
          <table:table-cell office:value-type="string">
            <text:p>;</text:p>
          </table:table-cell>
          <table:table-cell table:formula="of:=[.B60]*[.$B$3]" office:value-type="float" office:value="4400">
            <text:p>4400</text:p>
          </table:table-cell>
          <table:table-cell table:formula="of:=[.B60]*360/[.$B$2]" office:value-type="float" office:value="10.7027027027027">
            <text:p>10,70</text:p>
          </table:table-cell>
          <table:table-cell table:formula="of:=2*3.1416*[.A60]*[.D60]*0.000001*[.$B$4]" office:value-type="float" office:value="50.4354162162162">
            <text:p>50,44</text:p>
          </table:table-cell>
          <table:table-cell table:formula="of:=[.F60]-[.$B$6]" office:value-type="float" office:value="45.4354162162162">
            <text:p>45,44</text:p>
          </table:table-cell>
          <table:table-cell table:formula="of:=2*ATAN((([.F61]/2)-([.F60]/2))/([.A61]-[.A60]))" office:value-type="float" office:value="0.0373552231319556">
            <text:p>0,04</text:p>
          </table:table-cell>
          <table:table-cell table:formula="of:=(([.F60]-[.$B$6])/2)/TAN([.$B$5]/2)" office:value-type="float" office:value="302.334618979399">
            <text:p>302,33</text:p>
          </table:table-cell>
          <table:table-cell table:formula="of:=[.I61]-[.I60]" office:value-type="float" office:value="1.24298306986174">
            <text:p>1,24</text:p>
          </table:table-cell>
          <table:table-cell table:formula="of:=[.A60]-[.I60]" office:value-type="float" office:value="-32.3346189793987">
            <text:p>-32,33</text:p>
          </table:table-cell>
          <table:table-cell table:formula="of:=(([.F60]-[.$C$6])/2)/TAN([.$B$5]/2)" office:value-type="float" office:value="202.522189329587">
            <text:p>202,52</text:p>
          </table:table-cell>
          <table:table-cell table:style-name="ce15" table:formula="of:=[.L61]-[.L60]" office:value-type="float" office:value="1.24298306986171">
            <text:p>1,24</text:p>
          </table:table-cell>
          <table:table-cell table:formula="of:=[.A60]-[.L60]" office:value-type="float" office:value="67.4778106704127">
            <text:p>67,48</text:p>
          </table:table-cell>
          <table:table-cell table:number-columns-repeated="1010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10">
            <text:p>2710</text:p>
          </table:table-cell>
          <table:table-cell office:value-type="string">
            <text:p>;</text:p>
          </table:table-cell>
          <table:table-cell table:formula="of:=[.B61]*[.$B$3]" office:value-type="float" office:value="4336">
            <text:p>4336</text:p>
          </table:table-cell>
          <table:table-cell table:formula="of:=[.B61]*360/[.$B$2]" office:value-type="float" office:value="10.547027027027">
            <text:p>10,55</text:p>
          </table:table-cell>
          <table:table-cell table:formula="of:=2*3.1416*[.A61]*[.D61]*0.000001*[.$B$4]" office:value-type="float" office:value="50.622214054054">
            <text:p>50,62</text:p>
          </table:table-cell>
          <table:table-cell table:formula="of:=[.F61]-[.$B$6]" office:value-type="float" office:value="45.622214054054">
            <text:p>45,62</text:p>
          </table:table-cell>
          <table:table-cell table:formula="of:=2*ATAN((([.F62]/2)-([.F61]/2))/([.A62]-[.A61]))" office:value-type="float" office:value="0.107898311744973">
            <text:p>0,11</text:p>
          </table:table-cell>
          <table:table-cell table:formula="of:=(([.F61]-[.$B$6])/2)/TAN([.$B$5]/2)" office:value-type="float" office:value="303.57760204926">
            <text:p>303,58</text:p>
          </table:table-cell>
          <table:table-cell table:formula="of:=[.I62]-[.I61]" office:value-type="float" office:value="3.59335105650945">
            <text:p>3,59</text:p>
          </table:table-cell>
          <table:table-cell table:formula="of:=[.A61]-[.I61]" office:value-type="float" office:value="-28.5776020492605">
            <text:p>-28,58</text:p>
          </table:table-cell>
          <table:table-cell table:formula="of:=(([.F61]-[.$C$6])/2)/TAN([.$B$5]/2)" office:value-type="float" office:value="203.765172399449">
            <text:p>203,77</text:p>
          </table:table-cell>
          <table:table-cell table:style-name="ce15" table:formula="of:=[.L62]-[.L61]" office:value-type="float" office:value="3.59335105650948">
            <text:p>3,59</text:p>
          </table:table-cell>
          <table:table-cell table:formula="of:=[.A61]-[.L61]" office:value-type="float" office:value="71.234827600551">
            <text:p>71,23</text:p>
          </table:table-cell>
          <table:table-cell table:number-columns-repeated="101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90">
            <text:p>2690</text:p>
          </table:table-cell>
          <table:table-cell office:value-type="string">
            <text:p>;</text:p>
          </table:table-cell>
          <table:table-cell table:formula="of:=[.B62]*[.$B$3]" office:value-type="float" office:value="4304">
            <text:p>4304</text:p>
          </table:table-cell>
          <table:table-cell table:formula="of:=[.B62]*360/[.$B$2]" office:value-type="float" office:value="10.4691891891892">
            <text:p>10,47</text:p>
          </table:table-cell>
          <table:table-cell table:formula="of:=2*3.1416*[.A62]*[.D62]*0.000001*[.$B$4]" office:value-type="float" office:value="51.1622296216216">
            <text:p>51,16</text:p>
          </table:table-cell>
          <table:table-cell table:formula="of:=[.F62]-[.$B$6]" office:value-type="float" office:value="46.1622296216216">
            <text:p>46,16</text:p>
          </table:table-cell>
          <table:table-cell table:formula="of:=2*ATAN((([.F63]/2)-([.F62]/2))/([.A63]-[.A62]))" office:value-type="float" office:value="0.0665433912405775">
            <text:p>0,07</text:p>
          </table:table-cell>
          <table:table-cell table:formula="of:=(([.F62]-[.$B$6])/2)/TAN([.$B$5]/2)" office:value-type="float" office:value="307.17095310577">
            <text:p>307,17</text:p>
          </table:table-cell>
          <table:table-cell table:formula="of:=[.I63]-[.I62]" office:value-type="float" office:value="2.21476983357178">
            <text:p>2,21</text:p>
          </table:table-cell>
          <table:table-cell table:formula="of:=[.A62]-[.I62]" office:value-type="float" office:value="-27.1709531057699">
            <text:p>-27,17</text:p>
          </table:table-cell>
          <table:table-cell table:formula="of:=(([.F62]-[.$C$6])/2)/TAN([.$B$5]/2)" office:value-type="float" office:value="207.358523455958">
            <text:p>207,36</text:p>
          </table:table-cell>
          <table:table-cell table:style-name="ce15" table:formula="of:=[.L63]-[.L62]" office:value-type="float" office:value="2.21476983357178">
            <text:p>2,21</text:p>
          </table:table-cell>
          <table:table-cell table:formula="of:=[.A62]-[.L62]" office:value-type="float" office:value="72.6414765440415">
            <text:p>72,64</text:p>
          </table:table-cell>
          <table:table-cell table:number-columns-repeated="1010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660">
            <text:p>2660</text:p>
          </table:table-cell>
          <table:table-cell office:value-type="string">
            <text:p>;</text:p>
          </table:table-cell>
          <table:table-cell table:formula="of:=[.B63]*[.$B$3]" office:value-type="float" office:value="4256">
            <text:p>4256</text:p>
          </table:table-cell>
          <table:table-cell table:formula="of:=[.B63]*360/[.$B$2]" office:value-type="float" office:value="10.3524324324324">
            <text:p>10,35</text:p>
          </table:table-cell>
          <table:table-cell table:formula="of:=2*3.1416*[.A63]*[.D63]*0.000001*[.$B$4]" office:value-type="float" office:value="51.4950694054054">
            <text:p>51,50</text:p>
          </table:table-cell>
          <table:table-cell table:formula="of:=[.F63]-[.$B$6]" office:value-type="float" office:value="46.4950694054054">
            <text:p>46,50</text:p>
          </table:table-cell>
          <table:table-cell table:formula="of:=2*ATAN((([.F64]/2)-([.F63]/2))/([.A64]-[.A63]))" office:value-type="float" office:value="0.180195282132812">
            <text:p>0,18</text:p>
          </table:table-cell>
          <table:table-cell table:formula="of:=(([.F63]-[.$B$6])/2)/TAN([.$B$5]/2)" office:value-type="float" office:value="309.385722939342">
            <text:p>309,39</text:p>
          </table:table-cell>
          <table:table-cell table:formula="of:=[.I64]-[.I63]" office:value-type="float" office:value="-309.385722939342">
            <text:p>-309,39</text:p>
          </table:table-cell>
          <table:table-cell table:formula="of:=[.A63]-[.I63]" office:value-type="float" office:value="-24.3857229393417">
            <text:p>-24,39</text:p>
          </table:table-cell>
          <table:table-cell table:formula="of:=(([.F63]-[.$C$6])/2)/TAN([.$B$5]/2)" office:value-type="float" office:value="209.57329328953">
            <text:p>209,57</text:p>
          </table:table-cell>
          <table:table-cell table:style-name="ce15" table:formula="of:=[.L64]-[.L63]" office:value-type="float" office:value="-209.57329328953">
            <text:p>-209,57</text:p>
          </table:table-cell>
          <table:table-cell table:formula="of:=[.A63]-[.L63]" office:value-type="float" office:value="75.4267067104697">
            <text:p>75,43</text:p>
          </table:table-cell>
          <table:table-cell table:number-columns-repeated="1010"/>
        </table:table-row>
        <table:table-row table:style-name="ro1">
          <table:table-cell/>
          <table:table-cell table:number-columns-repeated="4"/>
          <table:table-cell/>
          <table:table-cell table:number-columns-repeated="2"/>
          <table:table-cell/>
          <table:table-cell table:number-columns-repeated="2"/>
          <table:table-cell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beacon_calb3.L98" table:end-x="1.824cm" table:end-y="0.433cm" draw:z-index="0" draw:style-name="gr1" svg:width="22.657cm" svg:height="13.372cm" svg:x="1.878cm" svg:y="0.26cm">
              <draw:object draw:notify-on-update-of-ranges="beacon_calb3.A9:beacon_calb3.A63 beacon_calb3.B9:beacon_calb3.B63 beacon_calb3.A9:beacon_calb3.A63 beacon_calb3.C9:beacon_calb3.C63 beacon_calb3.A9:beacon_calb3.A63 beacon_calb3.D9:beacon_calb3.D6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2"/>
          <table:table-cell>
            <draw:frame table:end-cell-address="beacon_calb3.T100" table:end-x="1.922cm" table:end-y="0.141cm" draw:z-index="1" draw:style-name="gr1" svg:width="17.201cm" svg:height="9.779cm" svg:x="0.528cm" svg:y="0.375cm">
              <draw:object draw:notify-on-update-of-ranges="beacon_calb3.A9:beacon_calb3.A63 beacon_calb3.F9:beacon_calb3.F6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</table:table>
      <table:table table:name="beacon_calib" table:style-name="ta1" table:print="false">
        <table:table-column table:style-name="co10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on el angulo del kekence original tras el montaje inicial.</text:p>
          </table:table-cell>
          <table:table-cell table:number-columns-repeated="4"/>
        </table:table-row>
        <table:table-row table:style-name="ro1">
          <table:table-cell office:value-type="string">
            <text:p>offset(cm)</text:p>
          </table:table-cell>
          <table:table-cell office:value-type="float" office:value="4.5">
            <text:p>4,5</text:p>
          </table:table-cell>
          <table:table-cell table:number-columns-repeated="3"/>
        </table:table-row>
        <table:table-row table:style-name="ro1">
          <table:table-cell office:value-type="string">
            <text:p>period(counts)</text:p>
          </table:table-cell>
          <table:table-cell office:value-type="float" office:value="92500">
            <text:p>92500</text:p>
          </table:table-cell>
          <table:table-cell table:number-columns-repeated="2"/>
          <table:table-cell>
            <draw:frame table:end-cell-address="beacon_calib.L19" table:end-x="2.001cm" table:end-y="0.236cm" draw:z-index="0" draw:style-name="gr1" svg:width="16.816cm" svg:height="7.39cm" svg:x="0.992cm" svg:y="0.128cm">
              <draw:object draw:notify-on-update-of-ranges="beacon_calib.A28:beacon_calib.A106 beacon_calib.B28:beacon_calib.B10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T_timer(us)</text:p>
          </table:table-cell>
          <table:table-cell table:style-name="ce12" office:value-type="float" office:value="1.6">
            <text:p>1,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istancia(cm)</text:p>
          </table:table-cell>
          <table:table-cell office:value-type="string">
            <text:p>size(counts)</text:p>
          </table:table-cell>
          <table:table-cell office:value-type="string">
            <text:p>size(us)</text:p>
          </table:table-cell>
          <table:table-cell office:value-type="string">
            <text:p>size(deg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7]*[.$B$4]" office:value-type="float" office:value="0">
            <text:p>0</text:p>
          </table:table-cell>
          <table:table-cell table:formula="of:=[.B7]*360/[.$B$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0">
            <text:p>840</text:p>
          </table:table-cell>
          <table:table-cell table:formula="of:=[.B8]*[.$B$4]" office:value-type="float" office:value="1344">
            <text:p>1344</text:p>
          </table:table-cell>
          <table:table-cell table:formula="of:=[.B8]*360/[.$B$3]" office:value-type="float" office:value="3.26918918918919">
            <text:p>3,2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0">
            <text:p>830</text:p>
          </table:table-cell>
          <table:table-cell table:formula="of:=[.B9]*[.$B$4]" office:value-type="float" office:value="1328">
            <text:p>1328</text:p>
          </table:table-cell>
          <table:table-cell table:formula="of:=[.B9]*360/[.$B$3]" office:value-type="float" office:value="3.23027027027027">
            <text:p>3,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40">
            <text:p>840</text:p>
          </table:table-cell>
          <table:table-cell table:formula="of:=[.B10]*[.$B$4]" office:value-type="float" office:value="1344">
            <text:p>1344</text:p>
          </table:table-cell>
          <table:table-cell table:formula="of:=[.B10]*360/[.$B$3]" office:value-type="float" office:value="3.26918918918919">
            <text:p>3,2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10">
            <text:p>810</text:p>
          </table:table-cell>
          <table:table-cell table:formula="of:=[.B11]*[.$B$4]" office:value-type="float" office:value="1296">
            <text:p>1296</text:p>
          </table:table-cell>
          <table:table-cell table:formula="of:=[.B11]*360/[.$B$3]" office:value-type="float" office:value="3.15243243243243">
            <text:p>3,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formula="of:=[.B12]*[.$B$4]" office:value-type="float" office:value="-0">
            <text:p>0</text:p>
          </table:table-cell>
          <table:table-cell table:formula="of:=[.B12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-</text:p>
          </table:table-cell>
          <table:table-cell table:formula="of:=[.B13]*[.$B$4]" office:value-type="float" office:value="-0">
            <text:p>0</text:p>
          </table:table-cell>
          <table:table-cell table:formula="of:=[.B13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-</text:p>
          </table:table-cell>
          <table:table-cell table:formula="of:=[.B14]*[.$B$4]" office:value-type="float" office:value="-0">
            <text:p>0</text:p>
          </table:table-cell>
          <table:table-cell table:formula="of:=[.B14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-</text:p>
          </table:table-cell>
          <table:table-cell table:formula="of:=[.B15]*[.$B$4]" office:value-type="float" office:value="-0">
            <text:p>0</text:p>
          </table:table-cell>
          <table:table-cell table:formula="of:=[.B15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-</text:p>
          </table:table-cell>
          <table:table-cell table:formula="of:=[.B16]*[.$B$4]" office:value-type="float" office:value="-0">
            <text:p>0</text:p>
          </table:table-cell>
          <table:table-cell table:formula="of:=[.B16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-</text:p>
          </table:table-cell>
          <table:table-cell table:formula="of:=[.B17]*[.$B$4]" office:value-type="float" office:value="-0">
            <text:p>0</text:p>
          </table:table-cell>
          <table:table-cell table:formula="of:=[.B17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</text:p>
          </table:table-cell>
          <table:table-cell table:formula="of:=[.B18]*[.$B$4]" office:value-type="float" office:value="-0">
            <text:p>0</text:p>
          </table:table-cell>
          <table:table-cell table:formula="of:=[.B18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-</text:p>
          </table:table-cell>
          <table:table-cell table:formula="of:=[.B19]*[.$B$4]" office:value-type="float" office:value="-0">
            <text:p>0</text:p>
          </table:table-cell>
          <table:table-cell table:formula="of:=[.B19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-</text:p>
          </table:table-cell>
          <table:table-cell table:formula="of:=[.B20]*[.$B$4]" office:value-type="float" office:value="-0">
            <text:p>0</text:p>
          </table:table-cell>
          <table:table-cell table:formula="of:=[.B20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-</text:p>
          </table:table-cell>
          <table:table-cell table:formula="of:=[.B21]*[.$B$4]" office:value-type="float" office:value="-0">
            <text:p>0</text:p>
          </table:table-cell>
          <table:table-cell table:formula="of:=[.B21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-</text:p>
          </table:table-cell>
          <table:table-cell table:formula="of:=[.B22]*[.$B$4]" office:value-type="float" office:value="-0">
            <text:p>0</text:p>
          </table:table-cell>
          <table:table-cell table:formula="of:=[.B22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-</text:p>
          </table:table-cell>
          <table:table-cell table:formula="of:=[.B23]*[.$B$4]" office:value-type="float" office:value="-0">
            <text:p>0</text:p>
          </table:table-cell>
          <table:table-cell table:formula="of:=[.B23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-</text:p>
          </table:table-cell>
          <table:table-cell table:formula="of:=[.B24]*[.$B$4]" office:value-type="float" office:value="-0">
            <text:p>0</text:p>
          </table:table-cell>
          <table:table-cell table:formula="of:=[.B24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-</text:p>
          </table:table-cell>
          <table:table-cell table:formula="of:=[.B25]*[.$B$4]" office:value-type="float" office:value="-0">
            <text:p>0</text:p>
          </table:table-cell>
          <table:table-cell table:formula="of:=[.B25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-</text:p>
          </table:table-cell>
          <table:table-cell table:formula="of:=[.B26]*[.$B$4]" office:value-type="float" office:value="-0">
            <text:p>0</text:p>
          </table:table-cell>
          <table:table-cell table:formula="of:=[.B26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-</text:p>
          </table:table-cell>
          <table:table-cell table:formula="of:=[.B27]*[.$B$4]" office:value-type="float" office:value="-0">
            <text:p>0</text:p>
          </table:table-cell>
          <table:table-cell table:formula="of:=[.B27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40">
            <text:p>1640</text:p>
          </table:table-cell>
          <table:table-cell table:formula="of:=[.B28]*[.$B$4]" office:value-type="float" office:value="2624">
            <text:p>2624</text:p>
          </table:table-cell>
          <table:table-cell table:formula="of:=[.B28]*360/[.$B$3]" office:value-type="float" office:value="6.3827027027027">
            <text:p>6,3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60">
            <text:p>2160</text:p>
          </table:table-cell>
          <table:table-cell table:formula="of:=[.B29]*[.$B$4]" office:value-type="float" office:value="3456">
            <text:p>3456</text:p>
          </table:table-cell>
          <table:table-cell table:formula="of:=[.B29]*360/[.$B$3]" office:value-type="float" office:value="8.40648648648649">
            <text:p>8,4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50">
            <text:p>2550</text:p>
          </table:table-cell>
          <table:table-cell table:formula="of:=[.B30]*[.$B$4]" office:value-type="float" office:value="4080">
            <text:p>4080</text:p>
          </table:table-cell>
          <table:table-cell table:formula="of:=[.B30]*360/[.$B$3]" office:value-type="float" office:value="9.92432432432432">
            <text:p>9,9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00">
            <text:p>2800</text:p>
          </table:table-cell>
          <table:table-cell table:formula="of:=[.B31]*[.$B$4]" office:value-type="float" office:value="4480">
            <text:p>4480</text:p>
          </table:table-cell>
          <table:table-cell table:formula="of:=[.B31]*360/[.$B$3]" office:value-type="float" office:value="10.8972972972973">
            <text:p>10,9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80">
            <text:p>2980</text:p>
          </table:table-cell>
          <table:table-cell table:formula="of:=[.B32]*[.$B$4]" office:value-type="float" office:value="4768">
            <text:p>4768</text:p>
          </table:table-cell>
          <table:table-cell table:formula="of:=[.B32]*360/[.$B$3]" office:value-type="float" office:value="11.5978378378378">
            <text:p>11,6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90">
            <text:p>3090</text:p>
          </table:table-cell>
          <table:table-cell table:formula="of:=[.B33]*[.$B$4]" office:value-type="float" office:value="4944">
            <text:p>4944</text:p>
          </table:table-cell>
          <table:table-cell table:formula="of:=[.B33]*360/[.$B$3]" office:value-type="float" office:value="12.0259459459459">
            <text:p>12,0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190">
            <text:p>3190</text:p>
          </table:table-cell>
          <table:table-cell table:formula="of:=[.B34]*[.$B$4]" office:value-type="float" office:value="5104">
            <text:p>5104</text:p>
          </table:table-cell>
          <table:table-cell table:formula="of:=[.B34]*360/[.$B$3]" office:value-type="float" office:value="12.4151351351351">
            <text:p>12,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230">
            <text:p>3230</text:p>
          </table:table-cell>
          <table:table-cell table:formula="of:=[.B35]*[.$B$4]" office:value-type="float" office:value="5168">
            <text:p>5168</text:p>
          </table:table-cell>
          <table:table-cell table:formula="of:=[.B35]*360/[.$B$3]" office:value-type="float" office:value="12.5708108108108">
            <text:p>12,5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70">
            <text:p>3270</text:p>
          </table:table-cell>
          <table:table-cell table:formula="of:=[.B36]*[.$B$4]" office:value-type="float" office:value="5232">
            <text:p>5232</text:p>
          </table:table-cell>
          <table:table-cell table:formula="of:=[.B36]*360/[.$B$3]" office:value-type="float" office:value="12.7264864864865">
            <text:p>12,73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300">
            <text:p>3300</text:p>
          </table:table-cell>
          <table:table-cell table:formula="of:=[.B37]*[.$B$4]" office:value-type="float" office:value="5280">
            <text:p>5280</text:p>
          </table:table-cell>
          <table:table-cell table:formula="of:=[.B37]*360/[.$B$3]" office:value-type="float" office:value="12.8432432432432">
            <text:p>12,8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310">
            <text:p>3310</text:p>
          </table:table-cell>
          <table:table-cell table:formula="of:=[.B38]*[.$B$4]" office:value-type="float" office:value="5296">
            <text:p>5296</text:p>
          </table:table-cell>
          <table:table-cell table:formula="of:=[.B38]*360/[.$B$3]" office:value-type="float" office:value="12.8821621621622">
            <text:p>12,8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330">
            <text:p>3330</text:p>
          </table:table-cell>
          <table:table-cell table:formula="of:=[.B39]*[.$B$4]" office:value-type="float" office:value="5328">
            <text:p>5328</text:p>
          </table:table-cell>
          <table:table-cell table:formula="of:=[.B39]*360/[.$B$3]" office:value-type="float" office:value="12.96">
            <text:p>12,9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350">
            <text:p>3350</text:p>
          </table:table-cell>
          <table:table-cell table:formula="of:=[.B40]*[.$B$4]" office:value-type="float" office:value="5360">
            <text:p>5360</text:p>
          </table:table-cell>
          <table:table-cell table:formula="of:=[.B40]*360/[.$B$3]" office:value-type="float" office:value="13.0378378378378">
            <text:p>13,0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50">
            <text:p>3350</text:p>
          </table:table-cell>
          <table:table-cell table:formula="of:=[.B41]*[.$B$4]" office:value-type="float" office:value="5360">
            <text:p>5360</text:p>
          </table:table-cell>
          <table:table-cell table:formula="of:=[.B41]*360/[.$B$3]" office:value-type="float" office:value="13.0378378378378">
            <text:p>13,0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60">
            <text:p>3360</text:p>
          </table:table-cell>
          <table:table-cell table:formula="of:=[.B42]*[.$B$4]" office:value-type="float" office:value="5376">
            <text:p>5376</text:p>
          </table:table-cell>
          <table:table-cell table:formula="of:=[.B42]*360/[.$B$3]" office:value-type="float" office:value="13.0767567567568">
            <text:p>13,0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370">
            <text:p>3370</text:p>
          </table:table-cell>
          <table:table-cell table:formula="of:=[.B43]*[.$B$4]" office:value-type="float" office:value="5392">
            <text:p>5392</text:p>
          </table:table-cell>
          <table:table-cell table:formula="of:=[.B43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370">
            <text:p>3370</text:p>
          </table:table-cell>
          <table:table-cell table:formula="of:=[.B44]*[.$B$4]" office:value-type="float" office:value="5392">
            <text:p>5392</text:p>
          </table:table-cell>
          <table:table-cell table:formula="of:=[.B44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80">
            <text:p>3380</text:p>
          </table:table-cell>
          <table:table-cell table:formula="of:=[.B45]*[.$B$4]" office:value-type="float" office:value="5408">
            <text:p>5408</text:p>
          </table:table-cell>
          <table:table-cell table:formula="of:=[.B45]*360/[.$B$3]" office:value-type="float" office:value="13.1545945945946">
            <text:p>13,1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370">
            <text:p>3370</text:p>
          </table:table-cell>
          <table:table-cell table:formula="of:=[.B46]*[.$B$4]" office:value-type="float" office:value="5392">
            <text:p>5392</text:p>
          </table:table-cell>
          <table:table-cell table:formula="of:=[.B46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70">
            <text:p>3370</text:p>
          </table:table-cell>
          <table:table-cell table:formula="of:=[.B47]*[.$B$4]" office:value-type="float" office:value="5392">
            <text:p>5392</text:p>
          </table:table-cell>
          <table:table-cell table:formula="of:=[.B47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380">
            <text:p>3380</text:p>
          </table:table-cell>
          <table:table-cell table:formula="of:=[.B48]*[.$B$4]" office:value-type="float" office:value="5408">
            <text:p>5408</text:p>
          </table:table-cell>
          <table:table-cell table:formula="of:=[.B48]*360/[.$B$3]" office:value-type="float" office:value="13.1545945945946">
            <text:p>13,1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370">
            <text:p>3370</text:p>
          </table:table-cell>
          <table:table-cell table:formula="of:=[.B49]*[.$B$4]" office:value-type="float" office:value="5392">
            <text:p>5392</text:p>
          </table:table-cell>
          <table:table-cell table:formula="of:=[.B49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370">
            <text:p>3370</text:p>
          </table:table-cell>
          <table:table-cell table:formula="of:=[.B50]*[.$B$4]" office:value-type="float" office:value="5392">
            <text:p>5392</text:p>
          </table:table-cell>
          <table:table-cell table:formula="of:=[.B50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370">
            <text:p>3370</text:p>
          </table:table-cell>
          <table:table-cell table:formula="of:=[.B51]*[.$B$4]" office:value-type="float" office:value="5392">
            <text:p>5392</text:p>
          </table:table-cell>
          <table:table-cell table:formula="of:=[.B51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370">
            <text:p>3370</text:p>
          </table:table-cell>
          <table:table-cell table:formula="of:=[.B52]*[.$B$4]" office:value-type="float" office:value="5392">
            <text:p>5392</text:p>
          </table:table-cell>
          <table:table-cell table:formula="of:=[.B52]*360/[.$B$3]" office:value-type="float" office:value="13.1156756756757">
            <text:p>13,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360">
            <text:p>3360</text:p>
          </table:table-cell>
          <table:table-cell table:formula="of:=[.B53]*[.$B$4]" office:value-type="float" office:value="5376">
            <text:p>5376</text:p>
          </table:table-cell>
          <table:table-cell table:formula="of:=[.B53]*360/[.$B$3]" office:value-type="float" office:value="13.0767567567568">
            <text:p>13,0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350">
            <text:p>3350</text:p>
          </table:table-cell>
          <table:table-cell table:formula="of:=[.B54]*[.$B$4]" office:value-type="float" office:value="5360">
            <text:p>5360</text:p>
          </table:table-cell>
          <table:table-cell table:formula="of:=[.B54]*360/[.$B$3]" office:value-type="float" office:value="13.0378378378378">
            <text:p>13,04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350">
            <text:p>3350</text:p>
          </table:table-cell>
          <table:table-cell table:formula="of:=[.B55]*[.$B$4]" office:value-type="float" office:value="5360">
            <text:p>5360</text:p>
          </table:table-cell>
          <table:table-cell table:formula="of:=[.B55]*360/[.$B$3]" office:value-type="float" office:value="13.0378378378378">
            <text:p>13,0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340">
            <text:p>3340</text:p>
          </table:table-cell>
          <table:table-cell table:formula="of:=[.B56]*[.$B$4]" office:value-type="float" office:value="5344">
            <text:p>5344</text:p>
          </table:table-cell>
          <table:table-cell table:formula="of:=[.B56]*360/[.$B$3]" office:value-type="float" office:value="12.9989189189189">
            <text:p>13,0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330">
            <text:p>3330</text:p>
          </table:table-cell>
          <table:table-cell table:formula="of:=[.B57]*[.$B$4]" office:value-type="float" office:value="5328">
            <text:p>5328</text:p>
          </table:table-cell>
          <table:table-cell table:formula="of:=[.B57]*360/[.$B$3]" office:value-type="float" office:value="12.96">
            <text:p>12,9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30">
            <text:p>3330</text:p>
          </table:table-cell>
          <table:table-cell table:formula="of:=[.B58]*[.$B$4]" office:value-type="float" office:value="5328">
            <text:p>5328</text:p>
          </table:table-cell>
          <table:table-cell table:formula="of:=[.B58]*360/[.$B$3]" office:value-type="float" office:value="12.96">
            <text:p>12,9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310">
            <text:p>3310</text:p>
          </table:table-cell>
          <table:table-cell table:formula="of:=[.B59]*[.$B$4]" office:value-type="float" office:value="5296">
            <text:p>5296</text:p>
          </table:table-cell>
          <table:table-cell table:formula="of:=[.B59]*360/[.$B$3]" office:value-type="float" office:value="12.8821621621622">
            <text:p>12,8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320">
            <text:p>3320</text:p>
          </table:table-cell>
          <table:table-cell table:formula="of:=[.B60]*[.$B$4]" office:value-type="float" office:value="5312">
            <text:p>5312</text:p>
          </table:table-cell>
          <table:table-cell table:formula="of:=[.B60]*360/[.$B$3]" office:value-type="float" office:value="12.9210810810811">
            <text:p>12,9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300">
            <text:p>3300</text:p>
          </table:table-cell>
          <table:table-cell table:formula="of:=[.B61]*[.$B$4]" office:value-type="float" office:value="5280">
            <text:p>5280</text:p>
          </table:table-cell>
          <table:table-cell table:formula="of:=[.B61]*360/[.$B$3]" office:value-type="float" office:value="12.8432432432432">
            <text:p>12,8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300">
            <text:p>3300</text:p>
          </table:table-cell>
          <table:table-cell table:formula="of:=[.B62]*[.$B$4]" office:value-type="float" office:value="5280">
            <text:p>5280</text:p>
          </table:table-cell>
          <table:table-cell table:formula="of:=[.B62]*360/[.$B$3]" office:value-type="float" office:value="12.8432432432432">
            <text:p>12,8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290">
            <text:p>3290</text:p>
          </table:table-cell>
          <table:table-cell table:formula="of:=[.B63]*[.$B$4]" office:value-type="float" office:value="5264">
            <text:p>5264</text:p>
          </table:table-cell>
          <table:table-cell table:formula="of:=[.B63]*360/[.$B$3]" office:value-type="float" office:value="12.8043243243243">
            <text:p>12,8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280">
            <text:p>3280</text:p>
          </table:table-cell>
          <table:table-cell table:formula="of:=[.B64]*[.$B$4]" office:value-type="float" office:value="5248">
            <text:p>5248</text:p>
          </table:table-cell>
          <table:table-cell table:formula="of:=[.B64]*360/[.$B$3]" office:value-type="float" office:value="12.7654054054054">
            <text:p>12,7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270">
            <text:p>3270</text:p>
          </table:table-cell>
          <table:table-cell table:formula="of:=[.B65]*[.$B$4]" office:value-type="float" office:value="5232">
            <text:p>5232</text:p>
          </table:table-cell>
          <table:table-cell table:formula="of:=[.B65]*360/[.$B$3]" office:value-type="float" office:value="12.7264864864865">
            <text:p>12,7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270">
            <text:p>3270</text:p>
          </table:table-cell>
          <table:table-cell table:formula="of:=[.B66]*[.$B$4]" office:value-type="float" office:value="5232">
            <text:p>5232</text:p>
          </table:table-cell>
          <table:table-cell table:formula="of:=[.B66]*360/[.$B$3]" office:value-type="float" office:value="12.7264864864865">
            <text:p>12,7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0">
            <text:p>3250</text:p>
          </table:table-cell>
          <table:table-cell table:formula="of:=[.B67]*[.$B$4]" office:value-type="float" office:value="5200">
            <text:p>5200</text:p>
          </table:table-cell>
          <table:table-cell table:formula="of:=[.B67]*360/[.$B$3]" office:value-type="float" office:value="12.6486486486486">
            <text:p>12,6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250">
            <text:p>3250</text:p>
          </table:table-cell>
          <table:table-cell table:formula="of:=[.B68]*[.$B$4]" office:value-type="float" office:value="5200">
            <text:p>5200</text:p>
          </table:table-cell>
          <table:table-cell table:formula="of:=[.B68]*360/[.$B$3]" office:value-type="float" office:value="12.6486486486486">
            <text:p>12,6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240">
            <text:p>3240</text:p>
          </table:table-cell>
          <table:table-cell table:formula="of:=[.B69]*[.$B$4]" office:value-type="float" office:value="5184">
            <text:p>5184</text:p>
          </table:table-cell>
          <table:table-cell table:formula="of:=[.B69]*360/[.$B$3]" office:value-type="float" office:value="12.6097297297297">
            <text:p>12,6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220">
            <text:p>3220</text:p>
          </table:table-cell>
          <table:table-cell table:formula="of:=[.B70]*[.$B$4]" office:value-type="float" office:value="5152">
            <text:p>5152</text:p>
          </table:table-cell>
          <table:table-cell table:formula="of:=[.B70]*360/[.$B$3]" office:value-type="float" office:value="12.5318918918919">
            <text:p>12,5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230">
            <text:p>3230</text:p>
          </table:table-cell>
          <table:table-cell table:formula="of:=[.B71]*[.$B$4]" office:value-type="float" office:value="5168">
            <text:p>5168</text:p>
          </table:table-cell>
          <table:table-cell table:formula="of:=[.B71]*360/[.$B$3]" office:value-type="float" office:value="12.5708108108108">
            <text:p>12,5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30">
            <text:p>3230</text:p>
          </table:table-cell>
          <table:table-cell table:formula="of:=[.B72]*[.$B$4]" office:value-type="float" office:value="5168">
            <text:p>5168</text:p>
          </table:table-cell>
          <table:table-cell table:formula="of:=[.B72]*360/[.$B$3]" office:value-type="float" office:value="12.5708108108108">
            <text:p>12,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00">
            <text:p>3200</text:p>
          </table:table-cell>
          <table:table-cell table:formula="of:=[.B73]*[.$B$4]" office:value-type="float" office:value="5120">
            <text:p>5120</text:p>
          </table:table-cell>
          <table:table-cell table:formula="of:=[.B73]*360/[.$B$3]" office:value-type="float" office:value="12.4540540540541">
            <text:p>12,4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220">
            <text:p>3220</text:p>
          </table:table-cell>
          <table:table-cell table:formula="of:=[.B74]*[.$B$4]" office:value-type="float" office:value="5152">
            <text:p>5152</text:p>
          </table:table-cell>
          <table:table-cell table:formula="of:=[.B74]*360/[.$B$3]" office:value-type="float" office:value="12.5318918918919">
            <text:p>12,5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210">
            <text:p>3210</text:p>
          </table:table-cell>
          <table:table-cell table:formula="of:=[.B75]*[.$B$4]" office:value-type="float" office:value="5136">
            <text:p>5136</text:p>
          </table:table-cell>
          <table:table-cell table:formula="of:=[.B75]*360/[.$B$3]" office:value-type="float" office:value="12.492972972973">
            <text:p>12,4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80">
            <text:p>3180</text:p>
          </table:table-cell>
          <table:table-cell table:formula="of:=[.B76]*[.$B$4]" office:value-type="float" office:value="5088">
            <text:p>5088</text:p>
          </table:table-cell>
          <table:table-cell table:formula="of:=[.B76]*360/[.$B$3]" office:value-type="float" office:value="12.3762162162162">
            <text:p>12,3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170">
            <text:p>3170</text:p>
          </table:table-cell>
          <table:table-cell table:formula="of:=[.B77]*[.$B$4]" office:value-type="float" office:value="5072">
            <text:p>5072</text:p>
          </table:table-cell>
          <table:table-cell table:formula="of:=[.B77]*360/[.$B$3]" office:value-type="float" office:value="12.3372972972973">
            <text:p>12,3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120">
            <text:p>3120</text:p>
          </table:table-cell>
          <table:table-cell table:formula="of:=[.B78]*[.$B$4]" office:value-type="float" office:value="4992">
            <text:p>4992</text:p>
          </table:table-cell>
          <table:table-cell table:formula="of:=[.B78]*360/[.$B$3]" office:value-type="float" office:value="12.1427027027027">
            <text:p>12,1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50">
            <text:p>3050</text:p>
          </table:table-cell>
          <table:table-cell table:formula="of:=[.B79]*[.$B$4]" office:value-type="float" office:value="4880">
            <text:p>4880</text:p>
          </table:table-cell>
          <table:table-cell table:formula="of:=[.B79]*360/[.$B$3]" office:value-type="float" office:value="11.8702702702703">
            <text:p>11,8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10">
            <text:p>3010</text:p>
          </table:table-cell>
          <table:table-cell table:formula="of:=[.B80]*[.$B$4]" office:value-type="float" office:value="4816">
            <text:p>4816</text:p>
          </table:table-cell>
          <table:table-cell table:formula="of:=[.B80]*360/[.$B$3]" office:value-type="float" office:value="11.7145945945946">
            <text:p>11,7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940">
            <text:p>2940</text:p>
          </table:table-cell>
          <table:table-cell table:formula="of:=[.B81]*[.$B$4]" office:value-type="float" office:value="4704">
            <text:p>4704</text:p>
          </table:table-cell>
          <table:table-cell table:formula="of:=[.B81]*360/[.$B$3]" office:value-type="float" office:value="11.4421621621622">
            <text:p>11,4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860">
            <text:p>2860</text:p>
          </table:table-cell>
          <table:table-cell table:formula="of:=[.B82]*[.$B$4]" office:value-type="float" office:value="4576">
            <text:p>4576</text:p>
          </table:table-cell>
          <table:table-cell table:formula="of:=[.B82]*360/[.$B$3]" office:value-type="float" office:value="11.1308108108108">
            <text:p>11,1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780">
            <text:p>2780</text:p>
          </table:table-cell>
          <table:table-cell table:formula="of:=[.B83]*[.$B$4]" office:value-type="float" office:value="4448">
            <text:p>4448</text:p>
          </table:table-cell>
          <table:table-cell table:formula="of:=[.B83]*360/[.$B$3]" office:value-type="float" office:value="10.8194594594595">
            <text:p>10,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10">
            <text:p>2710</text:p>
          </table:table-cell>
          <table:table-cell table:formula="of:=[.B84]*[.$B$4]" office:value-type="float" office:value="4336">
            <text:p>4336</text:p>
          </table:table-cell>
          <table:table-cell table:formula="of:=[.B84]*360/[.$B$3]" office:value-type="float" office:value="10.547027027027">
            <text:p>10,5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640">
            <text:p>2640</text:p>
          </table:table-cell>
          <table:table-cell table:formula="of:=[.B85]*[.$B$4]" office:value-type="float" office:value="4224">
            <text:p>4224</text:p>
          </table:table-cell>
          <table:table-cell table:formula="of:=[.B85]*360/[.$B$3]" office:value-type="float" office:value="10.2745945945946">
            <text:p>10,2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50">
            <text:p>2550</text:p>
          </table:table-cell>
          <table:table-cell table:formula="of:=[.B86]*[.$B$4]" office:value-type="float" office:value="4080">
            <text:p>4080</text:p>
          </table:table-cell>
          <table:table-cell table:formula="of:=[.B86]*360/[.$B$3]" office:value-type="float" office:value="9.92432432432432">
            <text:p>9,9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80">
            <text:p>2480</text:p>
          </table:table-cell>
          <table:table-cell table:formula="of:=[.B87]*[.$B$4]" office:value-type="float" office:value="3968">
            <text:p>3968</text:p>
          </table:table-cell>
          <table:table-cell table:formula="of:=[.B87]*360/[.$B$3]" office:value-type="float" office:value="9.65189189189189">
            <text:p>9,6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10">
            <text:p>2410</text:p>
          </table:table-cell>
          <table:table-cell table:formula="of:=[.B88]*[.$B$4]" office:value-type="float" office:value="3856">
            <text:p>3856</text:p>
          </table:table-cell>
          <table:table-cell table:formula="of:=[.B88]*360/[.$B$3]" office:value-type="float" office:value="9.37945945945946">
            <text:p>9,38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360">
            <text:p>2360</text:p>
          </table:table-cell>
          <table:table-cell table:formula="of:=[.B89]*[.$B$4]" office:value-type="float" office:value="3776">
            <text:p>3776</text:p>
          </table:table-cell>
          <table:table-cell table:formula="of:=[.B89]*360/[.$B$3]" office:value-type="float" office:value="9.18486486486487">
            <text:p>9,18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70">
            <text:p>2270</text:p>
          </table:table-cell>
          <table:table-cell table:formula="of:=[.B90]*[.$B$4]" office:value-type="float" office:value="3632">
            <text:p>3632</text:p>
          </table:table-cell>
          <table:table-cell table:formula="of:=[.B90]*360/[.$B$3]" office:value-type="float" office:value="8.8345945945946">
            <text:p>8,83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200">
            <text:p>2200</text:p>
          </table:table-cell>
          <table:table-cell table:formula="of:=[.B91]*[.$B$4]" office:value-type="float" office:value="3520">
            <text:p>3520</text:p>
          </table:table-cell>
          <table:table-cell table:formula="of:=[.B91]*360/[.$B$3]" office:value-type="float" office:value="8.56216216216216">
            <text:p>8,5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130">
            <text:p>2130</text:p>
          </table:table-cell>
          <table:table-cell table:formula="of:=[.B92]*[.$B$4]" office:value-type="float" office:value="3408">
            <text:p>3408</text:p>
          </table:table-cell>
          <table:table-cell table:formula="of:=[.B92]*360/[.$B$3]" office:value-type="float" office:value="8.28972972972973">
            <text:p>8,2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050">
            <text:p>2050</text:p>
          </table:table-cell>
          <table:table-cell table:formula="of:=[.B93]*[.$B$4]" office:value-type="float" office:value="3280">
            <text:p>3280</text:p>
          </table:table-cell>
          <table:table-cell table:formula="of:=[.B93]*360/[.$B$3]" office:value-type="float" office:value="7.97837837837838">
            <text:p>7,9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70">
            <text:p>1970</text:p>
          </table:table-cell>
          <table:table-cell table:formula="of:=[.B94]*[.$B$4]" office:value-type="float" office:value="3152">
            <text:p>3152</text:p>
          </table:table-cell>
          <table:table-cell table:formula="of:=[.B94]*360/[.$B$3]" office:value-type="float" office:value="7.66702702702703">
            <text:p>7,67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910">
            <text:p>1910</text:p>
          </table:table-cell>
          <table:table-cell table:formula="of:=[.B95]*[.$B$4]" office:value-type="float" office:value="3056">
            <text:p>3056</text:p>
          </table:table-cell>
          <table:table-cell table:formula="of:=[.B95]*360/[.$B$3]" office:value-type="float" office:value="7.43351351351351">
            <text:p>7,4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0">
            <text:p>1810</text:p>
          </table:table-cell>
          <table:table-cell table:formula="of:=[.B96]*[.$B$4]" office:value-type="float" office:value="2896">
            <text:p>2896</text:p>
          </table:table-cell>
          <table:table-cell table:formula="of:=[.B96]*360/[.$B$3]" office:value-type="float" office:value="7.04432432432432">
            <text:p>7,0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710">
            <text:p>1710</text:p>
          </table:table-cell>
          <table:table-cell table:formula="of:=[.B97]*[.$B$4]" office:value-type="float" office:value="2736">
            <text:p>2736</text:p>
          </table:table-cell>
          <table:table-cell table:formula="of:=[.B97]*360/[.$B$3]" office:value-type="float" office:value="6.65513513513514">
            <text:p>6,66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10">
            <text:p>1610</text:p>
          </table:table-cell>
          <table:table-cell table:formula="of:=[.B98]*[.$B$4]" office:value-type="float" office:value="2576">
            <text:p>2576</text:p>
          </table:table-cell>
          <table:table-cell table:formula="of:=[.B98]*360/[.$B$3]" office:value-type="float" office:value="6.26594594594595">
            <text:p>6,27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30">
            <text:p>1530</text:p>
          </table:table-cell>
          <table:table-cell table:formula="of:=[.B99]*[.$B$4]" office:value-type="float" office:value="2448">
            <text:p>2448</text:p>
          </table:table-cell>
          <table:table-cell table:formula="of:=[.B99]*360/[.$B$3]" office:value-type="float" office:value="5.95459459459459">
            <text:p>5,9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30">
            <text:p>1430</text:p>
          </table:table-cell>
          <table:table-cell table:formula="of:=[.B100]*[.$B$4]" office:value-type="float" office:value="2288">
            <text:p>2288</text:p>
          </table:table-cell>
          <table:table-cell table:formula="of:=[.B100]*360/[.$B$3]" office:value-type="float" office:value="5.56540540540541">
            <text:p>5,57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310">
            <text:p>1310</text:p>
          </table:table-cell>
          <table:table-cell table:formula="of:=[.B101]*[.$B$4]" office:value-type="float" office:value="2096">
            <text:p>2096</text:p>
          </table:table-cell>
          <table:table-cell table:formula="of:=[.B101]*360/[.$B$3]" office:value-type="float" office:value="5.09837837837838">
            <text:p>5,10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230">
            <text:p>1230</text:p>
          </table:table-cell>
          <table:table-cell table:formula="of:=[.B102]*[.$B$4]" office:value-type="float" office:value="1968">
            <text:p>1968</text:p>
          </table:table-cell>
          <table:table-cell table:formula="of:=[.B102]*360/[.$B$3]" office:value-type="float" office:value="4.78702702702703">
            <text:p>4,79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100">
            <text:p>1100</text:p>
          </table:table-cell>
          <table:table-cell table:formula="of:=[.B103]*[.$B$4]" office:value-type="float" office:value="1760">
            <text:p>1760</text:p>
          </table:table-cell>
          <table:table-cell table:formula="of:=[.B103]*360/[.$B$3]" office:value-type="float" office:value="4.28108108108108">
            <text:p>4,2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30">
            <text:p>930</text:p>
          </table:table-cell>
          <table:table-cell table:formula="of:=[.B104]*[.$B$4]" office:value-type="float" office:value="1488">
            <text:p>1488</text:p>
          </table:table-cell>
          <table:table-cell table:formula="of:=[.B104]*360/[.$B$3]" office:value-type="float" office:value="3.61945945945946">
            <text:p>3,62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80">
            <text:p>780</text:p>
          </table:table-cell>
          <table:table-cell table:formula="of:=[.B105]*[.$B$4]" office:value-type="float" office:value="1248">
            <text:p>1248</text:p>
          </table:table-cell>
          <table:table-cell table:formula="of:=[.B105]*360/[.$B$3]" office:value-type="float" office:value="3.03567567567568">
            <text:p>3,0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60">
            <text:p>760</text:p>
          </table:table-cell>
          <table:table-cell table:formula="of:=[.B106]*[.$B$4]" office:value-type="float" office:value="1216">
            <text:p>1216</text:p>
          </table:table-cell>
          <table:table-cell table:formula="of:=[.B106]*360/[.$B$3]" office:value-type="float" office:value="2.95783783783784">
            <text:p>2,9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-</text:p>
          </table:table-cell>
          <table:table-cell table:formula="of:=[.B107]*[.$B$4]" office:value-type="float" office:value="-0">
            <text:p>0</text:p>
          </table:table-cell>
          <table:table-cell table:formula="of:=[.B107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-</text:p>
          </table:table-cell>
          <table:table-cell table:formula="of:=[.B108]*[.$B$4]" office:value-type="float" office:value="-0">
            <text:p>0</text:p>
          </table:table-cell>
          <table:table-cell table:formula="of:=[.B108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-</text:p>
          </table:table-cell>
          <table:table-cell table:formula="of:=[.B109]*[.$B$4]" office:value-type="float" office:value="-0">
            <text:p>0</text:p>
          </table:table-cell>
          <table:table-cell table:formula="of:=[.B109]*360/[.$B$3]" office:value-type="float" office:value="-0">
            <text:p>0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-</text:p>
          </table:table-cell>
          <table:table-cell table:formula="of:=[.B110]*[.$B$4]" office:value-type="float" office:value="-0">
            <text:p>0</text:p>
          </table:table-cell>
          <table:table-cell table:formula="of:=[.B110]*360/[.$B$3]" office:value-type="float" office:value="-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30/08/2010</text:date>, <text:time>1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8H37M25S</meta:editing-duration>
    <meta:editing-cycles>57</meta:editing-cycles>
    <meta:generator>OpenOffice.org/3.2$Linux OpenOffice.org_project/320m12$Build-9483</meta:generator>
    <dc:date>2010-08-30T11:56:07</dc:date>
    <dc:creator>Javier Santos</dc:creator>
    <meta:document-statistic meta:table-count="6" meta:cell-count="1767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17cm" svg:height="6.997cm" xlink:href=".." chart:class="chart:scatter" chart:style-name="ch1">
        <chart:legend chart:legend-position="end" svg:x="14.476cm" svg:y="3.216cm" chart:style-name="ch2"/>
        <chart:plot-area chart:style-name="ch3" table:cell-range-address="beacon_calib.A28:beacon_calib.B106" svg:x="0.336cm" svg:y="0.139cm" svg:width="13.805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acon_calib.B28:beacon_calib.B106" chart:class="chart:scatter">
            <chart:domain table:cell-range-address="beacon_calib.A28:beacon_calib.A106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 text:id="beacon_calib.A28:beacon_calib.A106">36</text:p>
              </table:table-cell>
              <table:table-cell office:value-type="float" office:value="1640">
                <text:p text:id="beacon_calib.B28:beacon_calib.B106">16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">
                <text:p>5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">
                <text:p>62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">
                <text:p>64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">
                <text:p>67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">
                <text:p>76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">
                <text:p>7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2">
                <text:p>8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">
                <text:p>85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">
                <text:p>105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">
                <text:p>115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">
                <text:p>13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0">
                <text:p>140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">
                <text:p>145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">
                <text:p>15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">
                <text:p>15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0">
                <text:p>160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">
                <text:p>165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">
                <text:p>170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0">
                <text:p>190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">
                <text:p>195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">
                <text:p>20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5">
                <text:p>205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0">
                <text:p>21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5">
                <text:p>21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0">
                <text:p>22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">
                <text:p>22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6">
                <text:p>226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88cm" svg:height="12.571cm" xlink:href=".." chart:class="chart:scatter" chart:style-name="ch1">
        <chart:legend chart:legend-position="end" svg:x="17.584cm" svg:y="6.003cm" chart:style-name="ch2"/>
        <chart:plot-area chart:style-name="ch3" table:cell-range-address="beacon_calb2.A3:beacon_calb2.B35" svg:x="0.27cm" svg:y="0.119cm" svg:width="16.785cm" svg:height="11.81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acon_calb2.B3:beacon_calb2.B35" chart:class="chart:scatter">
            <chart:domain table:cell-range-address="beacon_calb2.A3:beacon_calb2.A35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 text:id="beacon_calb2.A3:beacon_calb2.A35">40</text:p>
              </table:table-cell>
              <table:table-cell office:value-type="float" office:value="417">
                <text:p text:id="beacon_calb2.B3:beacon_calb2.B35">4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">
                <text:p>9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">
                <text:p>1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">
                <text:p>1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">
                <text:p>15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">
                <text:p>16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">
                <text:p>1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">
                <text:p>1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">
                <text:p>1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6">
                <text:p>196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58cm" svg:height="13.373cm" xlink:href=".." chart:class="chart:scatter" chart:style-name="ch1">
        <chart:legend chart:legend-position="end" svg:x="20.2cm" svg:y="6.029cm" chart:style-name="ch2"/>
        <chart:plot-area chart:style-name="ch3" table:cell-range-address="beacon_calb3.A9:beacon_calb3.D63" svg:x="-0.001cm" svg:y="0.093cm" svg:width="16.183cm" svg:height="12.5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acon_calb3.B9:beacon_calb3.B63" chart:class="chart:scatter">
            <chart:domain table:cell-range-address="beacon_calb3.A9:beacon_calb3.A63"/>
            <chart:data-point chart:repeated="55"/>
          </chart:series>
          <chart:series chart:style-name="ch7" chart:values-cell-range-address="beacon_calb3.C9:beacon_calb3.C63" chart:class="chart:scatter">
            <chart:data-point chart:repeated="55"/>
          </chart:series>
          <chart:series chart:style-name="ch8" chart:values-cell-range-address="beacon_calb3.D9:beacon_calb3.D63" chart:class="chart:scatter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beacon_calb3.A9:beacon_calb3.A63">15</text:p>
              </table:table-cell>
              <table:table-cell office:value-type="float" office:value="10150">
                <text:p text:id="beacon_calb3.B9:beacon_calb3.B63">10150</text:p>
              </table:table-cell>
              <table:table-cell office:value-type="float" office:value="1.#NAN">
                <text:p text:id="beacon_calb3.C9:beacon_calb3.C63">1.#NAN</text:p>
              </table:table-cell>
              <table:table-cell office:value-type="float" office:value="16240">
                <text:p text:id="beacon_calb3.D9:beacon_calb3.D63">162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240">
                <text:p>8240</text:p>
              </table:table-cell>
              <table:table-cell office:value-type="float" office:value="1.#NAN">
                <text:p>1.#NAN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7210">
                <text:p>7210</text:p>
              </table:table-cell>
              <table:table-cell office:value-type="float" office:value="1.#NAN">
                <text:p>1.#NAN</text:p>
              </table:table-cell>
              <table:table-cell office:value-type="float" office:value="11536">
                <text:p>11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710">
                <text:p>6710</text:p>
              </table:table-cell>
              <table:table-cell office:value-type="float" office:value="1.#NAN">
                <text:p>1.#NAN</text:p>
              </table:table-cell>
              <table:table-cell office:value-type="float" office:value="10736">
                <text:p>10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410">
                <text:p>6410</text:p>
              </table:table-cell>
              <table:table-cell office:value-type="float" office:value="1.#NAN">
                <text:p>1.#NAN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220">
                <text:p>6220</text:p>
              </table:table-cell>
              <table:table-cell office:value-type="float" office:value="1.#NAN">
                <text:p>1.#NAN</text:p>
              </table:table-cell>
              <table:table-cell office:value-type="float" office:value="9952">
                <text:p>9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6080">
                <text:p>6080</text:p>
              </table:table-cell>
              <table:table-cell office:value-type="float" office:value="1.#NAN">
                <text:p>1.#NAN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960">
                <text:p>5960</text:p>
              </table:table-cell>
              <table:table-cell office:value-type="float" office:value="1.#NAN">
                <text:p>1.#NAN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5860">
                <text:p>5860</text:p>
              </table:table-cell>
              <table:table-cell office:value-type="float" office:value="1.#NAN">
                <text:p>1.#NAN</text:p>
              </table:table-cell>
              <table:table-cell office:value-type="float" office:value="9376">
                <text:p>9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5770">
                <text:p>5770</text:p>
              </table:table-cell>
              <table:table-cell office:value-type="float" office:value="1.#NAN">
                <text:p>1.#NAN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5670">
                <text:p>5670</text:p>
              </table:table-cell>
              <table:table-cell office:value-type="float" office:value="1.#NAN">
                <text:p>1.#NAN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5570">
                <text:p>5570</text:p>
              </table:table-cell>
              <table:table-cell office:value-type="float" office:value="1.#NAN">
                <text:p>1.#NAN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5480">
                <text:p>5480</text:p>
              </table:table-cell>
              <table:table-cell office:value-type="float" office:value="1.#NAN">
                <text:p>1.#NAN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5370">
                <text:p>5370</text:p>
              </table:table-cell>
              <table:table-cell office:value-type="float" office:value="1.#NAN">
                <text:p>1.#NAN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5270">
                <text:p>5270</text:p>
              </table:table-cell>
              <table:table-cell office:value-type="float" office:value="1.#NAN">
                <text:p>1.#NAN</text:p>
              </table:table-cell>
              <table:table-cell office:value-type="float" office:value="8432">
                <text:p>8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5180">
                <text:p>5180</text:p>
              </table:table-cell>
              <table:table-cell office:value-type="float" office:value="1.#NAN">
                <text:p>1.#NAN</text:p>
              </table:table-cell>
              <table:table-cell office:value-type="float" office:value="8288">
                <text:p>8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5080">
                <text:p>5080</text:p>
              </table:table-cell>
              <table:table-cell office:value-type="float" office:value="1.#NAN">
                <text:p>1.#NAN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4990">
                <text:p>4990</text:p>
              </table:table-cell>
              <table:table-cell office:value-type="float" office:value="1.#NAN">
                <text:p>1.#NAN</text:p>
              </table:table-cell>
              <table:table-cell office:value-type="float" office:value="7984">
                <text:p>7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4900">
                <text:p>4900</text:p>
              </table:table-cell>
              <table:table-cell office:value-type="float" office:value="1.#NAN">
                <text:p>1.#NAN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4810">
                <text:p>4810</text:p>
              </table:table-cell>
              <table:table-cell office:value-type="float" office:value="1.#NAN">
                <text:p>1.#NAN</text:p>
              </table:table-cell>
              <table:table-cell office:value-type="float" office:value="7696">
                <text:p>7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4730">
                <text:p>4730</text:p>
              </table:table-cell>
              <table:table-cell office:value-type="float" office:value="1.#NAN">
                <text:p>1.#NAN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4640">
                <text:p>4640</text:p>
              </table:table-cell>
              <table:table-cell office:value-type="float" office:value="1.#NAN">
                <text:p>1.#NAN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4570">
                <text:p>4570</text:p>
              </table:table-cell>
              <table:table-cell office:value-type="float" office:value="1.#NAN">
                <text:p>1.#NAN</text:p>
              </table:table-cell>
              <table:table-cell office:value-type="float" office:value="7312">
                <text:p>7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4480">
                <text:p>4480</text:p>
              </table:table-cell>
              <table:table-cell office:value-type="float" office:value="1.#NAN">
                <text:p>1.#NAN</text:p>
              </table:table-cell>
              <table:table-cell office:value-type="float" office:value="7168">
                <text:p>7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4400">
                <text:p>4400</text:p>
              </table:table-cell>
              <table:table-cell office:value-type="float" office:value="1.#NAN">
                <text:p>1.#NAN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">
                <text:p>140</text:p>
              </table:table-cell>
              <table:table-cell office:value-type="float" office:value="4340">
                <text:p>4340</text:p>
              </table:table-cell>
              <table:table-cell office:value-type="float" office:value="1.#NAN">
                <text:p>1.#NAN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">
                <text:p>145</text:p>
              </table:table-cell>
              <table:table-cell office:value-type="float" office:value="4230">
                <text:p>4230</text:p>
              </table:table-cell>
              <table:table-cell office:value-type="float" office:value="1.#NAN">
                <text:p>1.#NAN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4160">
                <text:p>4160</text:p>
              </table:table-cell>
              <table:table-cell office:value-type="float" office:value="1.#NAN">
                <text:p>1.#NAN</text:p>
              </table:table-cell>
              <table:table-cell office:value-type="float" office:value="6656">
                <text:p>6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">
                <text:p>155</text:p>
              </table:table-cell>
              <table:table-cell office:value-type="float" office:value="4070">
                <text:p>4070</text:p>
              </table:table-cell>
              <table:table-cell office:value-type="float" office:value="1.#NAN">
                <text:p>1.#NAN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3980">
                <text:p>3980</text:p>
              </table:table-cell>
              <table:table-cell office:value-type="float" office:value="1.#NAN">
                <text:p>1.#NAN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">
                <text:p>165</text:p>
              </table:table-cell>
              <table:table-cell office:value-type="float" office:value="3910">
                <text:p>3910</text:p>
              </table:table-cell>
              <table:table-cell office:value-type="float" office:value="1.#NAN">
                <text:p>1.#NAN</text:p>
              </table:table-cell>
              <table:table-cell office:value-type="float" office:value="6256">
                <text:p>6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">
                <text:p>170</text:p>
              </table:table-cell>
              <table:table-cell office:value-type="float" office:value="3810">
                <text:p>3810</text:p>
              </table:table-cell>
              <table:table-cell office:value-type="float" office:value="1.#NAN">
                <text:p>1.#NAN</text:p>
              </table:table-cell>
              <table:table-cell office:value-type="float" office:value="6096">
                <text:p>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3730">
                <text:p>3730</text:p>
              </table:table-cell>
              <table:table-cell office:value-type="float" office:value="1.#NAN">
                <text:p>1.#NAN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3630">
                <text:p>3630</text:p>
              </table:table-cell>
              <table:table-cell office:value-type="float" office:value="1.#NAN">
                <text:p>1.#NAN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">
                <text:p>185</text:p>
              </table:table-cell>
              <table:table-cell office:value-type="float" office:value="3560">
                <text:p>3560</text:p>
              </table:table-cell>
              <table:table-cell office:value-type="float" office:value="1.#NAN">
                <text:p>1.#NAN</text:p>
              </table:table-cell>
              <table:table-cell office:value-type="float" office:value="5696">
                <text:p>5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3480">
                <text:p>3480</text:p>
              </table:table-cell>
              <table:table-cell office:value-type="float" office:value="1.#NAN">
                <text:p>1.#NAN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3430">
                <text:p>3430</text:p>
              </table:table-cell>
              <table:table-cell office:value-type="float" office:value="1.#NAN">
                <text:p>1.#NAN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3370">
                <text:p>3370</text:p>
              </table:table-cell>
              <table:table-cell office:value-type="float" office:value="1.#NAN">
                <text:p>1.#NAN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">
                <text:p>205</text:p>
              </table:table-cell>
              <table:table-cell office:value-type="float" office:value="3300">
                <text:p>3300</text:p>
              </table:table-cell>
              <table:table-cell office:value-type="float" office:value="1.#NAN">
                <text:p>1.#NAN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3240">
                <text:p>3240</text:p>
              </table:table-cell>
              <table:table-cell office:value-type="float" office:value="1.#NAN">
                <text:p>1.#NAN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">
                <text:p>215</text:p>
              </table:table-cell>
              <table:table-cell office:value-type="float" office:value="3180">
                <text:p>3180</text:p>
              </table:table-cell>
              <table:table-cell office:value-type="float" office:value="1.#NAN">
                <text:p>1.#NAN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3130">
                <text:p>3130</text:p>
              </table:table-cell>
              <table:table-cell office:value-type="float" office:value="1.#NAN">
                <text:p>1.#NAN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3080">
                <text:p>3080</text:p>
              </table:table-cell>
              <table:table-cell office:value-type="float" office:value="1.#NAN">
                <text:p>1.#NAN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">
                <text:p>230</text:p>
              </table:table-cell>
              <table:table-cell office:value-type="float" office:value="3020">
                <text:p>3020</text:p>
              </table:table-cell>
              <table:table-cell office:value-type="float" office:value="1.#NAN">
                <text:p>1.#NAN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">
                <text:p>235</text:p>
              </table:table-cell>
              <table:table-cell office:value-type="float" office:value="2990">
                <text:p>2990</text:p>
              </table:table-cell>
              <table:table-cell office:value-type="float" office:value="1.#NAN">
                <text:p>1.#NAN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2940">
                <text:p>2940</text:p>
              </table:table-cell>
              <table:table-cell office:value-type="float" office:value="1.#NAN">
                <text:p>1.#NAN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">
                <text:p>245</text:p>
              </table:table-cell>
              <table:table-cell office:value-type="float" office:value="2880">
                <text:p>2880</text:p>
              </table:table-cell>
              <table:table-cell office:value-type="float" office:value="1.#NAN">
                <text:p>1.#NAN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">
                <text:p>250</text:p>
              </table:table-cell>
              <table:table-cell office:value-type="float" office:value="2850">
                <text:p>2850</text:p>
              </table:table-cell>
              <table:table-cell office:value-type="float" office:value="1.#NAN">
                <text:p>1.#NAN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2840">
                <text:p>2840</text:p>
              </table:table-cell>
              <table:table-cell office:value-type="float" office:value="1.#NAN">
                <text:p>1.#NAN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">
                <text:p>260</text:p>
              </table:table-cell>
              <table:table-cell office:value-type="float" office:value="2800">
                <text:p>2800</text:p>
              </table:table-cell>
              <table:table-cell office:value-type="float" office:value="1.#NAN">
                <text:p>1.#NAN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">
                <text:p>265</text:p>
              </table:table-cell>
              <table:table-cell office:value-type="float" office:value="2770">
                <text:p>2770</text:p>
              </table:table-cell>
              <table:table-cell office:value-type="float" office:value="1.#NAN">
                <text:p>1.#NAN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">
                <text:p>270</text:p>
              </table:table-cell>
              <table:table-cell office:value-type="float" office:value="2750">
                <text:p>2750</text:p>
              </table:table-cell>
              <table:table-cell office:value-type="float" office:value="1.#NAN">
                <text:p>1.#NAN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">
                <text:p>275</text:p>
              </table:table-cell>
              <table:table-cell office:value-type="float" office:value="2710">
                <text:p>2710</text:p>
              </table:table-cell>
              <table:table-cell office:value-type="float" office:value="1.#NAN">
                <text:p>1.#NAN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">
                <text:p>280</text:p>
              </table:table-cell>
              <table:table-cell office:value-type="float" office:value="2690">
                <text:p>2690</text:p>
              </table:table-cell>
              <table:table-cell office:value-type="float" office:value="1.#NAN">
                <text:p>1.#NAN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">
                <text:p>285</text:p>
              </table:table-cell>
              <table:table-cell office:value-type="float" office:value="2660">
                <text:p>2660</text:p>
              </table:table-cell>
              <table:table-cell office:value-type="float" office:value="1.#NAN">
                <text:p>1.#NAN</text:p>
              </table:table-cell>
              <table:table-cell office:value-type="float" office:value="4256">
                <text:p>4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02cm" svg:height="9.78cm" xlink:href=".." chart:class="chart:scatter" chart:style-name="ch1">
        <chart:legend chart:legend-position="end" svg:x="14.874cm" svg:y="4.608cm" chart:style-name="ch2"/>
        <chart:plot-area chart:style-name="ch3" table:cell-range-address="beacon_calb3.A9:beacon_calb3.A63 beacon_calb3.F9:beacon_calb3.F63" svg:x="0.344cm" svg:y="0.195cm" svg:width="14.187cm" svg:height="9.1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acon_calb3.F9:beacon_calb3.F63" chart:class="chart:scatter">
            <chart:domain table:cell-range-address="beacon_calb3.A9:beacon_calb3.A63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 text:id="beacon_calb3.A9:beacon_calb3.A63">15</text:p>
              </table:table-cell>
              <table:table-cell office:value-type="float" office:value="10.3418075675676">
                <text:p text:id="beacon_calb3.F9:beacon_calb3.F63">10.34180756756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.194284972973">
                <text:p>11.194284972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.2437491891892">
                <text:p>12.2437491891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3.6736017297297">
                <text:p>13.6736017297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5.2393072432432">
                <text:p>15.23930724324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6.9001098378378">
                <text:p>16.9001098378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18.5846867027027">
                <text:p>18.5846867027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0.242092972973">
                <text:p>20.242092972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21.8927065945946">
                <text:p>21.8927065945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23.5161496216216">
                <text:p>23.51614962162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25.0343065945946">
                <text:p>25.0343065945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26.4845370810811">
                <text:p>26.4845370810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27.9177859459459">
                <text:p>27.9177859459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9.1812185945946">
                <text:p>29.18121859459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30.4276696216216">
                <text:p>30.4276696216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1.667328">
                <text:p>31.667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32.7813223783784">
                <text:p>32.7813223783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33.8953167567568">
                <text:p>33.8953167567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34.9481772972973">
                <text:p>34.9481772972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35.939904">
                <text:p>35.93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5">
                <text:p>115</text:p>
              </table:table-cell>
              <table:table-cell office:value-type="float" office:value="36.9486123243243">
                <text:p>36.9486123243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37.8214676756757">
                <text:p>37.8214676756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8.8030054054054">
                <text:p>38.8030054054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9.5603857297297">
                <text:p>39.5603857297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">
                <text:p>135</text:p>
              </table:table-cell>
              <table:table-cell office:value-type="float" office:value="40.348332972973">
                <text:p>40.348332972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">
                <text:p>140</text:p>
              </table:table-cell>
              <table:table-cell office:value-type="float" office:value="41.2721331891892">
                <text:p>41.27213318918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">
                <text:p>145</text:p>
              </table:table-cell>
              <table:table-cell office:value-type="float" office:value="41.6627104864865">
                <text:p>41.6627104864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42.3861275675676">
                <text:p>42.38612756756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">
                <text:p>155</text:p>
              </table:table-cell>
              <table:table-cell office:value-type="float" office:value="42.851424">
                <text:p>42.851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43.2555865945946">
                <text:p>43.2555865945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">
                <text:p>165</text:p>
              </table:table-cell>
              <table:table-cell office:value-type="float" office:value="43.8227727567568">
                <text:p>43.8227727567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">
                <text:p>170</text:p>
              </table:table-cell>
              <table:table-cell office:value-type="float" office:value="43.9959852972973">
                <text:p>43.9959852972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44.3390140540541">
                <text:p>44.3390140540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">
                <text:p>180</text:p>
              </table:table-cell>
              <table:table-cell office:value-type="float" office:value="44.3831662702703">
                <text:p>44.38316627027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5">
                <text:p>185</text:p>
              </table:table-cell>
              <table:table-cell office:value-type="float" office:value="44.736384">
                <text:p>44.736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44.9129928648649">
                <text:p>44.9129928648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45.4326304864865">
                <text:p>45.4326304864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45.7824518918919">
                <text:p>45.7824518918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">
                <text:p>205</text:p>
              </table:table-cell>
              <table:table-cell office:value-type="float" office:value="45.9522681081081">
                <text:p>45.9522681081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0">
                <text:p>210</text:p>
              </table:table-cell>
              <table:table-cell office:value-type="float" office:value="46.2171814054054">
                <text:p>46.2171814054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5">
                <text:p>215</text:p>
              </table:table-cell>
              <table:table-cell office:value-type="float" office:value="46.4413388108108">
                <text:p>46.4413388108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46.7741785945946">
                <text:p>46.7741785945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47.0730551351351">
                <text:p>47.0730551351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0">
                <text:p>230</text:p>
              </table:table-cell>
              <table:table-cell office:value-type="float" office:value="47.1817375135135">
                <text:p>47.1817375135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5">
                <text:p>235</text:p>
              </table:table-cell>
              <table:table-cell office:value-type="float" office:value="47.7285457297297">
                <text:p>47.7285457297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0">
                <text:p>240</text:p>
              </table:table-cell>
              <table:table-cell office:value-type="float" office:value="47.9289288648649">
                <text:p>47.9289288648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">
                <text:p>245</text:p>
              </table:table-cell>
              <table:table-cell office:value-type="float" office:value="47.9289288648649">
                <text:p>47.92892886486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0">
                <text:p>250</text:p>
              </table:table-cell>
              <table:table-cell office:value-type="float" office:value="48.3976216216216">
                <text:p>48.3976216216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49.1923615135135">
                <text:p>49.1923615135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">
                <text:p>260</text:p>
              </table:table-cell>
              <table:table-cell office:value-type="float" office:value="49.4504821621622">
                <text:p>49.45048216216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5">
                <text:p>265</text:p>
              </table:table-cell>
              <table:table-cell office:value-type="float" office:value="49.8614374054054">
                <text:p>49.86143740540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0">
                <text:p>270</text:p>
              </table:table-cell>
              <table:table-cell office:value-type="float" office:value="50.4354162162162">
                <text:p>50.4354162162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5">
                <text:p>275</text:p>
              </table:table-cell>
              <table:table-cell office:value-type="float" office:value="50.622214054054">
                <text:p>50.622214054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0">
                <text:p>280</text:p>
              </table:table-cell>
              <table:table-cell office:value-type="float" office:value="51.1622296216216">
                <text:p>51.1622296216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5">
                <text:p>285</text:p>
              </table:table-cell>
              <table:table-cell office:value-type="float" office:value="51.4950694054054">
                <text:p>51.4950694054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error-upper-indicator="true" chart:error-lower-indicator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68cm" svg:height="8.24cm" xlink:href=".." chart:class="chart:scatter" chart:column-mapping="0" chart:style-name="ch1">
        <chart:legend chart:legend-position="end" svg:x="10.802cm" svg:y="3.651cm" chart:style-name="ch2"/>
        <chart:plot-area chart:style-name="ch3" table:cell-range-address="beacon_calb3.A9:beacon_calb3.A63 beacon_calb3.I9:beacon_calb3.I63" chart:data-source-has-labels="column" svg:x="0.261cm" svg:y="0.164cm" svg:width="10.281cm" svg:height="7.748cm">
          <chart:axis chart:dimension="x" chart:name="primary-x" chart:style-name="ch4">
            <chart:categories table:cell-range-address="beacon_calb3.A9:beacon_calb3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eacon_calb3.I9:beacon_calb3.I63" chart:class="chart:scatter">
            <chart:domain table:cell-range-address="beacon_calb3.A9:beacon_calb3.A63"/>
            <chart:data-point chart:repeated="55"/>
          </chart:series>
          <chart:series chart:style-name="ch7" chart:values-cell-range-address="beacon_calb3.A9:beacon_calb3.A63" chart:class="chart:scatter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I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 text:id="beacon_calb3.A9:beacon_calb3.A63">15</text:p>
              </table:table-cell>
              <table:table-cell office:value-type="float" office:value="15">
                <text:p text:id="beacon_calb3.A9:beacon_calb3.A63">15</text:p>
              </table:table-cell>
              <table:table-cell office:value-type="float" office:value="17.6722792880318">
                <text:p text:id="beacon_calb3.I9:beacon_calb3.I63">17.6722792880318</text:p>
              </table:table-cell>
              <table:table-cell office:value-type="float" office:value="15">
                <text:p text:id="beacon_calb3.A9:beacon_calb3.A63"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.4925266676882">
                <text:p>20.49252666768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.9644646769066">
                <text:p>23.96446467690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6948397639">
                <text:p>28.69483976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8746566643844">
                <text:p>33.87465666438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3690828343126">
                <text:p>39.36908283431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4.9421613216017">
                <text:p>44.94216132160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.4253514461926">
                <text:p>50.42535144619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.886069480109">
                <text:p>55.88606948010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.2568991513271">
                <text:p>61.25689915132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.2794114170896">
                <text:p>66.27941141708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.0772027761067">
                <text:p>71.07720277610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.8188139084373">
                <text:p>75.81881390843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9.9986227739042">
                <text:p>79.99862277390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.1222514126846">
                <text:p>84.12225141268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8.2234079607905">
                <text:p>88.22340796079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1.9088308314172">
                <text:p>91.90883083141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5942537020438">
                <text:p>95.5942537020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9.0774277565995">
                <text:p>99.07742775659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2.358352995084">
                <text:p>102.3583529950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5.695458460255">
                <text:p>105.6954584602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8.583122111935">
                <text:p>108.5831221119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1.830339214408">
                <text:p>111.8303392144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4.335977324621">
                <text:p>114.33597732462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6.942739842869">
                <text:p>116.94273984286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9.998944174608">
                <text:p>119.9989441746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1.291089388395">
                <text:p>121.2910893883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3.684367045235">
                <text:p>123.6843670452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25.223705256442">
                <text:p>125.2237052564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6.560794651578">
                <text:p>126.56079465157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28.437214222903">
                <text:p>128.43721422290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29.010252535104">
                <text:p>129.01025253510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0.145093114169">
                <text:p>130.1450931141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0.291161703553">
                <text:p>130.2911617035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1.45971041863">
                <text:p>131.459710418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2.043984776169">
                <text:p>132.0439847761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3.763099712772">
                <text:p>133.76309971277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4.920412382511">
                <text:p>134.9204123825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35.482214649375">
                <text:p>135.4822146493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6.358626185683">
                <text:p>136.3586261856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37.100205177943">
                <text:p>137.10020517794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8.201337620996">
                <text:p>138.2013376209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9.190109610676">
                <text:p>139.19010961067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9.549663061469">
                <text:p>139.54966306146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41.358666360771">
                <text:p>141.35866636077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2.02159303567">
                <text:p>142.0215930356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2.02159303567">
                <text:p>142.021593035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3.572167292214">
                <text:p>143.57216729221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6.201401901137">
                <text:p>146.2014019011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7.05534134677">
                <text:p>147.0553413467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8.41490283258">
                <text:p>148.4149028325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0.31379449458">
                <text:p>150.3137944945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50.93177698813">
                <text:p>150.9317769881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52.718308196757">
                <text:p>152.71830819675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53.81944063981">
                <text:p>153.81944063981</text:p>
              </table:table-cell>
              <table:table-cell office:value-type="float" office:value="285">
                <text:p>2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